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586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2.041cm"/>
    </style:style>
    <style:style style:name="co12" style:family="table-column">
      <style:table-column-properties fo:break-before="auto" style:column-width="1.988cm"/>
    </style:style>
    <style:style style:name="co13" style:family="table-column">
      <style:table-column-properties fo:break-before="auto" style:column-width="2.014cm"/>
    </style:style>
    <style:style style:name="co14" style:family="table-column">
      <style:table-column-properties fo:break-before="auto" style:column-width="1.933cm"/>
    </style:style>
    <style:style style:name="co15" style:family="table-column">
      <style:table-column-properties fo:break-before="auto" style:column-width="2.15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2.096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551cm"/>
    </style:style>
    <style:style style:name="co20" style:family="table-column">
      <style:table-column-properties fo:break-before="auto" style:column-width="1.80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1.411cm"/>
    </style:style>
    <style:style style:name="co23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>
      <style:table-cell-properties fo:border-bottom="none" fo:border-left="none" fo:border-right="none" fo:border-top="0.74pt solid #000000"/>
    </style:style>
    <style:style style:name="ce14" style:family="table-cell" style:parent-style-name="Default" style:data-style-name="N11"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lt;10%" style:apply-style-name="Sans_20_nom1" style:base-cell-address="Summary.F3"/>
      <style:map style:condition="cell-content()&gt;10%" style:apply-style-name="Bad" style:base-cell-address="Summary.F3"/>
    </style:style>
    <style:style style:name="ce15" style:family="table-cell" style:parent-style-name="Default" style:data-style-name="N11">
      <style:table-cell-properties fo:border-bottom="none" fo:border-left="none" fo:border-right="none" fo:border-top="0.74pt solid #000000"/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lt;10%" style:apply-style-name="Sans_20_nom1" style:base-cell-address="Summary.F3"/>
      <style:map style:condition="cell-content()&gt;10%" style:apply-style-name="Bad" style:base-cell-address="Summary.F3"/>
    </style:style>
    <style:style style:name="ce16" style:family="table-cell" style:parent-style-name="Default" style:data-style-name="N11"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lt;10%" style:apply-style-name="Sans_20_nom1" style:base-cell-address="Summary.F3"/>
      <style:map style:condition="cell-content()&gt;10%" style:apply-style-name="Bad" style:base-cell-address="Summary.F3"/>
    </style:style>
    <style:style style:name="ce21" style:family="table-cell" style:parent-style-name="Default">
      <style:map style:condition="cell-content()=MAX([.$F20:.$Y20])" style:apply-style-name="Good" style:base-cell-address="Summary.F2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3"/>
    <style:style style:name="ce13" style:family="table-cell" style:parent-style-name="Default" style:data-style-name="N11"/>
    <style:style style:name="ce17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ce14"/>
        <table:table-column table:style-name="co7" table:number-columns-repeated="2" table:default-cell-style-name="ce14"/>
        <table:table-column table:style-name="co8" table:number-columns-repeated="5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1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3" table:default-cell-style-name="ce14"/>
        <table:table-column table:style-name="co16" table:default-cell-style-name="ce14"/>
        <table:table-column table:style-name="co17" table:default-cell-style-name="ce14"/>
        <table:table-column table:style-name="co11" table:default-cell-style-name="ce14"/>
        <table:table-column table:style-name="co18" table:number-columns-repeated="999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ER (Character Error Rate) for given model (target is &lt;2%)</text:p>
          </table:table-cell>
          <table:table-cell table:style-name="Default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Language</text:p>
          </table:table-cell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Document</text:p>
          </table:table-cell>
          <table:table-cell table:style-name="ce12" office:value-type="string" calcext:value-type="string">
            <text:p>page</text:p>
          </table:table-cell>
          <table:table-cell table:style-name="ce12" office:value-type="string" calcext:value-type="string">
            <text:p># src chars</text:p>
          </table:table-cell>
          <table:table-cell table:style-name="ce12" office:value-type="string" calcext:value-type="string">
            <text:p>Latin</text:p>
          </table:table-cell>
          <table:table-cell table:style-name="ce20" office:value-type="float" office:value="202212179339" calcext:value-type="float">
            <text:p>202212179339</text:p>
          </table:table-cell>
          <table:table-cell table:style-name="ce20" office:value-type="float" office:value="202212178057" calcext:value-type="float">
            <text:p>202212178057</text:p>
          </table:table-cell>
          <table:table-cell table:style-name="ce20" office:value-type="float" office:value="2022121705" calcext:value-type="float">
            <text:p>2022121705</text:p>
          </table:table-cell>
          <table:table-cell table:style-name="ce12" office:value-type="float" office:value="2022121606" calcext:value-type="float">
            <text:p>2022121606</text:p>
          </table:table-cell>
          <table:table-cell table:style-name="ce12" office:value-type="float" office:value="2022121520" calcext:value-type="float">
            <text:p>2022121520</text:p>
          </table:table-cell>
          <table:table-cell table:style-name="ce12" office:value-type="float" office:value="2022121416" calcext:value-type="float">
            <text:p>2022121416</text:p>
          </table:table-cell>
          <table:table-cell table:style-name="ce12" office:value-type="float" office:value="2022121409" calcext:value-type="float">
            <text:p>2022121409</text:p>
          </table:table-cell>
          <table:table-cell table:style-name="ce12" office:value-type="string" calcext:value-type="string">
            <text:p>20221213_16k</text:p>
          </table:table-cell>
          <table:table-cell table:style-name="ce12" office:value-type="float" office:value="2022121317" calcext:value-type="float">
            <text:p>2022121317</text:p>
          </table:table-cell>
          <table:table-cell table:style-name="ce12" office:value-type="float" office:value="20221213" calcext:value-type="float">
            <text:p>20221213</text:p>
          </table:table-cell>
          <table:table-cell table:style-name="ce12" office:value-type="string" calcext:value-type="string">
            <text:p>20221212b</text:p>
          </table:table-cell>
          <table:table-cell table:style-name="ce12" office:value-type="float" office:value="20221212" calcext:value-type="float">
            <text:p>20221212</text:p>
          </table:table-cell>
          <table:table-cell table:style-name="ce12" office:value-type="string" calcext:value-type="string">
            <text:p>20221211b</text:p>
          </table:table-cell>
          <table:table-cell table:style-name="ce12" office:value-type="float" office:value="20221211" calcext:value-type="float">
            <text:p>20221211</text:p>
          </table:table-cell>
          <table:table-cell table:style-name="ce12" office:value-type="string" calcext:value-type="string">
            <text:p>20221210b</text:p>
          </table:table-cell>
          <table:table-cell table:style-name="ce12" office:value-type="float" office:value="20221210" calcext:value-type="float">
            <text:p>20221210</text:p>
          </table:table-cell>
          <table:table-cell table:style-name="ce12" office:value-type="float" office:value="20221209" calcext:value-type="float">
            <text:p>20221209</text:p>
          </table:table-cell>
          <table:table-cell table:style-name="ce12" office:value-type="float" office:value="20221206" calcext:value-type="float">
            <text:p>20221206</text:p>
          </table:table-cell>
          <table:table-cell table:style-name="ce12" office:value-type="float" office:value="20221205" calcext:value-type="float">
            <text:p>202212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hogoto</text:p>
          </table:table-cell>
          <table:table-cell table:formula="of:=[$Latin.A2]" office:value-type="string" office:string-value="bdt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formula="of:=[$Latin.K2]" office:value-type="percentage" office:value="0.147505422993492" calcext:value-type="percentage">
            <text:p>14,75 %</text:p>
          </table:table-cell>
          <table:table-cell table:formula="of:=[$'202212179339'.K2]" office:value-type="percentage" office:value="0.00650759219088937" calcext:value-type="percentage">
            <text:p>0,65 %</text:p>
          </table:table-cell>
          <table:table-cell table:formula="of:=[$'202212178057'.K2]" office:value-type="percentage" office:value="0.0281995661605206" calcext:value-type="percentage">
            <text:p>2,82 %</text:p>
          </table:table-cell>
          <table:table-cell table:formula="of:=[$'2022121705'.K2]" office:value-type="percentage" office:value="0.00650759219088937" calcext:value-type="percentage">
            <text:p>0,65 %</text:p>
          </table:table-cell>
          <table:table-cell table:formula="of:=[$'2022121606'.K2]" office:value-type="percentage" office:value="0.0412147505422994" calcext:value-type="percentage">
            <text:p>4,12 %</text:p>
          </table:table-cell>
          <table:table-cell table:formula="of:=[$'2022121520'.K2]" office:value-type="percentage" office:value="0.0108459869848156" calcext:value-type="percentage">
            <text:p>1,08 %</text:p>
          </table:table-cell>
          <table:table-cell table:formula="of:=[$'2022121416'.K2]" office:value-type="percentage" office:value="0.0368763557483731" calcext:value-type="percentage">
            <text:p>3,69 %</text:p>
          </table:table-cell>
          <table:table-cell table:formula="of:=[$'2022121409'.K2]" office:value-type="percentage" office:value="0.0433839479392625" calcext:value-type="percentage">
            <text:p>4,34 %</text:p>
          </table:table-cell>
          <table:table-cell table:formula="of:=[$20221213_16k.K2]" office:value-type="percentage" office:value="0.0433839479392625" calcext:value-type="percentage">
            <text:p>4,34 %</text:p>
          </table:table-cell>
          <table:table-cell table:formula="of:=[$'2022121317'.K2]" office:value-type="percentage" office:value="0.0607375271149675" calcext:value-type="percentage">
            <text:p>6,07 %</text:p>
          </table:table-cell>
          <table:table-cell table:formula="of:=[$'20221213'.K2]" office:value-type="percentage" office:value="0.0715835140997831" calcext:value-type="percentage">
            <text:p>7,16 %</text:p>
          </table:table-cell>
          <table:table-cell table:formula="of:=[$20221212b.K2]" office:value-type="percentage" office:value="0.0498915401301518" calcext:value-type="percentage">
            <text:p>4,99 %</text:p>
          </table:table-cell>
          <table:table-cell table:formula="of:=[$'20221212'.K2]" office:value-type="percentage" office:value="0.0455531453362256" calcext:value-type="percentage">
            <text:p>4,56 %</text:p>
          </table:table-cell>
          <table:table-cell table:formula="of:=[$20221211b.K2]" office:value-type="string" office:string-value="N/A" calcext:value-type="string">
            <text:p>N/A</text:p>
          </table:table-cell>
          <table:table-cell table:formula="of:=[$'20221211'.K2]" office:value-type="percentage" office:value="0.0477223427331887" calcext:value-type="percentage">
            <text:p>4,77 %</text:p>
          </table:table-cell>
          <table:table-cell table:formula="of:=[$20221210b.K2]" office:value-type="percentage" office:value="0.0390455531453362" calcext:value-type="percentage">
            <text:p>3,90 %</text:p>
          </table:table-cell>
          <table:table-cell table:formula="of:=[$'20221210'.K2]" office:value-type="percentage" office:value="0.0368763557483731" calcext:value-type="percentage">
            <text:p>3,69 %</text:p>
          </table:table-cell>
          <table:table-cell table:formula="of:=[$'20221209'.K2]" office:value-type="percentage" office:value="0.0629067245119306" calcext:value-type="percentage">
            <text:p>6,29 %</text:p>
          </table:table-cell>
          <table:table-cell table:formula="of:=[$'20221206'.K2]" office:value-type="percentage" office:value="0.108459869848156" calcext:value-type="percentage">
            <text:p>10,85 %</text:p>
          </table:table-cell>
          <table:table-cell table:formula="of:=[$'20221205'.K2]" office:value-type="percentage" office:value="0.0802603036876356" calcext:value-type="percentage">
            <text:p>8,03 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rench</text:p>
          </table:table-cell>
          <table:table-cell table:formula="of:=[$Latin.A3]" office:value-type="string" office:string-value="fra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formula="of:=[$Latin.K3]" office:value-type="percentage" office:value="0" calcext:value-type="percentage">
            <text:p>0,00 %</text:p>
          </table:table-cell>
          <table:table-cell table:formula="of:=[$'202212179339'.K3]" office:value-type="percentage" office:value="0" calcext:value-type="percentage">
            <text:p>0,00 %</text:p>
          </table:table-cell>
          <table:table-cell table:formula="of:=[$'202212178057'.K3]" office:value-type="percentage" office:value="0" calcext:value-type="percentage">
            <text:p>0,00 %</text:p>
          </table:table-cell>
          <table:table-cell table:formula="of:=[$'2022121705'.K3]" office:value-type="percentage" office:value="0" calcext:value-type="percentage">
            <text:p>0,00 %</text:p>
          </table:table-cell>
          <table:table-cell table:formula="of:=[$'2022121606'.K3]" office:value-type="percentage" office:value="0.00662251655629139" calcext:value-type="percentage">
            <text:p>0,66 %</text:p>
          </table:table-cell>
          <table:table-cell table:formula="of:=[$'2022121520'.K3]" office:value-type="percentage" office:value="0.00662251655629139" calcext:value-type="percentage">
            <text:p>0,66 %</text:p>
          </table:table-cell>
          <table:table-cell table:formula="of:=[$'2022121416'.K3]" office:value-type="percentage" office:value="0.0397350993377483" calcext:value-type="percentage">
            <text:p>3,97 %</text:p>
          </table:table-cell>
          <table:table-cell table:formula="of:=[$'2022121409'.K3]" office:value-type="percentage" office:value="0.033112582781457" calcext:value-type="percentage">
            <text:p>3,31 %</text:p>
          </table:table-cell>
          <table:table-cell table:formula="of:=[$20221213_16k.K3]" office:value-type="percentage" office:value="0.033112582781457" calcext:value-type="percentage">
            <text:p>3,31 %</text:p>
          </table:table-cell>
          <table:table-cell table:formula="of:=[$'2022121317'.K3]" office:value-type="percentage" office:value="0.0529801324503311" calcext:value-type="percentage">
            <text:p>5,30 %</text:p>
          </table:table-cell>
          <table:table-cell table:formula="of:=[$'20221213'.K3]" office:value-type="percentage" office:value="0.0728476821192053" calcext:value-type="percentage">
            <text:p>7,28 %</text:p>
          </table:table-cell>
          <table:table-cell table:formula="of:=[$20221212b.K3]" office:value-type="percentage" office:value="0.0662251655629139" calcext:value-type="percentage">
            <text:p>6,62 %</text:p>
          </table:table-cell>
          <table:table-cell table:formula="of:=[$'20221212'.K3]" office:value-type="percentage" office:value="0.0264900662251656" calcext:value-type="percentage">
            <text:p>2,65 %</text:p>
          </table:table-cell>
          <table:table-cell table:formula="of:=[$20221211b.K3]" office:value-type="percentage" office:value="0.0529801324503311" calcext:value-type="percentage">
            <text:p>5,30 %</text:p>
          </table:table-cell>
          <table:table-cell table:formula="of:=[$'20221211'.K3]" office:value-type="percentage" office:value="0.0463576158940397" calcext:value-type="percentage">
            <text:p>4,64 %</text:p>
          </table:table-cell>
          <table:table-cell table:formula="of:=[$20221210b.K3]" office:value-type="percentage" office:value="0.0264900662251656" calcext:value-type="percentage">
            <text:p>2,65 %</text:p>
          </table:table-cell>
          <table:table-cell table:formula="of:=[$'20221210'.K3]" office:value-type="percentage" office:value="0.0397350993377483" calcext:value-type="percentage">
            <text:p>3,97 %</text:p>
          </table:table-cell>
          <table:table-cell table:formula="of:=[$'20221209'.K3]" office:value-type="percentage" office:value="0.0728476821192053" calcext:value-type="percentage">
            <text:p>7,28 %</text:p>
          </table:table-cell>
          <table:table-cell table:formula="of:=[$'20221206'.K3]" office:value-type="percentage" office:value="0.377483443708609" calcext:value-type="percentage">
            <text:p>37,75 %</text:p>
          </table:table-cell>
          <table:table-cell table:formula="of:=[$'20221205'.K3]" office:value-type="percentage" office:value="0.291390728476821" calcext:value-type="percentage">
            <text:p>29,14 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aansa</text:p>
          </table:table-cell>
          <table:table-cell table:formula="of:=[$Latin.A4]" office:value-type="string" office:string-value="gna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formula="of:=[$Latin.K4]" office:value-type="percentage" office:value="0.124661246612466" calcext:value-type="percentage">
            <text:p>12,47 %</text:p>
          </table:table-cell>
          <table:table-cell table:formula="of:=[$'202212179339'.K4]" office:value-type="percentage" office:value="0.0650406504065041" calcext:value-type="percentage">
            <text:p>6,50 %</text:p>
          </table:table-cell>
          <table:table-cell table:formula="of:=[$'202212178057'.K4]" office:value-type="percentage" office:value="0.0677506775067751" calcext:value-type="percentage">
            <text:p>6,78 %</text:p>
          </table:table-cell>
          <table:table-cell table:formula="of:=[$'2022121705'.K4]" office:value-type="percentage" office:value="0.0677506775067751" calcext:value-type="percentage">
            <text:p>6,78 %</text:p>
          </table:table-cell>
          <table:table-cell table:formula="of:=[$'2022121606'.K4]" office:value-type="percentage" office:value="0.0623306233062331" calcext:value-type="percentage">
            <text:p>6,23 %</text:p>
          </table:table-cell>
          <table:table-cell table:formula="of:=[$'2022121520'.K4]" office:value-type="percentage" office:value="0.0731707317073171" calcext:value-type="percentage">
            <text:p>7,32 %</text:p>
          </table:table-cell>
          <table:table-cell table:formula="of:=[$'2022121416'.K4]" office:value-type="percentage" office:value="0.0731707317073171" calcext:value-type="percentage">
            <text:p>7,32 %</text:p>
          </table:table-cell>
          <table:table-cell table:formula="of:=[$'2022121409'.K4]" office:value-type="percentage" office:value="0.0677506775067751" calcext:value-type="percentage">
            <text:p>6,78 %</text:p>
          </table:table-cell>
          <table:table-cell table:formula="of:=[$20221213_16k.K4]" office:value-type="string" office:string-value="N/A" calcext:value-type="string">
            <text:p>N/A</text:p>
          </table:table-cell>
          <table:table-cell table:formula="of:=[$'2022121317'.K4]" office:value-type="percentage" office:value="0.0758807588075881" calcext:value-type="percentage">
            <text:p>7,59 %</text:p>
          </table:table-cell>
          <table:table-cell table:formula="of:=[$'20221213'.K4]" office:value-type="percentage" office:value="0.0731707317073171" calcext:value-type="percentage">
            <text:p>7,32 %</text:p>
          </table:table-cell>
          <table:table-cell table:formula="of:=[$20221212b.K4]" office:value-type="percentage" office:value="0.0650406504065041" calcext:value-type="percentage">
            <text:p>6,50 %</text:p>
          </table:table-cell>
          <table:table-cell table:formula="of:=[$'20221212'.K4]" office:value-type="percentage" office:value="0.0650406504065041" calcext:value-type="percentage">
            <text:p>6,50 %</text:p>
          </table:table-cell>
          <table:table-cell table:formula="of:=[$20221211b.K4]" office:value-type="percentage" office:value="0.0704607046070461" calcext:value-type="percentage">
            <text:p>7,05 %</text:p>
          </table:table-cell>
          <table:table-cell table:formula="of:=[$'20221211'.K4]" office:value-type="percentage" office:value="0.0704607046070461" calcext:value-type="percentage">
            <text:p>7,05 %</text:p>
          </table:table-cell>
          <table:table-cell table:formula="of:=[$20221210b.K4]" office:value-type="percentage" office:value="0.0596205962059621" calcext:value-type="percentage">
            <text:p>5,96 %</text:p>
          </table:table-cell>
          <table:table-cell table:formula="of:=[$'20221210'.K4]" office:value-type="percentage" office:value="0.0813008130081301" calcext:value-type="percentage">
            <text:p>8,13 %</text:p>
          </table:table-cell>
          <table:table-cell table:formula="of:=[$'20221209'.K4]" office:value-type="percentage" office:value="0.0948509485094851" calcext:value-type="percentage">
            <text:p>9,49 %</text:p>
          </table:table-cell>
          <table:table-cell table:formula="of:=[$'20221206'.K4]" office:value-type="string" office:string-value="N/A" calcext:value-type="string">
            <text:p>N/A</text:p>
          </table:table-cell>
          <table:table-cell table:formula="of:=[$'20221205'.K4]" office:value-type="string" office:string-value="N/A" calcext:value-type="string">
            <text:p>N/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Zulgo-Gemzek</text:p>
          </table:table-cell>
          <table:table-cell table:formula="of:=[$Latin.A5]" office:value-type="string" office:string-value="gnd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formula="of:=[$Latin.K5]" office:value-type="percentage" office:value="0.0383631713554987" calcext:value-type="percentage">
            <text:p>3,84 %</text:p>
          </table:table-cell>
          <table:table-cell table:formula="of:=[$'202212179339'.K5]" office:value-type="percentage" office:value="0.0537084398976982" calcext:value-type="percentage">
            <text:p>5,37 %</text:p>
          </table:table-cell>
          <table:table-cell table:formula="of:=[$'202212178057'.K5]" office:value-type="percentage" office:value="0.051150895140665" calcext:value-type="percentage">
            <text:p>5,12 %</text:p>
          </table:table-cell>
          <table:table-cell table:formula="of:=[$'2022121705'.K5]" office:value-type="percentage" office:value="0.0537084398976982" calcext:value-type="percentage">
            <text:p>5,37 %</text:p>
          </table:table-cell>
          <table:table-cell table:formula="of:=[$'2022121606'.K5]" office:value-type="percentage" office:value="0.0588235294117647" calcext:value-type="percentage">
            <text:p>5,88 %</text:p>
          </table:table-cell>
          <table:table-cell table:formula="of:=[$'2022121520'.K5]" office:value-type="percentage" office:value="0.030690537084399" calcext:value-type="percentage">
            <text:p>3,07 %</text:p>
          </table:table-cell>
          <table:table-cell table:formula="of:=[$'2022121416'.K5]" office:value-type="percentage" office:value="0.135549872122762" calcext:value-type="percentage">
            <text:p>13,55 %</text:p>
          </table:table-cell>
          <table:table-cell table:formula="of:=[$'2022121409'.K5]" office:value-type="percentage" office:value="0.107416879795396" calcext:value-type="percentage">
            <text:p>10,74 %</text:p>
          </table:table-cell>
          <table:table-cell table:formula="of:=[$20221213_16k.K5]" office:value-type="string" office:string-value="N/A" calcext:value-type="string">
            <text:p>N/A</text:p>
          </table:table-cell>
          <table:table-cell table:formula="of:=[$'2022121317'.K5]" office:value-type="percentage" office:value="0.209718670076726" calcext:value-type="percentage">
            <text:p>20,97 %</text:p>
          </table:table-cell>
          <table:table-cell table:formula="of:=[$'20221213'.K5]" office:value-type="percentage" office:value="0.145780051150895" calcext:value-type="percentage">
            <text:p>14,58 %</text:p>
          </table:table-cell>
          <table:table-cell table:formula="of:=[$20221212b.K5]" office:value-type="percentage" office:value="0.166240409207161" calcext:value-type="percentage">
            <text:p>16,62 %</text:p>
          </table:table-cell>
          <table:table-cell table:formula="of:=[$'20221212'.K5]" office:value-type="percentage" office:value="0.10230179028133" calcext:value-type="percentage">
            <text:p>10,23 %</text:p>
          </table:table-cell>
          <table:table-cell table:formula="of:=[$20221211b.K5]" office:value-type="percentage" office:value="0.150895140664962" calcext:value-type="percentage">
            <text:p>15,09 %</text:p>
          </table:table-cell>
          <table:table-cell table:formula="of:=[$'20221211'.K5]" office:value-type="percentage" office:value="0.19693094629156" calcext:value-type="percentage">
            <text:p>19,69 %</text:p>
          </table:table-cell>
          <table:table-cell table:formula="of:=[$20221210b.K5]" office:value-type="percentage" office:value="0.171355498721228" calcext:value-type="percentage">
            <text:p>17,14 %</text:p>
          </table:table-cell>
          <table:table-cell table:formula="of:=[$'20221210'.K5]" office:value-type="percentage" office:value="0.163682864450128" calcext:value-type="percentage">
            <text:p>16,37 %</text:p>
          </table:table-cell>
          <table:table-cell table:formula="of:=[$'20221209'.K5]" office:value-type="percentage" office:value="0.163682864450128" calcext:value-type="percentage">
            <text:p>16,37 %</text:p>
          </table:table-cell>
          <table:table-cell table:formula="of:=[$'20221206'.K5]" office:value-type="string" office:string-value="N/A" calcext:value-type="string">
            <text:p>N/A</text:p>
          </table:table-cell>
          <table:table-cell table:formula="of:=[$'20221205'.K5]" office:value-type="string" office:string-value="N/A" calcext:value-type="string">
            <text:p>N/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nda-Linda</text:p>
          </table:table-cell>
          <table:table-cell table:formula="of:=[$Latin.A6]" office:value-type="string" office:string-value="liy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formula="of:=[$Latin.K6]" office:value-type="percentage" office:value="0.0509383378016086" calcext:value-type="percentage">
            <text:p>5,09 %</text:p>
          </table:table-cell>
          <table:table-cell table:formula="of:=[$'202212179339'.K6]" office:value-type="percentage" office:value="0.0294906166219839" calcext:value-type="percentage">
            <text:p>2,95 %</text:p>
          </table:table-cell>
          <table:table-cell table:formula="of:=[$'202212178057'.K6]" office:value-type="percentage" office:value="0.0214477211796247" calcext:value-type="percentage">
            <text:p>2,14 %</text:p>
          </table:table-cell>
          <table:table-cell table:formula="of:=[$'2022121705'.K6]" office:value-type="percentage" office:value="0.0268096514745308" calcext:value-type="percentage">
            <text:p>2,68 %</text:p>
          </table:table-cell>
          <table:table-cell table:formula="of:=[$'2022121606'.K6]" office:value-type="percentage" office:value="0.0160857908847185" calcext:value-type="percentage">
            <text:p>1,61 %</text:p>
          </table:table-cell>
          <table:table-cell table:formula="of:=[$'2022121520'.K6]" office:value-type="percentage" office:value="0.0268096514745308" calcext:value-type="percentage">
            <text:p>2,68 %</text:p>
          </table:table-cell>
          <table:table-cell table:formula="of:=[$'2022121416'.K6]" office:value-type="percentage" office:value="0.0107238605898123" calcext:value-type="percentage">
            <text:p>1,07 %</text:p>
          </table:table-cell>
          <table:table-cell table:formula="of:=[$'2022121409'.K6]" office:value-type="percentage" office:value="0.0160857908847185" calcext:value-type="percentage">
            <text:p>1,61 %</text:p>
          </table:table-cell>
          <table:table-cell table:formula="of:=[$20221213_16k.K6]" office:value-type="string" office:string-value="N/A" calcext:value-type="string">
            <text:p>N/A</text:p>
          </table:table-cell>
          <table:table-cell table:formula="of:=[$'2022121317'.K6]" office:value-type="percentage" office:value="0.00536193029490617" calcext:value-type="percentage">
            <text:p>0,54 %</text:p>
          </table:table-cell>
          <table:table-cell table:formula="of:=[$'20221213'.K6]" office:value-type="percentage" office:value="0.0268096514745308" calcext:value-type="percentage">
            <text:p>2,68 %</text:p>
          </table:table-cell>
          <table:table-cell table:formula="of:=[$20221212b.K6]" office:value-type="percentage" office:value="0.0241286863270777" calcext:value-type="percentage">
            <text:p>2,41 %</text:p>
          </table:table-cell>
          <table:table-cell table:formula="of:=[$'20221212'.K6]" office:value-type="percentage" office:value="0.00536193029490617" calcext:value-type="percentage">
            <text:p>0,54 %</text:p>
          </table:table-cell>
          <table:table-cell table:formula="of:=[$20221211b.K6]" office:value-type="percentage" office:value="0.0563002680965148" calcext:value-type="percentage">
            <text:p>5,63 %</text:p>
          </table:table-cell>
          <table:table-cell table:formula="of:=[$'20221211'.K6]" office:value-type="percentage" office:value="0.0509383378016086" calcext:value-type="percentage">
            <text:p>5,09 %</text:p>
          </table:table-cell>
          <table:table-cell table:formula="of:=[$20221210b.K6]" office:value-type="percentage" office:value="0.0697050938337802" calcext:value-type="percentage">
            <text:p>6,97 %</text:p>
          </table:table-cell>
          <table:table-cell table:formula="of:=[$'20221210'.K6]" office:value-type="percentage" office:value="0.0214477211796247" calcext:value-type="percentage">
            <text:p>2,14 %</text:p>
          </table:table-cell>
          <table:table-cell table:formula="of:=[$'20221209'.K6]" office:value-type="percentage" office:value="0.0348525469168901" calcext:value-type="percentage">
            <text:p>3,49 %</text:p>
          </table:table-cell>
          <table:table-cell table:formula="of:=[$'20221206'.K6]" office:value-type="string" office:string-value="N/A" calcext:value-type="string">
            <text:p>N/A</text:p>
          </table:table-cell>
          <table:table-cell table:formula="of:=[$'20221205'.K6]" office:value-type="string" office:string-value="N/A" calcext:value-type="string">
            <text:p>N/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gbugu</text:p>
          </table:table-cell>
          <table:table-cell table:formula="of:=[$Latin.A7]" office:value-type="string" office:string-value="lnl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table:formula="of:=[$Latin.K7]" office:value-type="percentage" office:value="0.0933098591549296" calcext:value-type="percentage">
            <text:p>9,33 %</text:p>
          </table:table-cell>
          <table:table-cell table:formula="of:=[$'202212179339'.K7]" office:value-type="percentage" office:value="0.0563380281690141" calcext:value-type="percentage">
            <text:p>5,63 %</text:p>
          </table:table-cell>
          <table:table-cell table:formula="of:=[$'202212178057'.K7]" office:value-type="percentage" office:value="0.0580985915492958" calcext:value-type="percentage">
            <text:p>5,81 %</text:p>
          </table:table-cell>
          <table:table-cell table:formula="of:=[$'2022121705'.K7]" office:value-type="percentage" office:value="0.0545774647887324" calcext:value-type="percentage">
            <text:p>5,46 %</text:p>
          </table:table-cell>
          <table:table-cell table:formula="of:=[$'2022121606'.K7]" office:value-type="percentage" office:value="0.051056338028169" calcext:value-type="percentage">
            <text:p>5,11 %</text:p>
          </table:table-cell>
          <table:table-cell table:formula="of:=[$'2022121520'.K7]" office:value-type="percentage" office:value="0.0721830985915493" calcext:value-type="percentage">
            <text:p>7,22 %</text:p>
          </table:table-cell>
          <table:table-cell table:formula="of:=[$'2022121416'.K7]" office:value-type="percentage" office:value="0.109154929577465" calcext:value-type="percentage">
            <text:p>10,92 %</text:p>
          </table:table-cell>
          <table:table-cell table:formula="of:=[$'2022121409'.K7]" office:value-type="percentage" office:value="0.0933098591549296" calcext:value-type="percentage">
            <text:p>9,33 %</text:p>
          </table:table-cell>
          <table:table-cell table:formula="of:=[$20221213_16k.K7]" office:value-type="string" office:string-value="N/A" calcext:value-type="string">
            <text:p>N/A</text:p>
          </table:table-cell>
          <table:table-cell table:formula="of:=[$'2022121317'.K7]" office:value-type="percentage" office:value="0.10387323943662" calcext:value-type="percentage">
            <text:p>10,39 %</text:p>
          </table:table-cell>
          <table:table-cell table:formula="of:=[$'20221213'.K7]" office:value-type="percentage" office:value="0.096830985915493" calcext:value-type="percentage">
            <text:p>9,68 %</text:p>
          </table:table-cell>
          <table:table-cell table:formula="of:=[$20221212b.K7]" office:value-type="percentage" office:value="0.121478873239437" calcext:value-type="percentage">
            <text:p>12,15 %</text:p>
          </table:table-cell>
          <table:table-cell table:formula="of:=[$'20221212'.K7]" office:value-type="percentage" office:value="0.0985915492957746" calcext:value-type="percentage">
            <text:p>9,86 %</text:p>
          </table:table-cell>
          <table:table-cell table:formula="of:=[$20221211b.K7]" office:value-type="string" office:string-value="N/A" calcext:value-type="string">
            <text:p>N/A</text:p>
          </table:table-cell>
          <table:table-cell table:formula="of:=[$'20221211'.K7]" office:value-type="string" office:string-value="N/A" calcext:value-type="string">
            <text:p>N/A</text:p>
          </table:table-cell>
          <table:table-cell table:formula="of:=[$20221210b.K7]" office:value-type="percentage" office:value="0.096830985915493" calcext:value-type="percentage">
            <text:p>9,68 %</text:p>
          </table:table-cell>
          <table:table-cell table:formula="of:=[$'20221210'.K7]" office:value-type="percentage" office:value="0.100352112676056" calcext:value-type="percentage">
            <text:p>10,04 %</text:p>
          </table:table-cell>
          <table:table-cell table:formula="of:=[$'20221209'.K7]" office:value-type="percentage" office:value="0.109154929577465" calcext:value-type="percentage">
            <text:p>10,92 %</text:p>
          </table:table-cell>
          <table:table-cell table:formula="of:=[$'20221206'.K7]" office:value-type="string" office:string-value="N/A" calcext:value-type="string">
            <text:p>N/A</text:p>
          </table:table-cell>
          <table:table-cell table:formula="of:=[$'20221205'.K7]" office:value-type="string" office:string-value="N/A" calcext:value-type="string">
            <text:p>N/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obala</text:p>
          </table:table-cell>
          <table:table-cell table:formula="of:=[$Latin.A8]" office:value-type="string" office:string-value="loq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formula="of:=[$Latin.K8]" office:value-type="percentage" office:value="0.0643564356435644" calcext:value-type="percentage">
            <text:p>6,44 %</text:p>
          </table:table-cell>
          <table:table-cell table:formula="of:=[$'202212179339'.K8]" office:value-type="percentage" office:value="0.118811881188119" calcext:value-type="percentage">
            <text:p>11,88 %</text:p>
          </table:table-cell>
          <table:table-cell table:formula="of:=[$'202212178057'.K8]" office:value-type="percentage" office:value="0.163366336633663" calcext:value-type="percentage">
            <text:p>16,34 %</text:p>
          </table:table-cell>
          <table:table-cell table:formula="of:=[$'2022121705'.K8]" office:value-type="percentage" office:value="0.118811881188119" calcext:value-type="percentage">
            <text:p>11,88 %</text:p>
          </table:table-cell>
          <table:table-cell table:formula="of:=[$'2022121606'.K8]" office:value-type="percentage" office:value="0.193069306930693" calcext:value-type="percentage">
            <text:p>19,31 %</text:p>
          </table:table-cell>
          <table:table-cell table:formula="of:=[$'2022121520'.K8]" office:value-type="percentage" office:value="0.113861386138614" calcext:value-type="percentage">
            <text:p>11,39 %</text:p>
          </table:table-cell>
          <table:table-cell table:formula="of:=[$'2022121416'.K8]" office:value-type="percentage" office:value="0.262376237623762" calcext:value-type="percentage">
            <text:p>26,24 %</text:p>
          </table:table-cell>
          <table:table-cell table:formula="of:=[$'2022121409'.K8]" office:value-type="percentage" office:value="0.232673267326733" calcext:value-type="percentage">
            <text:p>23,27 %</text:p>
          </table:table-cell>
          <table:table-cell table:formula="of:=[$20221213_16k.K8]" office:value-type="percentage" office:value="0.237623762376238" calcext:value-type="percentage">
            <text:p>23,76 %</text:p>
          </table:table-cell>
          <table:table-cell table:formula="of:=[$'2022121317'.K8]" office:value-type="percentage" office:value="0.267326732673267" calcext:value-type="percentage">
            <text:p>26,73 %</text:p>
          </table:table-cell>
          <table:table-cell table:formula="of:=[$'20221213'.K8]" office:value-type="percentage" office:value="0.267326732673267" calcext:value-type="percentage">
            <text:p>26,73 %</text:p>
          </table:table-cell>
          <table:table-cell table:formula="of:=[$20221212b.K8]" office:value-type="percentage" office:value="0.272277227722772" calcext:value-type="percentage">
            <text:p>27,23 %</text:p>
          </table:table-cell>
          <table:table-cell table:formula="of:=[$'20221212'.K8]" office:value-type="percentage" office:value="0.207920792079208" calcext:value-type="percentage">
            <text:p>20,79 %</text:p>
          </table:table-cell>
          <table:table-cell table:formula="of:=[$20221211b.K8]" office:value-type="string" office:string-value="N/A" calcext:value-type="string">
            <text:p>N/A</text:p>
          </table:table-cell>
          <table:table-cell table:formula="of:=[$'20221211'.K8]" office:value-type="string" office:string-value="N/A" calcext:value-type="string">
            <text:p>N/A</text:p>
          </table:table-cell>
          <table:table-cell table:formula="of:=[$20221210b.K8]" office:value-type="percentage" office:value="0.198019801980198" calcext:value-type="percentage">
            <text:p>19,80 %</text:p>
          </table:table-cell>
          <table:table-cell table:formula="of:=[$'20221210'.K8]" office:value-type="percentage" office:value="0.257425742574257" calcext:value-type="percentage">
            <text:p>25,74 %</text:p>
          </table:table-cell>
          <table:table-cell table:formula="of:=[$'20221209'.K8]" office:value-type="percentage" office:value="0.331683168316832" calcext:value-type="percentage">
            <text:p>33,17 %</text:p>
          </table:table-cell>
          <table:table-cell table:formula="of:=[$'20221206'.K8]" office:value-type="string" office:string-value="N/A" calcext:value-type="string">
            <text:p>N/A</text:p>
          </table:table-cell>
          <table:table-cell table:formula="of:=[$'20221205'.K8]" office:value-type="string" office:string-value="N/A" calcext:value-type="string">
            <text:p>N/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kaa</text:p>
          </table:table-cell>
          <table:table-cell table:formula="of:=[$Latin.A9]" office:value-type="string" office:string-value="mcp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formula="of:=[$Latin.K9]" office:value-type="percentage" office:value="0.0574162679425837" calcext:value-type="percentage">
            <text:p>5,74 %</text:p>
          </table:table-cell>
          <table:table-cell table:formula="of:=[$'202212179339'.K9]" office:value-type="percentage" office:value="0.0191387559808612" calcext:value-type="percentage">
            <text:p>1,91 %</text:p>
          </table:table-cell>
          <table:table-cell table:formula="of:=[$'202212178057'.K9]" office:value-type="percentage" office:value="0.0215311004784689" calcext:value-type="percentage">
            <text:p>2,15 %</text:p>
          </table:table-cell>
          <table:table-cell table:formula="of:=[$'2022121705'.K9]" office:value-type="percentage" office:value="0.0191387559808612" calcext:value-type="percentage">
            <text:p>1,91 %</text:p>
          </table:table-cell>
          <table:table-cell table:formula="of:=[$'2022121606'.K9]" office:value-type="percentage" office:value="0.0167464114832536" calcext:value-type="percentage">
            <text:p>1,67 %</text:p>
          </table:table-cell>
          <table:table-cell table:formula="of:=[$'2022121520'.K9]" office:value-type="percentage" office:value="0.0215311004784689" calcext:value-type="percentage">
            <text:p>2,15 %</text:p>
          </table:table-cell>
          <table:table-cell table:formula="of:=[$'2022121416'.K9]" office:value-type="percentage" office:value="0.0143540669856459" calcext:value-type="percentage">
            <text:p>1,44 %</text:p>
          </table:table-cell>
          <table:table-cell table:formula="of:=[$'2022121409'.K9]" office:value-type="percentage" office:value="0.0191387559808612" calcext:value-type="percentage">
            <text:p>1,91 %</text:p>
          </table:table-cell>
          <table:table-cell table:formula="of:=[$20221213_16k.K9]" office:value-type="string" office:string-value="N/A" calcext:value-type="string">
            <text:p>N/A</text:p>
          </table:table-cell>
          <table:table-cell table:formula="of:=[$'2022121317'.K9]" office:value-type="percentage" office:value="0.0143540669856459" calcext:value-type="percentage">
            <text:p>1,44 %</text:p>
          </table:table-cell>
          <table:table-cell table:formula="of:=[$'20221213'.K9]" office:value-type="percentage" office:value="0.0191387559808612" calcext:value-type="percentage">
            <text:p>1,91 %</text:p>
          </table:table-cell>
          <table:table-cell table:formula="of:=[$20221212b.K9]" office:value-type="percentage" office:value="0.0191387559808612" calcext:value-type="percentage">
            <text:p>1,91 %</text:p>
          </table:table-cell>
          <table:table-cell table:formula="of:=[$'20221212'.K9]" office:value-type="percentage" office:value="0.0191387559808612" calcext:value-type="percentage">
            <text:p>1,91 %</text:p>
          </table:table-cell>
          <table:table-cell table:formula="of:=[$20221211b.K9]" office:value-type="string" office:string-value="N/A" calcext:value-type="string">
            <text:p>N/A</text:p>
          </table:table-cell>
          <table:table-cell table:formula="of:=[$'20221211'.K9]" office:value-type="string" office:string-value="N/A" calcext:value-type="string">
            <text:p>N/A</text:p>
          </table:table-cell>
          <table:table-cell table:formula="of:=[$20221210b.K9]" office:value-type="percentage" office:value="0.0143540669856459" calcext:value-type="percentage">
            <text:p>1,44 %</text:p>
          </table:table-cell>
          <table:table-cell table:formula="of:=[$'20221210'.K9]" office:value-type="percentage" office:value="0.0287081339712919" calcext:value-type="percentage">
            <text:p>2,87 %</text:p>
          </table:table-cell>
          <table:table-cell table:formula="of:=[$'20221209'.K9]" office:value-type="percentage" office:value="0.0454545454545455" calcext:value-type="percentage">
            <text:p>4,55 %</text:p>
          </table:table-cell>
          <table:table-cell table:formula="of:=[$'20221206'.K9]" office:value-type="string" office:string-value="N/A" calcext:value-type="string">
            <text:p>N/A</text:p>
          </table:table-cell>
          <table:table-cell table:formula="of:=[$'20221205'.K9]" office:value-type="string" office:string-value="N/A" calcext:value-type="string">
            <text:p>N/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pyemo</text:p>
          </table:table-cell>
          <table:table-cell table:formula="of:=[$Latin.A10]" office:value-type="string" office:string-value="mcx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formula="of:=[$Latin.K10]" office:value-type="percentage" office:value="0.126934984520124" calcext:value-type="percentage">
            <text:p>12,69 %</text:p>
          </table:table-cell>
          <table:table-cell table:formula="of:=[$'202212179339'.K10]" office:value-type="percentage" office:value="0.00309597523219814" calcext:value-type="percentage">
            <text:p>0,31 %</text:p>
          </table:table-cell>
          <table:table-cell table:formula="of:=[$'202212178057'.K10]" office:value-type="percentage" office:value="0" calcext:value-type="percentage">
            <text:p>0,00 %</text:p>
          </table:table-cell>
          <table:table-cell table:formula="of:=[$'2022121705'.K10]" office:value-type="percentage" office:value="0.00309597523219814" calcext:value-type="percentage">
            <text:p>0,31 %</text:p>
          </table:table-cell>
          <table:table-cell table:formula="of:=[$'2022121606'.K10]" office:value-type="percentage" office:value="0" calcext:value-type="percentage">
            <text:p>0,00 %</text:p>
          </table:table-cell>
          <table:table-cell table:formula="of:=[$'2022121520'.K10]" office:value-type="percentage" office:value="0" calcext:value-type="percentage">
            <text:p>0,00 %</text:p>
          </table:table-cell>
          <table:table-cell table:formula="of:=[$'2022121416'.K10]" office:value-type="percentage" office:value="0" calcext:value-type="percentage">
            <text:p>0,00 %</text:p>
          </table:table-cell>
          <table:table-cell table:formula="of:=[$'2022121409'.K10]" office:value-type="percentage" office:value="0" calcext:value-type="percentage">
            <text:p>0,00 %</text:p>
          </table:table-cell>
          <table:table-cell table:formula="of:=[$20221213_16k.K10]" office:value-type="string" office:string-value="N/A" calcext:value-type="string">
            <text:p>N/A</text:p>
          </table:table-cell>
          <table:table-cell table:formula="of:=[$'2022121317'.K10]" office:value-type="percentage" office:value="0" calcext:value-type="percentage">
            <text:p>0,00 %</text:p>
          </table:table-cell>
          <table:table-cell table:formula="of:=[$'20221213'.K10]" office:value-type="percentage" office:value="0" calcext:value-type="percentage">
            <text:p>0,00 %</text:p>
          </table:table-cell>
          <table:table-cell table:formula="of:=[$20221212b.K10]" office:value-type="percentage" office:value="0" calcext:value-type="percentage">
            <text:p>0,00 %</text:p>
          </table:table-cell>
          <table:table-cell table:formula="of:=[$'20221212'.K10]" office:value-type="percentage" office:value="0" calcext:value-type="percentage">
            <text:p>0,00 %</text:p>
          </table:table-cell>
          <table:table-cell table:formula="of:=[$20221211b.K10]" office:value-type="string" office:string-value="N/A" calcext:value-type="string">
            <text:p>N/A</text:p>
          </table:table-cell>
          <table:table-cell table:formula="of:=[$'20221211'.K10]" office:value-type="string" office:string-value="N/A" calcext:value-type="string">
            <text:p>N/A</text:p>
          </table:table-cell>
          <table:table-cell table:formula="of:=[$20221210b.K10]" office:value-type="percentage" office:value="0" calcext:value-type="percentage">
            <text:p>0,00 %</text:p>
          </table:table-cell>
          <table:table-cell table:formula="of:=[$'20221210'.K10]" office:value-type="percentage" office:value="0.0154798761609907" calcext:value-type="percentage">
            <text:p>1,55 %</text:p>
          </table:table-cell>
          <table:table-cell table:formula="of:=[$'20221209'.K10]" office:value-type="percentage" office:value="0.0402476780185759" calcext:value-type="percentage">
            <text:p>4,02 %</text:p>
          </table:table-cell>
          <table:table-cell table:formula="of:=[$'20221206'.K10]" office:value-type="string" office:string-value="N/A" calcext:value-type="string">
            <text:p>N/A</text:p>
          </table:table-cell>
          <table:table-cell table:formula="of:=[$'20221205'.K10]" office:value-type="string" office:string-value="N/A" calcext:value-type="string">
            <text:p>N/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rey</text:p>
          </table:table-cell>
          <table:table-cell table:formula="of:=[$Latin.A11]" office:value-type="string" office:string-value="meq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formula="of:=[$Latin.K11]" office:value-type="percentage" office:value="0.0457317073170732" calcext:value-type="percentage">
            <text:p>4,57 %</text:p>
          </table:table-cell>
          <table:table-cell table:formula="of:=[$'202212179339'.K11]" office:value-type="percentage" office:value="0.0274390243902439" calcext:value-type="percentage">
            <text:p>2,74 %</text:p>
          </table:table-cell>
          <table:table-cell table:formula="of:=[$'202212178057'.K11]" office:value-type="percentage" office:value="0.0182926829268293" calcext:value-type="percentage">
            <text:p>1,83 %</text:p>
          </table:table-cell>
          <table:table-cell table:formula="of:=[$'2022121705'.K11]" office:value-type="percentage" office:value="0.024390243902439" calcext:value-type="percentage">
            <text:p>2,44 %</text:p>
          </table:table-cell>
          <table:table-cell table:formula="of:=[$'2022121606'.K11]" office:value-type="percentage" office:value="0.0121951219512195" calcext:value-type="percentage">
            <text:p>1,22 %</text:p>
          </table:table-cell>
          <table:table-cell table:formula="of:=[$'2022121520'.K11]" office:value-type="percentage" office:value="0.00304878048780488" calcext:value-type="percentage">
            <text:p>0,30 %</text:p>
          </table:table-cell>
          <table:table-cell table:formula="of:=[$'2022121416'.K11]" office:value-type="percentage" office:value="0.0487804878048781" calcext:value-type="percentage">
            <text:p>4,88 %</text:p>
          </table:table-cell>
          <table:table-cell table:formula="of:=[$'2022121409'.K11]" office:value-type="percentage" office:value="0" calcext:value-type="percentage">
            <text:p>0,00 %</text:p>
          </table:table-cell>
          <table:table-cell table:formula="of:=[$20221213_16k.K11]" office:value-type="percentage" office:value="0.115853658536585" calcext:value-type="percentage">
            <text:p>11,59 %</text:p>
          </table:table-cell>
          <table:table-cell table:formula="of:=[$'2022121317'.K11]" office:value-type="percentage" office:value="0.11890243902439" calcext:value-type="percentage">
            <text:p>11,89 %</text:p>
          </table:table-cell>
          <table:table-cell table:formula="of:=[$'20221213'.K11]" office:value-type="percentage" office:value="0.0365853658536585" calcext:value-type="percentage">
            <text:p>3,66 %</text:p>
          </table:table-cell>
          <table:table-cell table:formula="of:=[$20221212b.K11]" office:value-type="percentage" office:value="0.0487804878048781" calcext:value-type="percentage">
            <text:p>4,88 %</text:p>
          </table:table-cell>
          <table:table-cell table:formula="of:=[$'20221212'.K11]" office:value-type="percentage" office:value="0.0152439024390244" calcext:value-type="percentage">
            <text:p>1,52 %</text:p>
          </table:table-cell>
          <table:table-cell table:formula="of:=[$20221211b.K11]" office:value-type="percentage" office:value="0.0487804878048781" calcext:value-type="percentage">
            <text:p>4,88 %</text:p>
          </table:table-cell>
          <table:table-cell table:formula="of:=[$'20221211'.K11]" office:value-type="percentage" office:value="0.0853658536585366" calcext:value-type="percentage">
            <text:p>8,54 %</text:p>
          </table:table-cell>
          <table:table-cell table:formula="of:=[$20221210b.K11]" office:value-type="percentage" office:value="0.0731707317073171" calcext:value-type="percentage">
            <text:p>7,32 %</text:p>
          </table:table-cell>
          <table:table-cell table:formula="of:=[$'20221210'.K11]" office:value-type="percentage" office:value="0.109756097560976" calcext:value-type="percentage">
            <text:p>10,98 %</text:p>
          </table:table-cell>
          <table:table-cell table:formula="of:=[$'20221209'.K11]" office:value-type="percentage" office:value="0.121951219512195" calcext:value-type="percentage">
            <text:p>12,20 %</text:p>
          </table:table-cell>
          <table:table-cell table:formula="of:=[$'20221206'.K11]" office:value-type="string" office:string-value="N/A" calcext:value-type="string">
            <text:p>N/A</text:p>
          </table:table-cell>
          <table:table-cell table:formula="of:=[$'20221205'.K11]" office:value-type="string" office:string-value="N/A" calcext:value-type="string">
            <text:p>N/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buko</text:p>
          </table:table-cell>
          <table:table-cell table:formula="of:=[$Latin.A12]" office:value-type="string" office:string-value="mqb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formula="of:=[$Latin.K12]" office:value-type="percentage" office:value="0.0160427807486631" calcext:value-type="percentage">
            <text:p>1,60 %</text:p>
          </table:table-cell>
          <table:table-cell table:formula="of:=[$'202212179339'.K12]" office:value-type="percentage" office:value="0.0588235294117647" calcext:value-type="percentage">
            <text:p>5,88 %</text:p>
          </table:table-cell>
          <table:table-cell table:formula="of:=[$'202212178057'.K12]" office:value-type="percentage" office:value="0.0160427807486631" calcext:value-type="percentage">
            <text:p>1,60 %</text:p>
          </table:table-cell>
          <table:table-cell table:formula="of:=[$'2022121705'.K12]" office:value-type="percentage" office:value="0.0588235294117647" calcext:value-type="percentage">
            <text:p>5,88 %</text:p>
          </table:table-cell>
          <table:table-cell table:formula="of:=[$'2022121606'.K12]" office:value-type="percentage" office:value="0.0240641711229946" calcext:value-type="percentage">
            <text:p>2,41 %</text:p>
          </table:table-cell>
          <table:table-cell table:formula="of:=[$'2022121520'.K12]" office:value-type="percentage" office:value="0.0106951871657754" calcext:value-type="percentage">
            <text:p>1,07 %</text:p>
          </table:table-cell>
          <table:table-cell table:formula="of:=[$'2022121416'.K12]" office:value-type="percentage" office:value="0.0828877005347594" calcext:value-type="percentage">
            <text:p>8,29 %</text:p>
          </table:table-cell>
          <table:table-cell table:formula="of:=[$'2022121409'.K12]" office:value-type="percentage" office:value="0.0160427807486631" calcext:value-type="percentage">
            <text:p>1,60 %</text:p>
          </table:table-cell>
          <table:table-cell table:formula="of:=[$20221213_16k.K12]" office:value-type="percentage" office:value="0.122994652406417" calcext:value-type="percentage">
            <text:p>12,30 %</text:p>
          </table:table-cell>
          <table:table-cell table:formula="of:=[$'2022121317'.K12]" office:value-type="percentage" office:value="0.136363636363636" calcext:value-type="percentage">
            <text:p>13,64 %</text:p>
          </table:table-cell>
          <table:table-cell table:formula="of:=[$'20221213'.K12]" office:value-type="percentage" office:value="0.0748663101604278" calcext:value-type="percentage">
            <text:p>7,49 %</text:p>
          </table:table-cell>
          <table:table-cell table:formula="of:=[$20221212b.K12]" office:value-type="percentage" office:value="0.0748663101604278" calcext:value-type="percentage">
            <text:p>7,49 %</text:p>
          </table:table-cell>
          <table:table-cell table:formula="of:=[$'20221212'.K12]" office:value-type="percentage" office:value="0.0240641711229946" calcext:value-type="percentage">
            <text:p>2,41 %</text:p>
          </table:table-cell>
          <table:table-cell table:formula="of:=[$20221211b.K12]" office:value-type="percentage" office:value="0.0561497326203209" calcext:value-type="percentage">
            <text:p>5,61 %</text:p>
          </table:table-cell>
          <table:table-cell table:formula="of:=[$'20221211'.K12]" office:value-type="percentage" office:value="0.0909090909090909" calcext:value-type="percentage">
            <text:p>9,09 %</text:p>
          </table:table-cell>
          <table:table-cell table:formula="of:=[$20221210b.K12]" office:value-type="percentage" office:value="0.0748663101604278" calcext:value-type="percentage">
            <text:p>7,49 %</text:p>
          </table:table-cell>
          <table:table-cell table:formula="of:=[$'20221210'.K12]" office:value-type="percentage" office:value="0.149732620320856" calcext:value-type="percentage">
            <text:p>14,97 %</text:p>
          </table:table-cell>
          <table:table-cell table:formula="of:=[$'20221209'.K12]" office:value-type="percentage" office:value="0.133689839572193" calcext:value-type="percentage">
            <text:p>13,37 %</text:p>
          </table:table-cell>
          <table:table-cell table:formula="of:=[$'20221206'.K12]" office:value-type="string" office:string-value="N/A" calcext:value-type="string">
            <text:p>N/A</text:p>
          </table:table-cell>
          <table:table-cell table:formula="of:=[$'20221205'.K12]" office:value-type="string" office:string-value="N/A" calcext:value-type="string">
            <text:p>N/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ndja</text:p>
          </table:table-cell>
          <table:table-cell table:formula="of:=[$Latin.A13]" office:value-type="string" office:string-value="mza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formula="of:=[$Latin.K13]" office:value-type="percentage" office:value="0.117994100294985" calcext:value-type="percentage">
            <text:p>11,80 %</text:p>
          </table:table-cell>
          <table:table-cell table:formula="of:=[$'202212179339'.K13]" office:value-type="percentage" office:value="0.00294985250737463" calcext:value-type="percentage">
            <text:p>0,29 %</text:p>
          </table:table-cell>
          <table:table-cell table:formula="of:=[$'202212178057'.K13]" office:value-type="percentage" office:value="0.0117994100294985" calcext:value-type="percentage">
            <text:p>1,18 %</text:p>
          </table:table-cell>
          <table:table-cell table:formula="of:=[$'2022121705'.K13]" office:value-type="percentage" office:value="0.00294985250737463" calcext:value-type="percentage">
            <text:p>0,29 %</text:p>
          </table:table-cell>
          <table:table-cell table:formula="of:=[$'2022121606'.K13]" office:value-type="percentage" office:value="0.00294985250737463" calcext:value-type="percentage">
            <text:p>0,29 %</text:p>
          </table:table-cell>
          <table:table-cell table:formula="of:=[$'2022121520'.K13]" office:value-type="percentage" office:value="0.023598820058997" calcext:value-type="percentage">
            <text:p>2,36 %</text:p>
          </table:table-cell>
          <table:table-cell table:formula="of:=[$'2022121416'.K13]" office:value-type="percentage" office:value="0.00884955752212389" calcext:value-type="percentage">
            <text:p>0,88 %</text:p>
          </table:table-cell>
          <table:table-cell table:formula="of:=[$'2022121409'.K13]" office:value-type="percentage" office:value="0.00884955752212389" calcext:value-type="percentage">
            <text:p>0,88 %</text:p>
          </table:table-cell>
          <table:table-cell table:formula="of:=[$20221213_16k.K13]" office:value-type="string" office:string-value="N/A" calcext:value-type="string">
            <text:p>N/A</text:p>
          </table:table-cell>
          <table:table-cell table:formula="of:=[$'2022121317'.K13]" office:value-type="percentage" office:value="0.00589970501474926" calcext:value-type="percentage">
            <text:p>0,59 %</text:p>
          </table:table-cell>
          <table:table-cell table:formula="of:=[$'20221213'.K13]" office:value-type="percentage" office:value="0.00589970501474926" calcext:value-type="percentage">
            <text:p>0,59 %</text:p>
          </table:table-cell>
          <table:table-cell table:formula="of:=[$20221212b.K13]" office:value-type="percentage" office:value="0.0265486725663717" calcext:value-type="percentage">
            <text:p>2,65 %</text:p>
          </table:table-cell>
          <table:table-cell table:formula="of:=[$'20221212'.K13]" office:value-type="percentage" office:value="0.00589970501474926" calcext:value-type="percentage">
            <text:p>0,59 %</text:p>
          </table:table-cell>
          <table:table-cell table:formula="of:=[$20221211b.K13]" office:value-type="string" office:string-value="N/A" calcext:value-type="string">
            <text:p>N/A</text:p>
          </table:table-cell>
          <table:table-cell table:formula="of:=[$'20221211'.K13]" office:value-type="string" office:string-value="N/A" calcext:value-type="string">
            <text:p>N/A</text:p>
          </table:table-cell>
          <table:table-cell table:formula="of:=[$20221210b.K13]" office:value-type="percentage" office:value="0.0176991150442478" calcext:value-type="percentage">
            <text:p>1,77 %</text:p>
          </table:table-cell>
          <table:table-cell table:formula="of:=[$'20221210'.K13]" office:value-type="percentage" office:value="0.0176991150442478" calcext:value-type="percentage">
            <text:p>1,77 %</text:p>
          </table:table-cell>
          <table:table-cell table:formula="of:=[$'20221209'.K13]" office:value-type="percentage" office:value="0.0294985250737463" calcext:value-type="percentage">
            <text:p>2,95 %</text:p>
          </table:table-cell>
          <table:table-cell table:formula="of:=[$'20221206'.K13]" office:value-type="string" office:string-value="N/A" calcext:value-type="string">
            <text:p>N/A</text:p>
          </table:table-cell>
          <table:table-cell table:formula="of:=[$'20221205'.K13]" office:value-type="string" office:string-value="N/A" calcext:value-type="string">
            <text:p>N/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uto</text:p>
          </table:table-cell>
          <table:table-cell table:formula="of:=[$Latin.A14]" office:value-type="string" office:string-value="ndy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formula="of:=[$Latin.K14]" office:value-type="percentage" office:value="0.0308641975308642" calcext:value-type="percentage">
            <text:p>3,09 %</text:p>
          </table:table-cell>
          <table:table-cell table:formula="of:=[$'202212179339'.K14]" office:value-type="percentage" office:value="0.00308641975308642" calcext:value-type="percentage">
            <text:p>0,31 %</text:p>
          </table:table-cell>
          <table:table-cell table:formula="of:=[$'202212178057'.K14]" office:value-type="percentage" office:value="0.00308641975308642" calcext:value-type="percentage">
            <text:p>0,31 %</text:p>
          </table:table-cell>
          <table:table-cell table:formula="of:=[$'2022121705'.K14]" office:value-type="percentage" office:value="0.00308641975308642" calcext:value-type="percentage">
            <text:p>0,31 %</text:p>
          </table:table-cell>
          <table:table-cell table:formula="of:=[$'2022121606'.K14]" office:value-type="percentage" office:value="0.00925925925925926" calcext:value-type="percentage">
            <text:p>0,93 %</text:p>
          </table:table-cell>
          <table:table-cell table:formula="of:=[$'2022121520'.K14]" office:value-type="percentage" office:value="0.00308641975308642" calcext:value-type="percentage">
            <text:p>0,31 %</text:p>
          </table:table-cell>
          <table:table-cell table:formula="of:=[$'2022121416'.K14]" office:value-type="percentage" office:value="0.00308641975308642" calcext:value-type="percentage">
            <text:p>0,31 %</text:p>
          </table:table-cell>
          <table:table-cell table:formula="of:=[$'2022121409'.K14]" office:value-type="percentage" office:value="0.00308641975308642" calcext:value-type="percentage">
            <text:p>0,31 %</text:p>
          </table:table-cell>
          <table:table-cell table:formula="of:=[$20221213_16k.K14]" office:value-type="string" office:string-value="N/A" calcext:value-type="string">
            <text:p>N/A</text:p>
          </table:table-cell>
          <table:table-cell table:formula="of:=[$'2022121317'.K14]" office:value-type="percentage" office:value="0.00617283950617284" calcext:value-type="percentage">
            <text:p>0,62 %</text:p>
          </table:table-cell>
          <table:table-cell table:formula="of:=[$'20221213'.K14]" office:value-type="percentage" office:value="0.00617283950617284" calcext:value-type="percentage">
            <text:p>0,62 %</text:p>
          </table:table-cell>
          <table:table-cell table:formula="of:=[$20221212b.K14]" office:value-type="percentage" office:value="0.00308641975308642" calcext:value-type="percentage">
            <text:p>0,31 %</text:p>
          </table:table-cell>
          <table:table-cell table:formula="of:=[$'20221212'.K14]" office:value-type="percentage" office:value="0.00308641975308642" calcext:value-type="percentage">
            <text:p>0,31 %</text:p>
          </table:table-cell>
          <table:table-cell table:formula="of:=[$20221211b.K14]" office:value-type="string" office:string-value="N/A" calcext:value-type="string">
            <text:p>N/A</text:p>
          </table:table-cell>
          <table:table-cell table:formula="of:=[$'20221211'.K14]" office:value-type="string" office:string-value="N/A" calcext:value-type="string">
            <text:p>N/A</text:p>
          </table:table-cell>
          <table:table-cell table:formula="of:=[$20221210b.K14]" office:value-type="percentage" office:value="0.0154320987654321" calcext:value-type="percentage">
            <text:p>1,54 %</text:p>
          </table:table-cell>
          <table:table-cell table:formula="of:=[$'20221210'.K14]" office:value-type="percentage" office:value="0.00925925925925926" calcext:value-type="percentage">
            <text:p>0,93 %</text:p>
          </table:table-cell>
          <table:table-cell table:formula="of:=[$'20221209'.K14]" office:value-type="percentage" office:value="0.0246913580246914" calcext:value-type="percentage">
            <text:p>2,47 %</text:p>
          </table:table-cell>
          <table:table-cell table:formula="of:=[$'20221206'.K14]" office:value-type="string" office:string-value="N/A" calcext:value-type="string">
            <text:p>N/A</text:p>
          </table:table-cell>
          <table:table-cell table:formula="of:=[$'20221205'.K14]" office:value-type="string" office:string-value="N/A" calcext:value-type="string">
            <text:p>N/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gbaka</text:p>
          </table:table-cell>
          <table:table-cell table:formula="of:=[$Latin.A15]" office:value-type="string" office:string-value="nga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formula="of:=[$Latin.K15]" office:value-type="percentage" office:value="0.135593220338983" calcext:value-type="percentage">
            <text:p>13,56 %</text:p>
          </table:table-cell>
          <table:table-cell table:formula="of:=[$'202212179339'.K15]" office:value-type="percentage" office:value="0.244067796610169" calcext:value-type="percentage">
            <text:p>24,41 %</text:p>
          </table:table-cell>
          <table:table-cell table:formula="of:=[$'202212178057'.K15]" office:value-type="percentage" office:value="0.261016949152542" calcext:value-type="percentage">
            <text:p>26,10 %</text:p>
          </table:table-cell>
          <table:table-cell table:formula="of:=[$'2022121705'.K15]" office:value-type="percentage" office:value="0.230508474576271" calcext:value-type="percentage">
            <text:p>23,05 %</text:p>
          </table:table-cell>
          <table:table-cell table:formula="of:=[$'2022121606'.K15]" office:value-type="percentage" office:value="0.257627118644068" calcext:value-type="percentage">
            <text:p>25,76 %</text:p>
          </table:table-cell>
          <table:table-cell table:formula="of:=[$'2022121520'.K15]" office:value-type="percentage" office:value="0.223728813559322" calcext:value-type="percentage">
            <text:p>22,37 %</text:p>
          </table:table-cell>
          <table:table-cell table:formula="of:=[$'2022121416'.K15]" office:value-type="percentage" office:value="0.342372881355932" calcext:value-type="percentage">
            <text:p>34,24 %</text:p>
          </table:table-cell>
          <table:table-cell table:formula="of:=[$'2022121409'.K15]" office:value-type="percentage" office:value="0.403389830508475" calcext:value-type="percentage">
            <text:p>40,34 %</text:p>
          </table:table-cell>
          <table:table-cell table:formula="of:=[$20221213_16k.K15]" office:value-type="string" office:string-value="N/A" calcext:value-type="string">
            <text:p>N/A</text:p>
          </table:table-cell>
          <table:table-cell table:formula="of:=[$'2022121317'.K15]" office:value-type="percentage" office:value="0.403389830508475" calcext:value-type="percentage">
            <text:p>40,34 %</text:p>
          </table:table-cell>
          <table:table-cell table:formula="of:=[$'20221213'.K15]" office:value-type="percentage" office:value="0.488135593220339" calcext:value-type="percentage">
            <text:p>48,81 %</text:p>
          </table:table-cell>
          <table:table-cell table:formula="of:=[$20221212b.K15]" office:value-type="percentage" office:value="0.43728813559322" calcext:value-type="percentage">
            <text:p>43,73 %</text:p>
          </table:table-cell>
          <table:table-cell table:formula="of:=[$'20221212'.K15]" office:value-type="percentage" office:value="0.35593220338983" calcext:value-type="percentage">
            <text:p>35,59 %</text:p>
          </table:table-cell>
          <table:table-cell table:formula="of:=[$20221211b.K15]" office:value-type="string" office:string-value="N/A" calcext:value-type="string">
            <text:p>N/A</text:p>
          </table:table-cell>
          <table:table-cell table:formula="of:=[$'20221211'.K15]" office:value-type="string" office:string-value="N/A" calcext:value-type="string">
            <text:p>N/A</text:p>
          </table:table-cell>
          <table:table-cell table:formula="of:=[$20221210b.K15]" office:value-type="percentage" office:value="0.35593220338983" calcext:value-type="percentage">
            <text:p>35,59 %</text:p>
          </table:table-cell>
          <table:table-cell table:formula="of:=[$'20221210'.K15]" office:value-type="percentage" office:value="0.345762711864407" calcext:value-type="percentage">
            <text:p>34,58 %</text:p>
          </table:table-cell>
          <table:table-cell table:formula="of:=[$'20221209'.K15]" office:value-type="percentage" office:value="0.464406779661017" calcext:value-type="percentage">
            <text:p>46,44 %</text:p>
          </table:table-cell>
          <table:table-cell table:formula="of:=[$'20221206'.K15]" office:value-type="string" office:string-value="N/A" calcext:value-type="string">
            <text:p>N/A</text:p>
          </table:table-cell>
          <table:table-cell table:formula="of:=[$'20221205'.K15]" office:value-type="string" office:string-value="N/A" calcext:value-type="string">
            <text:p>N/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zakara</text:p>
          </table:table-cell>
          <table:table-cell table:formula="of:=[$Latin.A16]" office:value-type="string" office:string-value="nzk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formula="of:=[$Latin.K16]" office:value-type="percentage" office:value="0.0795698924731183" calcext:value-type="percentage">
            <text:p>7,96 %</text:p>
          </table:table-cell>
          <table:table-cell table:formula="of:=[$'202212179339'.K16]" office:value-type="percentage" office:value="0.0365591397849462" calcext:value-type="percentage">
            <text:p>3,66 %</text:p>
          </table:table-cell>
          <table:table-cell table:formula="of:=[$'202212178057'.K16]" office:value-type="percentage" office:value="0.0451612903225806" calcext:value-type="percentage">
            <text:p>4,52 %</text:p>
          </table:table-cell>
          <table:table-cell table:formula="of:=[$'2022121705'.K16]" office:value-type="percentage" office:value="0.0301075268817204" calcext:value-type="percentage">
            <text:p>3,01 %</text:p>
          </table:table-cell>
          <table:table-cell table:formula="of:=[$'2022121606'.K16]" office:value-type="percentage" office:value="0.021505376344086" calcext:value-type="percentage">
            <text:p>2,15 %</text:p>
          </table:table-cell>
          <table:table-cell table:formula="of:=[$'2022121520'.K16]" office:value-type="percentage" office:value="0.0774193548387097" calcext:value-type="percentage">
            <text:p>7,74 %</text:p>
          </table:table-cell>
          <table:table-cell table:formula="of:=[$'2022121416'.K16]" office:value-type="percentage" office:value="0.0451612903225806" calcext:value-type="percentage">
            <text:p>4,52 %</text:p>
          </table:table-cell>
          <table:table-cell table:formula="of:=[$'2022121409'.K16]" office:value-type="percentage" office:value="0.0602150537634409" calcext:value-type="percentage">
            <text:p>6,02 %</text:p>
          </table:table-cell>
          <table:table-cell table:formula="of:=[$20221213_16k.K16]" office:value-type="string" office:string-value="N/A" calcext:value-type="string">
            <text:p>N/A</text:p>
          </table:table-cell>
          <table:table-cell table:formula="of:=[$'2022121317'.K16]" office:value-type="percentage" office:value="0.0688172043010753" calcext:value-type="percentage">
            <text:p>6,88 %</text:p>
          </table:table-cell>
          <table:table-cell table:formula="of:=[$'20221213'.K16]" office:value-type="percentage" office:value="0.0709677419354839" calcext:value-type="percentage">
            <text:p>7,10 %</text:p>
          </table:table-cell>
          <table:table-cell table:formula="of:=[$20221212b.K16]" office:value-type="percentage" office:value="0.0688172043010753" calcext:value-type="percentage">
            <text:p>6,88 %</text:p>
          </table:table-cell>
          <table:table-cell table:formula="of:=[$'20221212'.K16]" office:value-type="percentage" office:value="0.0516129032258065" calcext:value-type="percentage">
            <text:p>5,16 %</text:p>
          </table:table-cell>
          <table:table-cell table:formula="of:=[$20221211b.K16]" office:value-type="string" office:string-value="N/A" calcext:value-type="string">
            <text:p>N/A</text:p>
          </table:table-cell>
          <table:table-cell table:formula="of:=[$'20221211'.K16]" office:value-type="string" office:string-value="N/A" calcext:value-type="string">
            <text:p>N/A</text:p>
          </table:table-cell>
          <table:table-cell table:formula="of:=[$20221210b.K16]" office:value-type="percentage" office:value="0.0580645161290323" calcext:value-type="percentage">
            <text:p>5,81 %</text:p>
          </table:table-cell>
          <table:table-cell table:formula="of:=[$'20221210'.K16]" office:value-type="percentage" office:value="0.0774193548387097" calcext:value-type="percentage">
            <text:p>7,74 %</text:p>
          </table:table-cell>
          <table:table-cell table:formula="of:=[$'20221209'.K16]" office:value-type="percentage" office:value="0.0752688172043011" calcext:value-type="percentage">
            <text:p>7,53 %</text:p>
          </table:table-cell>
          <table:table-cell table:formula="of:=[$'20221206'.K16]" office:value-type="string" office:string-value="N/A" calcext:value-type="string">
            <text:p>N/A</text:p>
          </table:table-cell>
          <table:table-cell table:formula="of:=[$'20221205'.K16]" office:value-type="string" office:string-value="N/A" calcext:value-type="string">
            <text:p>N/A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average</text:p>
          </table:table-cell>
          <table:table-cell table:style-name="ce7" table:number-columns-repeated="3"/>
          <table:table-cell table:style-name="ce6" table:formula="of:=AVERAGE([.E3:.E17])" office:value-type="float" office:value="358.733333333333" calcext:value-type="float">
            <text:p>359</text:p>
          </table:table-cell>
          <table:table-cell table:style-name="ce15" table:formula="of:=AVERAGE([.F3:.F17])" office:value-type="percentage" office:value="0.0752854416485303" calcext:value-type="percentage">
            <text:p>7,53 %</text:p>
          </table:table-cell>
          <table:table-cell table:style-name="ce15" table:formula="of:=AVERAGE([.G3:.G17])" office:value-type="percentage" office:value="0.0483371801429902" calcext:value-type="percentage">
            <text:p>4,83 %</text:p>
          </table:table-cell>
          <table:table-cell table:style-name="ce15" table:formula="of:=AVERAGE([.H3:.H17])" office:value-type="percentage" office:value="0.0511296281054809" calcext:value-type="percentage">
            <text:p>5,11 %</text:p>
          </table:table-cell>
          <table:table-cell table:style-name="ce15" table:formula="of:=AVERAGE([.I3:.I17])" office:value-type="percentage" office:value="0.0466844323528307" calcext:value-type="percentage">
            <text:p>4,67 %</text:p>
          </table:table-cell>
          <table:table-cell table:style-name="ce15" table:formula="of:=AVERAGE([.J3:.J17])" office:value-type="percentage" office:value="0.051570011131495" calcext:value-type="percentage">
            <text:p>5,16 %</text:p>
          </table:table-cell>
          <table:table-cell table:style-name="ce15" table:formula="of:=AVERAGE([.K3:.K17])" office:value-type="percentage" office:value="0.0464861589919788" calcext:value-type="percentage">
            <text:p>4,65 %</text:p>
          </table:table-cell>
          <table:table-cell table:style-name="ce15" table:formula="of:=AVERAGE([.L3:.L17])" office:value-type="percentage" office:value="0.0808719660657498" calcext:value-type="percentage">
            <text:p>8,09 %</text:p>
          </table:table-cell>
          <table:table-cell table:style-name="ce15" table:formula="of:=AVERAGE([.M3:.M17])" office:value-type="percentage" office:value="0.0736303602443948" calcext:value-type="percentage">
            <text:p>7,36 %</text:p>
          </table:table-cell>
          <table:table-cell table:style-name="ce15" table:formula="of:=AVERAGE([.N3:.N17])" office:value-type="percentage" office:value="0.110593720807992" calcext:value-type="percentage">
            <text:p>11,06 %</text:p>
          </table:table-cell>
          <table:table-cell table:style-name="ce15" table:formula="of:=AVERAGE([.O3:.O17])" office:value-type="percentage" office:value="0.101985247503903" calcext:value-type="percentage">
            <text:p>10,20 %</text:p>
          </table:table-cell>
          <table:table-cell table:style-name="ce15" table:formula="of:=AVERAGE([.P3:.P17])" office:value-type="percentage" office:value="0.097074377387479" calcext:value-type="percentage">
            <text:p>9,71 %</text:p>
          </table:table-cell>
          <table:table-cell table:style-name="ce15" table:formula="of:=AVERAGE([.Q3:.Q17])" office:value-type="percentage" office:value="0.0962539025837292" calcext:value-type="percentage">
            <text:p>9,63 %</text:p>
          </table:table-cell>
          <table:table-cell table:style-name="ce15" table:formula="of:=AVERAGE([.R3:.R17])" office:value-type="percentage" office:value="0.0684158656563645" calcext:value-type="percentage">
            <text:p>6,84 %</text:p>
          </table:table-cell>
          <table:table-cell table:style-name="ce15" table:formula="of:=AVERAGE([.S3:.S17])" office:value-type="percentage" office:value="0.0725944110406754" calcext:value-type="percentage">
            <text:p>7,26 %</text:p>
          </table:table-cell>
          <table:table-cell table:style-name="ce15" table:formula="of:=AVERAGE([.T3:.T17])" office:value-type="percentage" office:value="0.0840978416992958" calcext:value-type="percentage">
            <text:p>8,41 %</text:p>
          </table:table-cell>
          <table:table-cell table:style-name="ce15" table:formula="of:=AVERAGE([.U3:.U17])" office:value-type="percentage" office:value="0.0847057758806064" calcext:value-type="percentage">
            <text:p>8,47 %</text:p>
          </table:table-cell>
          <table:table-cell table:style-name="ce15" table:formula="of:=AVERAGE([.V3:.V17])" office:value-type="percentage" office:value="0.0969758585330037" calcext:value-type="percentage">
            <text:p>9,70 %</text:p>
          </table:table-cell>
          <table:table-cell table:style-name="ce15" table:formula="of:=AVERAGE([.W3:.W17])" office:value-type="percentage" office:value="0.12034584179488" calcext:value-type="percentage">
            <text:p>12,03 %</text:p>
          </table:table-cell>
          <table:table-cell table:style-name="ce15" table:formula="of:=AVERAGE([.X3:.X17])" office:value-type="percentage" office:value="0.242971656778383" calcext:value-type="percentage">
            <text:p>24,30 %</text:p>
          </table:table-cell>
          <table:table-cell table:style-name="ce15" table:formula="of:=AVERAGE([.Y3:.Y17])" office:value-type="percentage" office:value="0.185825516082228" calcext:value-type="percentage">
            <text:p>18,58 %</text:p>
          </table:table-cell>
          <table:table-cell table:style-name="ce17" table:number-columns-repeated="999"/>
        </table:table-row>
        <table:table-row table:style-name="ro1">
          <table:table-cell table:style-name="ce8" office:value-type="string" calcext:value-type="string">
            <text:p>stdev</text:p>
          </table:table-cell>
          <table:table-cell table:style-name="ce8" table:number-columns-repeated="4"/>
          <table:table-cell table:style-name="ce16" table:formula="of:=STDEV([.F3:.F17])" office:value-type="percentage" office:value="0.0467093686889916" calcext:value-type="percentage">
            <text:p>4,67 %</text:p>
          </table:table-cell>
          <table:table-cell table:style-name="ce16" table:formula="of:=STDEV([.G3:.G17])" office:value-type="percentage" office:value="0.0631227783704967" calcext:value-type="percentage">
            <text:p>6,31 %</text:p>
          </table:table-cell>
          <table:table-cell table:style-name="ce16" table:formula="of:=STDEV([.H3:.H17])" office:value-type="percentage" office:value="0.071056283117613" calcext:value-type="percentage">
            <text:p>7,11 %</text:p>
          </table:table-cell>
          <table:table-cell table:style-name="ce16" table:formula="of:=STDEV([.I3:.I17])" office:value-type="percentage" office:value="0.0604324254827218" calcext:value-type="percentage">
            <text:p>6,04 %</text:p>
          </table:table-cell>
          <table:table-cell table:style-name="ce16" table:formula="of:=STDEV([.J3:.J17])" office:value-type="percentage" office:value="0.0742938149192572" calcext:value-type="percentage">
            <text:p>7,43 %</text:p>
          </table:table-cell>
          <table:table-cell table:style-name="ce16" table:formula="of:=STDEV([.K3:.K17])" office:value-type="percentage" office:value="0.0598441577999197" calcext:value-type="percentage">
            <text:p>5,98 %</text:p>
          </table:table-cell>
          <table:table-cell table:style-name="ce16" table:formula="of:=STDEV([.L3:.L17])" office:value-type="percentage" office:value="0.0993679859470779" calcext:value-type="percentage">
            <text:p>9,94 %</text:p>
          </table:table-cell>
          <table:table-cell table:style-name="ce16" table:formula="of:=STDEV([.M3:.M17])" office:value-type="percentage" office:value="0.109527799640982" calcext:value-type="percentage">
            <text:p>10,95 %</text:p>
          </table:table-cell>
          <table:table-cell table:style-name="ce16" table:formula="of:=STDEV([.N3:.N17])" office:value-type="percentage" office:value="0.0819123950162625" calcext:value-type="percentage">
            <text:p>8,19 %</text:p>
          </table:table-cell>
          <table:table-cell table:style-name="ce16" table:formula="of:=STDEV([.O3:.O17])" office:value-type="percentage" office:value="0.114322169238916" calcext:value-type="percentage">
            <text:p>11,43 %</text:p>
          </table:table-cell>
          <table:table-cell table:style-name="ce16" table:formula="of:=STDEV([.P3:.P17])" office:value-type="percentage" office:value="0.127598492838719" calcext:value-type="percentage">
            <text:p>12,76 %</text:p>
          </table:table-cell>
          <table:table-cell table:style-name="ce16" table:formula="of:=STDEV([.Q3:.Q17])" office:value-type="percentage" office:value="0.117796726289169" calcext:value-type="percentage">
            <text:p>11,78 %</text:p>
          </table:table-cell>
          <table:table-cell table:style-name="ce16" table:formula="of:=STDEV([.R3:.R17])" office:value-type="percentage" office:value="0.0966642219575885" calcext:value-type="percentage">
            <text:p>9,67 %</text:p>
          </table:table-cell>
          <table:table-cell table:style-name="ce16" table:formula="of:=STDEV([.S3:.S17])" office:value-type="percentage" office:value="0.0390469111965958" calcext:value-type="percentage">
            <text:p>3,90 %</text:p>
          </table:table-cell>
          <table:table-cell table:style-name="ce16" table:formula="of:=STDEV([.T3:.T17])" office:value-type="percentage" office:value="0.0529344504044611" calcext:value-type="percentage">
            <text:p>5,29 %</text:p>
          </table:table-cell>
          <table:table-cell table:style-name="ce16" table:formula="of:=STDEV([.U3:.U17])" office:value-type="percentage" office:value="0.0936330396393756" calcext:value-type="percentage">
            <text:p>9,36 %</text:p>
          </table:table-cell>
          <table:table-cell table:style-name="ce16" table:formula="of:=STDEV([.V3:.V17])" office:value-type="percentage" office:value="0.0976689368694748" calcext:value-type="percentage">
            <text:p>9,77 %</text:p>
          </table:table-cell>
          <table:table-cell table:style-name="ce16" table:formula="of:=STDEV([.W3:.W17])" office:value-type="percentage" office:value="0.122532550778523" calcext:value-type="percentage">
            <text:p>12,25 %</text:p>
          </table:table-cell>
          <table:table-cell table:style-name="ce16" table:formula="of:=STDEV([.X3:.X17])" office:value-type="percentage" office:value="0.190228393375766" calcext:value-type="percentage">
            <text:p>19,02 %</text:p>
          </table:table-cell>
          <table:table-cell table:style-name="ce16" table:formula="of:=STDEV([.Y3:.Y17])" office:value-type="percentage" office:value="0.14929175508323" calcext:value-type="percentage">
            <text:p>14,93 %</text:p>
          </table:table-cell>
          <table:table-cell table:style-name="ce17" table:number-columns-repeated="999"/>
        </table:table-row>
        <table:table-row table:style-name="ro1">
          <table:table-cell table:style-name="ce8" office:value-type="string" calcext:value-type="string">
            <text:p>count &lt; 5 %</text:p>
          </table:table-cell>
          <table:table-cell table:style-name="ce8" table:number-columns-repeated="4"/>
          <table:table-cell table:style-name="ce21" table:formula="of:=COUNTIF([.F3:.F17];&quot;&lt;=0,05&quot;)" office:value-type="float" office:value="5" calcext:value-type="float">
            <text:p>5</text:p>
          </table:table-cell>
          <table:table-cell table:style-name="ce21" table:formula="of:=COUNTIF([.G3:.G17];&quot;&lt;=0,05&quot;)" office:value-type="float" office:value="9" calcext:value-type="float">
            <text:p>9</text:p>
          </table:table-cell>
          <table:table-cell table:style-name="ce21" table:formula="of:=COUNTIF([.H3:.H17];&quot;&lt;=0,05&quot;)" office:value-type="float" office:value="10" calcext:value-type="float">
            <text:p>10</text:p>
          </table:table-cell>
          <table:table-cell table:style-name="ce21" table:formula="of:=COUNTIF([.I3:.I17];&quot;&lt;=0,05&quot;)" office:value-type="float" office:value="9" calcext:value-type="float">
            <text:p>9</text:p>
          </table:table-cell>
          <table:table-cell table:style-name="ce21" table:formula="of:=COUNTIF([.J3:.J17];&quot;&lt;=0,05&quot;)" office:value-type="float" office:value="10" calcext:value-type="float">
            <text:p>10</text:p>
          </table:table-cell>
          <table:table-cell table:style-name="ce21" table:formula="of:=COUNTIF([.K3:.K17];&quot;&lt;=0,05&quot;)" office:value-type="float" office:value="10" calcext:value-type="float">
            <text:p>10</text:p>
          </table:table-cell>
          <table:table-cell table:style-name="ce21" table:formula="of:=COUNTIF([.L3:.L17];&quot;&lt;=0,05&quot;)" office:value-type="float" office:value="9" calcext:value-type="float">
            <text:p>9</text:p>
          </table:table-cell>
          <table:table-cell table:style-name="ce21" table:formula="of:=COUNTIF([.M3:.M17];&quot;&lt;=0,05&quot;)" office:value-type="float" office:value="9" calcext:value-type="float">
            <text:p>9</text:p>
          </table:table-cell>
          <table:table-cell table:style-name="ce21" table:formula="of:=COUNTIF([.N3:.N17];&quot;&lt;=0,05&quot;)" office:value-type="float" office:value="2" calcext:value-type="float">
            <text:p>2</text:p>
          </table:table-cell>
          <table:table-cell table:style-name="ce21" table:formula="of:=COUNTIF([.O3:.O17];&quot;&lt;=0,05&quot;)" office:value-type="float" office:value="5" calcext:value-type="float">
            <text:p>5</text:p>
          </table:table-cell>
          <table:table-cell table:style-name="ce21" table:formula="of:=COUNTIF([.P3:.P17];&quot;&lt;=0,05&quot;)" office:value-type="float" office:value="6" calcext:value-type="float">
            <text:p>6</text:p>
          </table:table-cell>
          <table:table-cell table:style-name="ce21" table:formula="of:=COUNTIF([.Q3:.Q17];&quot;&lt;=0,05&quot;)" office:value-type="float" office:value="7" calcext:value-type="float">
            <text:p>7</text:p>
          </table:table-cell>
          <table:table-cell table:style-name="ce21" table:formula="of:=COUNTIF([.R3:.R17];&quot;&lt;=0,05&quot;)" office:value-type="float" office:value="9" calcext:value-type="float">
            <text:p>9</text:p>
          </table:table-cell>
          <table:table-cell table:style-name="ce21" table:formula="of:=COUNTIF([.S3:.S17];&quot;&lt;=0,05&quot;)" office:value-type="float" office:value="1" calcext:value-type="float">
            <text:p>1</text:p>
          </table:table-cell>
          <table:table-cell table:style-name="ce21" table:formula="of:=COUNTIF([.T3:.T17];&quot;&lt;=0,05&quot;)" office:value-type="float" office:value="2" calcext:value-type="float">
            <text:p>2</text:p>
          </table:table-cell>
          <table:table-cell table:style-name="ce21" table:formula="of:=COUNTIF([.U3:.U17];&quot;&lt;=0,05&quot;)" office:value-type="float" office:value="6" calcext:value-type="float">
            <text:p>6</text:p>
          </table:table-cell>
          <table:table-cell table:style-name="ce21" table:formula="of:=COUNTIF([.V3:.V17];&quot;&lt;=0,05&quot;)" office:value-type="float" office:value="7" calcext:value-type="float">
            <text:p>7</text:p>
          </table:table-cell>
          <table:table-cell table:style-name="ce21" table:formula="of:=COUNTIF([.W3:.W17];&quot;&lt;=0,05&quot;)" office:value-type="float" office:value="5" calcext:value-type="float">
            <text:p>5</text:p>
          </table:table-cell>
          <table:table-cell table:style-name="ce21" table:formula="of:=COUNTIF([.X3:.X17];&quot;&lt;=0,05&quot;)" office:value-type="float" office:value="0" calcext:value-type="float">
            <text:p>0</text:p>
          </table:table-cell>
          <table:table-cell table:style-name="ce21" table:formula="of:=COUNTIF([.Y3:.Y17];&quot;&lt;=0,05&quot;)" office:value-type="float" office:value="0" calcext:value-type="float">
            <text:p>0</text:p>
          </table:table-cell>
          <table:table-cell table:style-name="ce17" table:number-columns-repeated="999"/>
        </table:table-row>
        <table:table-row table:style-name="ro1">
          <table:table-cell table:style-name="ce8" office:value-type="string" calcext:value-type="string">
            <text:p>count &lt; 2 %</text:p>
          </table:table-cell>
          <table:table-cell table:style-name="ce8" table:number-columns-repeated="4"/>
          <table:table-cell table:style-name="ce21" table:formula="of:=COUNTIF([.F3:.F17];&quot;&lt;=0,02&quot;)" office:value-type="float" office:value="2" calcext:value-type="float">
            <text:p>2</text:p>
          </table:table-cell>
          <table:table-cell table:style-name="ce21" table:formula="of:=COUNTIF([.G3:.G17];&quot;&lt;=0,02&quot;)" office:value-type="float" office:value="6" calcext:value-type="float">
            <text:p>6</text:p>
          </table:table-cell>
          <table:table-cell table:style-name="ce21" table:formula="of:=COUNTIF([.H3:.H17];&quot;&lt;=0,02&quot;)" office:value-type="float" office:value="6" calcext:value-type="float">
            <text:p>6</text:p>
          </table:table-cell>
          <table:table-cell table:style-name="ce21" table:formula="of:=COUNTIF([.I3:.I17];&quot;&lt;=0,02&quot;)" office:value-type="float" office:value="6" calcext:value-type="float">
            <text:p>6</text:p>
          </table:table-cell>
          <table:table-cell table:style-name="ce21" table:formula="of:=COUNTIF([.J3:.J17];&quot;&lt;=0,02&quot;)" office:value-type="float" office:value="7" calcext:value-type="float">
            <text:p>7</text:p>
          </table:table-cell>
          <table:table-cell table:style-name="ce21" table:formula="of:=COUNTIF([.K3:.K17];&quot;&lt;=0,02&quot;)" office:value-type="float" office:value="6" calcext:value-type="float">
            <text:p>6</text:p>
          </table:table-cell>
          <table:table-cell table:style-name="ce21" table:formula="of:=COUNTIF([.L3:.L17];&quot;&lt;=0,02&quot;)" office:value-type="float" office:value="5" calcext:value-type="float">
            <text:p>5</text:p>
          </table:table-cell>
          <table:table-cell table:style-name="ce21" table:formula="of:=COUNTIF([.M3:.M17];&quot;&lt;=0,02&quot;)" office:value-type="float" office:value="7" calcext:value-type="float">
            <text:p>7</text:p>
          </table:table-cell>
          <table:table-cell table:style-name="ce21" table:formula="of:=COUNTIF([.N3:.N17];&quot;&lt;=0,02&quot;)" office:value-type="float" office:value="0" calcext:value-type="float">
            <text:p>0</text:p>
          </table:table-cell>
          <table:table-cell table:style-name="ce21" table:formula="of:=COUNTIF([.O3:.O17];&quot;&lt;=0,02&quot;)" office:value-type="float" office:value="5" calcext:value-type="float">
            <text:p>5</text:p>
          </table:table-cell>
          <table:table-cell table:style-name="ce21" table:formula="of:=COUNTIF([.P3:.P17];&quot;&lt;=0,02&quot;)" office:value-type="float" office:value="4" calcext:value-type="float">
            <text:p>4</text:p>
          </table:table-cell>
          <table:table-cell table:style-name="ce21" table:formula="of:=COUNTIF([.Q3:.Q17];&quot;&lt;=0,02&quot;)" office:value-type="float" office:value="3" calcext:value-type="float">
            <text:p>3</text:p>
          </table:table-cell>
          <table:table-cell table:style-name="ce21" table:formula="of:=COUNTIF([.R3:.R17];&quot;&lt;=0,02&quot;)" office:value-type="float" office:value="6" calcext:value-type="float">
            <text:p>6</text:p>
          </table:table-cell>
          <table:table-cell table:style-name="ce21" table:formula="of:=COUNTIF([.S3:.S17];&quot;&lt;=0,02&quot;)" office:value-type="float" office:value="0" calcext:value-type="float">
            <text:p>0</text:p>
          </table:table-cell>
          <table:table-cell table:style-name="ce21" table:formula="of:=COUNTIF([.T3:.T17];&quot;&lt;=0,02&quot;)" office:value-type="float" office:value="0" calcext:value-type="float">
            <text:p>0</text:p>
          </table:table-cell>
          <table:table-cell table:style-name="ce21" table:formula="of:=COUNTIF([.U3:.U17];&quot;&lt;=0,02&quot;)" office:value-type="float" office:value="4" calcext:value-type="float">
            <text:p>4</text:p>
          </table:table-cell>
          <table:table-cell table:style-name="ce21" table:formula="of:=COUNTIF([.V3:.V17];&quot;&lt;=0,02&quot;)" office:value-type="float" office:value="3" calcext:value-type="float">
            <text:p>3</text:p>
          </table:table-cell>
          <table:table-cell table:style-name="ce21" table:formula="of:=COUNTIF([.W3:.W17];&quot;&lt;=0,02&quot;)" office:value-type="float" office:value="0" calcext:value-type="float">
            <text:p>0</text:p>
          </table:table-cell>
          <table:table-cell table:style-name="ce21" table:formula="of:=COUNTIF([.X3:.X17];&quot;&lt;=0,02&quot;)" office:value-type="float" office:value="0" calcext:value-type="float">
            <text:p>0</text:p>
          </table:table-cell>
          <table:table-cell table:style-name="ce21" table:formula="of:=COUNTIF([.Y3:.Y17];&quot;&lt;=0,02&quot;)" office:value-type="float" office:value="0" calcext:value-type="float">
            <text:p>0</text:p>
          </table:table-cell>
          <table:table-cell table:style-name="ce17" table:number-columns-repeated="999"/>
        </table:table-row>
        <table:table-row table:style-name="ro1">
          <table:table-cell table:style-name="ce8" office:value-type="string" calcext:value-type="string">
            <text:p>notes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use seq_train</text:p>
          </table:table-cell>
          <table:table-cell table:style-name="Default" office:value-type="string" calcext:value-type="string">
            <text:p>OOM crash</text:p>
          </table:table-cell>
          <table:table-cell table:style-name="Default" table:number-columns-repeated="11"/>
          <table:table-cell table:style-name="Default" office:value-type="string" calcext:value-type="string">
            <text:p>Over-recognized ‘ɑ’ ; insertions with ‘ə’</text:p>
          </table:table-cell>
          <table:table-cell table:style-name="Default" table:number-columns-repeated="4"/>
          <table:table-cell table:number-columns-repeated="999"/>
        </table:table-row>
        <table:table-row table:style-name="ro1">
          <table:table-cell table:number-columns-repeated="5"/>
          <table:table-cell table:style-name="Default" table:number-columns-repeated="20"/>
          <table:table-cell table:number-columns-repeated="999"/>
        </table:table-row>
        <table:table-row table:style-name="ro1">
          <table:table-cell office:value-type="string" calcext:value-type="string">
            <text:p>Training type</text:p>
          </table:table-cell>
          <table:table-cell table:number-columns-repeated="4"/>
          <table:table-cell table:style-name="Default"/>
          <table:table-cell table:number-columns-repeated="5" table:style-name="Default" office:value-type="string" calcext:value-type="string">
            <text:p>Repl. layer</text:p>
          </table:table-cell>
          <table:table-cell table:number-columns-repeated="14" table:style-name="Default" office:value-type="string" calcext:value-type="string">
            <text:p>Fine-tu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p layer</text:p>
          </table:table-cell>
          <table:table-cell table:number-columns-repeated="4"/>
          <table:table-cell table:style-name="Default"/>
          <table:table-cell table:number-columns-repeated="3" table:style-name="Default" office:value-type="string" calcext:value-type="string">
            <text:p>Lfx512</text:p>
          </table:table-cell>
          <table:table-cell table:number-columns-repeated="2" table:style-name="Default" office:value-type="string" calcext:value-type="string">
            <text:p>Lfx256</text:p>
          </table:table-cell>
          <table:table-cell table:number-columns-repeated="14" table:style-name="Default" office:value-type="string" calcext:value-type="string">
            <text:p>Lfx51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har. Gen. type</text:p>
          </table:table-cell>
          <table:table-cell table:number-columns-repeated="4"/>
          <table:table-cell table:style-name="Default"/>
          <table:table-cell table:number-columns-repeated="19" table:style-name="Default" office:value-type="string" calcext:value-type="string">
            <text:p>weight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T line length</text:p>
          </table:table-cell>
          <table:table-cell table:number-columns-repeated="4"/>
          <table:table-cell table:style-name="Default"/>
          <table:table-cell table:number-columns-repeated="16" table:style-name="Default" office:value-type="float" office:value="50" calcext:value-type="float">
            <text:p>50</text:p>
          </table:table-cell>
          <table:table-cell table:number-columns-repeated="3" table:style-name="Default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T count</text:p>
          </table:table-cell>
          <table:table-cell table:number-columns-repeated="4"/>
          <table:table-cell table:style-name="Default"/>
          <table:table-cell table:number-columns-repeated="3" table:style-name="ce11" office:value-type="float" office:value="110000" calcext:value-type="float">
            <text:p>110 000</text:p>
          </table:table-cell>
          <table:table-cell table:style-name="ce11" office:value-type="float" office:value="100000" calcext:value-type="float">
            <text:p>100 000</text:p>
          </table:table-cell>
          <table:table-cell table:number-columns-repeated="2" table:style-name="ce11" office:value-type="float" office:value="50000" calcext:value-type="float">
            <text:p>50 000</text:p>
          </table:table-cell>
          <table:table-cell table:style-name="ce11" office:value-type="float" office:value="25600" calcext:value-type="float">
            <text:p>25 600</text:p>
          </table:table-cell>
          <table:table-cell table:number-columns-repeated="3" table:style-name="ce11" office:value-type="float" office:value="36000" calcext:value-type="float">
            <text:p>36 000</text:p>
          </table:table-cell>
          <table:table-cell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en. Char. Count</text:p>
          </table:table-cell>
          <table:table-cell table:number-columns-repeated="4"/>
          <table:table-cell table:style-name="Default"/>
          <table:table-cell table:style-name="ce11" table:formula="of:=[.G27]*[.G28]" office:value-type="float" office:value="5500000" calcext:value-type="float">
            <text:p>5 500 000</text:p>
          </table:table-cell>
          <table:table-cell table:style-name="ce11" table:formula="of:=[.H27]*[.H28]" office:value-type="float" office:value="5500000" calcext:value-type="float">
            <text:p>5 500 000</text:p>
          </table:table-cell>
          <table:table-cell table:style-name="ce11" table:formula="of:=[.I27]*[.I28]" office:value-type="float" office:value="5500000" calcext:value-type="float">
            <text:p>5 500 000</text:p>
          </table:table-cell>
          <table:table-cell table:style-name="ce11" table:formula="of:=[.J27]*[.J28]" office:value-type="float" office:value="5000000" calcext:value-type="float">
            <text:p>5 000 000</text:p>
          </table:table-cell>
          <table:table-cell table:style-name="ce11" table:formula="of:=[.K27]*[.K28]" office:value-type="float" office:value="2500000" calcext:value-type="float">
            <text:p>2 500 000</text:p>
          </table:table-cell>
          <table:table-cell table:style-name="ce11" table:formula="of:=[.L27]*[.L28]" office:value-type="float" office:value="2500000" calcext:value-type="float">
            <text:p>2 500 000</text:p>
          </table:table-cell>
          <table:table-cell table:style-name="ce11" table:formula="of:=[.M27]*[.M28]" office:value-type="float" office:value="1280000" calcext:value-type="float">
            <text:p>1 280 000</text:p>
          </table:table-cell>
          <table:table-cell table:style-name="ce11" table:formula="of:=[.N27]*[.N28]" office:value-type="float" office:value="1800000" calcext:value-type="float">
            <text:p>1 800 000</text:p>
          </table:table-cell>
          <table:table-cell table:style-name="ce11" table:formula="of:=[.O27]*[.O28]" office:value-type="float" office:value="1800000" calcext:value-type="float">
            <text:p>1 800 000</text:p>
          </table:table-cell>
          <table:table-cell table:style-name="ce11" table:formula="of:=[.P27]*[.P28]" office:value-type="float" office:value="1800000" calcext:value-type="float">
            <text:p>1 800 000</text:p>
          </table:table-cell>
          <table:table-cell table:style-name="ce11" table:formula="of:=[.Q27]*[.Q28]" office:value-type="float" office:value="1600000" calcext:value-type="float">
            <text:p>1 600 000</text:p>
          </table:table-cell>
          <table:table-cell table:style-name="ce11" table:formula="of:=[.R27]*[.R28]" office:value-type="float" office:value="1500000" calcext:value-type="float">
            <text:p>1 500 000</text:p>
          </table:table-cell>
          <table:table-cell table:style-name="ce11" table:formula="of:=[.S27]*[.S28]" office:value-type="float" office:value="1500000" calcext:value-type="float">
            <text:p>1 500 000</text:p>
          </table:table-cell>
          <table:table-cell table:style-name="ce11" table:formula="of:=[.T27]*[.T28]" office:value-type="float" office:value="1500000" calcext:value-type="float">
            <text:p>1 500 000</text:p>
          </table:table-cell>
          <table:table-cell table:style-name="ce11" table:formula="of:=[.U27]*[.U28]" office:value-type="float" office:value="1500000" calcext:value-type="float">
            <text:p>1 500 000</text:p>
          </table:table-cell>
          <table:table-cell table:style-name="ce11" table:formula="of:=[.V27]*[.V28]" office:value-type="float" office:value="1500000" calcext:value-type="float">
            <text:p>1 500 000</text:p>
          </table:table-cell>
          <table:table-cell table:style-name="ce11" table:formula="of:=[.W27]*[.W28]" office:value-type="float" office:value="1480000" calcext:value-type="float">
            <text:p>1 480 000</text:p>
          </table:table-cell>
          <table:table-cell table:style-name="ce11" table:formula="of:=[.X27]*[.X28]" office:value-type="float" office:value="2920000" calcext:value-type="float">
            <text:p>2 920 000</text:p>
          </table:table-cell>
          <table:table-cell table:style-name="ce11" table:formula="of:=[.Y27]*[.Y28]" office:value-type="float" office:value="2000000" calcext:value-type="float">
            <text:p>2 000 0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har. Tweaks</text:p>
          </table:table-cell>
          <table:table-cell table:number-columns-repeated="4"/>
          <table:table-cell table:style-name="Default"/>
          <table:table-cell table:number-columns-repeated="9" table:style-name="ce11" office:value-type="string" calcext:value-type="string">
            <text:p>p_a, p_schwa = 0.01</text:p>
          </table:table-cell>
          <table:table-cell table:number-columns-repeated="2" table:style-name="ce11" office:value-type="string" calcext:value-type="string">
            <text:p>p_a, p_schwa, p_tilda = 0.01</text:p>
          </table:table-cell>
          <table:table-cell table:style-name="ce11" office:value-type="string" calcext:value-type="string">
            <text:p>p_a &amp; p_schwa = 0.01, p_tilda = 0.005</text:p>
          </table:table-cell>
          <table:table-cell table:style-name="ce11" office:value-type="string" calcext:value-type="string">
            <text:p>p_a &amp; p_schwa = 0.005, p_tilda = 0.002</text:p>
          </table:table-cell>
          <table:table-cell table:style-name="ce11" office:value-type="string" calcext:value-type="string">
            <text:p>p_a &amp; p_schwa = 0.002</text:p>
          </table:table-cell>
          <table:table-cell table:style-name="ce11" office:value-type="string" calcext:value-type="string">
            <text:p>p_y = 0.002</text:p>
          </table:table-cell>
          <table:table-cell table:style-name="ce11" office:value-type="string" calcext:value-type="string">
            <text:p>add numbers to GT</text:p>
          </table:table-cell>
          <table:table-cell table:style-name="ce11"/>
          <table:table-cell table:style-name="ce11" office:value-type="string" calcext:value-type="string">
            <text:p>add punc file</text:p>
          </table:table-cell>
          <table:table-cell table:style-name="ce11" office:value-type="string" calcext:value-type="string">
            <text:p>avoid double spaces in G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har. Height</text:p>
          </table:table-cell>
          <table:table-cell table:number-columns-repeated="4"/>
          <table:table-cell table:style-name="Default"/>
          <table:table-cell table:number-columns-repeated="7" table:style-name="Default" office:value-type="string" calcext:value-type="string">
            <text:p>40px</text:p>
          </table:table-cell>
          <table:table-cell table:number-columns-repeated="2" table:style-name="ce11" office:value-type="string" calcext:value-type="string">
            <text:p>40px</text:p>
          </table:table-cell>
          <table:table-cell table:style-name="ce11" office:value-type="string" calcext:value-type="string">
            <text:p>45px</text:p>
          </table:table-cell>
          <table:table-cell table:number-columns-repeated="5" table:style-name="ce11" office:value-type="string" calcext:value-type="string">
            <text:p>40px</text:p>
          </table:table-cell>
          <table:table-cell table:number-columns-repeated="4" table:style-name="ce11" office:value-type="string" calcext:value-type="string">
            <text:p>35p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ining iterations</text:p>
          </table:table-cell>
          <table:table-cell table:number-columns-repeated="4"/>
          <table:table-cell table:style-name="Default"/>
          <table:table-cell table:style-name="ce11" office:value-type="float" office:value="41300" calcext:value-type="float">
            <text:p>41 300</text:p>
          </table:table-cell>
          <table:table-cell table:style-name="ce11" office:value-type="float" office:value="59300" calcext:value-type="float">
            <text:p>59 300</text:p>
          </table:table-cell>
          <table:table-cell table:style-name="ce11" office:value-type="float" office:value="41300" calcext:value-type="float">
            <text:p>41 300</text:p>
          </table:table-cell>
          <table:table-cell table:style-name="ce11" office:value-type="float" office:value="90000" calcext:value-type="float">
            <text:p>90 000</text:p>
          </table:table-cell>
          <table:table-cell table:number-columns-repeated="2" table:style-name="ce11" office:value-type="float" office:value="45000" calcext:value-type="float">
            <text:p>45 000</text:p>
          </table:table-cell>
          <table:table-cell table:style-name="ce11" office:value-type="float" office:value="23000" calcext:value-type="float">
            <text:p>23 000</text:p>
          </table:table-cell>
          <table:table-cell table:style-name="ce11" office:value-type="float" office:value="16000" calcext:value-type="float">
            <text:p>16 000</text:p>
          </table:table-cell>
          <table:table-cell table:number-columns-repeated="3"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style-name="ce11" table:number-columns-repeated="11"/>
          <table:table-cell table:number-columns-repeated="988"/>
        </table:table-row>
        <table:table-row table:style-name="ro1">
          <table:table-cell office:value-type="string" calcext:value-type="string">
            <text:p>BCER</text:p>
          </table:table-cell>
          <table:table-cell table:number-columns-repeated="4"/>
          <table:table-cell table:style-name="Default"/>
          <table:table-cell table:style-name="ce13" office:value-type="percentage" office:value="0.09339" calcext:value-type="percentage">
            <text:p>9,34 %</text:p>
          </table:table-cell>
          <table:table-cell table:style-name="ce13" office:value-type="percentage" office:value="0.08057" calcext:value-type="percentage">
            <text:p>8,06 %</text:p>
          </table:table-cell>
          <table:table-cell table:style-name="ce13" office:value-type="percentage" office:value="0.09339" calcext:value-type="percentage">
            <text:p>9,34 %</text:p>
          </table:table-cell>
          <table:table-cell table:style-name="ce13" office:value-type="percentage" office:value="0.08843" calcext:value-type="percentage">
            <text:p>8,84 %</text:p>
          </table:table-cell>
          <table:table-cell table:style-name="ce13" office:value-type="percentage" office:value="0.1131" calcext:value-type="percentage">
            <text:p>11,31 %</text:p>
          </table:table-cell>
          <table:table-cell table:style-name="ce13" office:value-type="percentage" office:value="0.05328" calcext:value-type="percentage">
            <text:p>5,33 %</text:p>
          </table:table-cell>
          <table:table-cell table:style-name="ce13" office:value-type="percentage" office:value="0.087" calcext:value-type="percentage">
            <text:p>8,70 %</text:p>
          </table:table-cell>
          <table:table-cell table:number-columns-repeated="2" table:style-name="ce13" office:value-type="percentage" office:value="0.06975" calcext:value-type="percentage">
            <text:p>6,98 %</text:p>
          </table:table-cell>
          <table:table-cell table:style-name="ce13" office:value-type="percentage" office:value="0.06937" calcext:value-type="percentage">
            <text:p>6,94 %</text:p>
          </table:table-cell>
          <table:table-cell table:style-name="ce13" office:value-type="percentage" office:value="0.06948" calcext:value-type="percentage">
            <text:p>6,95 %</text:p>
          </table:table-cell>
          <table:table-cell table:style-name="ce13" office:value-type="percentage" office:value="0.07209" calcext:value-type="percentage">
            <text:p>7,21 %</text:p>
          </table:table-cell>
          <table:table-cell table:style-name="ce13" office:value-type="percentage" office:value="0.06785" calcext:value-type="percentage">
            <text:p>6,79 %</text:p>
          </table:table-cell>
          <table:table-cell table:style-name="ce13" office:value-type="percentage" office:value="0.06781" calcext:value-type="percentage">
            <text:p>6,78 %</text:p>
          </table:table-cell>
          <table:table-cell table:style-name="ce13"/>
          <table:table-cell table:style-name="ce13" office:value-type="percentage" office:value="0.06781" calcext:value-type="percentage">
            <text:p>6,78 %</text:p>
          </table:table-cell>
          <table:table-cell table:style-name="ce13" office:value-type="percentage" office:value="0.06587" calcext:value-type="percentage">
            <text:p>6,59 %</text:p>
          </table:table-cell>
          <table:table-cell table:style-name="ce13"/>
          <table:table-cell table:style-name="ce13" office:value-type="percentage" office:value="0.07035" calcext:value-type="percentage">
            <text:p>7,04 %</text:p>
          </table:table-cell>
          <table:table-cell table:style-name="ce11" table:number-columns-repeated="11"/>
          <table:table-cell table:number-columns-repeated="988"/>
        </table:table-row>
        <table:table-row table:style-name="ro1">
          <table:table-cell table:number-columns-repeated="5"/>
          <table:table-cell table:style-name="Default" table:number-columns-repeated="6"/>
          <table:table-cell table:style-name="ce13"/>
          <table:table-cell table:style-name="Default" table:number-columns-repeated="13"/>
          <table:table-cell table:number-columns-repeated="999"/>
        </table:table-row>
        <calcext:conditional-formats>
          <calcext:conditional-format calcext:target-range-address="Summary.F3:Summary.Y19">
            <calcext:condition calcext:apply-style-name="Good" calcext:value="&lt;2%" calcext:base-cell-address="Summary.F3"/>
            <calcext:condition calcext:apply-style-name="Sans nom2" calcext:value="&lt;5%" calcext:base-cell-address="Summary.F3"/>
            <calcext:condition calcext:apply-style-name="Sans nom1" calcext:value="&lt;10%" calcext:base-cell-address="Summary.F3"/>
            <calcext:condition calcext:apply-style-name="Bad" calcext:value="&gt;10%" calcext:base-cell-address="Summary.F3"/>
          </calcext:conditional-format>
          <calcext:conditional-format calcext:target-range-address="Summary.F20:Summary.Y21">
            <calcext:condition calcext:apply-style-name="Good" calcext:value="=MAX([.$F20:.$Y20])" calcext:base-cell-address="Summary.F20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19" table:default-cell-style-name="Default"/>
        <table:table-column table:style-name="co20" table:default-cell-style-name="ce13"/>
        <table:table-column table:style-name="co18" table:default-cell-style-name="Default"/>
        <table:table-column table:style-name="co21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6" table:number-columns-repeated="2" table:default-cell-style-name="ce13"/>
        <table:table-column table:style-name="co23" table:default-cell-style-name="Default"/>
        <table:table-column table:style-name="co18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2975871313673" calcext:value-type="percentage">
            <text:p>93,3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28954423592493" calcext:value-type="percentage">
            <text:p>4,29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16901408450704" calcext:value-type="percentage">
            <text:p>81,69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580985915492958" calcext:value-type="percentage">
            <text:p>5,81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64084507042253" calcext:value-type="percentage">
            <text:p>2,6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9339" table:style-name="ta1">
        <table:table-column table:style-name="co2" table:default-cell-style-name="Default"/>
        <table:table-column table:style-name="co19" table:default-cell-style-name="Default"/>
        <table:table-column table:style-name="co20" table:default-cell-style-name="ce13"/>
        <table:table-column table:style-name="co18" table:default-cell-style-name="Default"/>
        <table:table-column table:style-name="co21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6" table:number-columns-repeated="2" table:default-cell-style-name="ce13"/>
        <table:table-column table:style-name="co23" table:default-cell-style-name="Default"/>
        <table:table-column table:style-name="co18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707964601769911" calcext:value-type="percentage">
            <text:p>7,0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268096514745" calcext:value-type="percentage">
            <text:p>100,27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3" calcext:value-type="float">
            <text:p>3</text:p>
          </table:table-cell>
          <table:table-cell table:formula="of:=[.F6]/[$Summary.E7]" office:value-type="percentage" office:value="0.00804289544235925" calcext:value-type="percentage">
            <text:p>0,80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94906166219839" calcext:value-type="percentage">
            <text:p>2,95 %</text:p>
          </table:table-cell>
          <table:table-cell table:formula="of:=([.D6]+[.F6]+[.H6])/([.D6]+[.F6]+[.H6]+[.J6])" office:value-type="percentage" office:value="0.0291777188328912" calcext:value-type="percentage">
            <text:p>2,9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0.948943661971831" calcext:value-type="percentage">
            <text:p>94,89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2887323943662" calcext:value-type="percentage">
            <text:p>2,29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04225352112676" calcext:value-type="percentage">
            <text:p>0,70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64084507042253" calcext:value-type="percentage">
            <text:p>2,64 %</text:p>
          </table:table-cell>
          <table:table-cell table:formula="of:=[.B7]-[.D7]-[.H7]" office:value-type="float" office:value="511" calcext:value-type="float">
            <text:p>511</text:p>
          </table:table-cell>
          <table:table-cell table:formula="of:=IF(ISBLANK([.B7]); &quot;N/A&quot;; ([.D7]+[.F7]+[.H7])/[$Summary.E8])" office:value-type="percentage" office:value="0.0563380281690141" calcext:value-type="percentage">
            <text:p>5,63 %</text:p>
          </table:table-cell>
          <table:table-cell table:formula="of:=([.D7]+[.F7]+[.H7])/([.D7]+[.F7]+[.H7]+[.J7])" office:value-type="percentage" office:value="0.0589318600368324" calcext:value-type="percentage">
            <text:p>5,8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8]/[$Summary.E9]" office:value-type="percentage" office:value="0.0396039603960396" calcext:value-type="percentage">
            <text:p>3,9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274390243902439" calcext:value-type="percentage">
            <text:p>2,74 %</text:p>
          </table:table-cell>
          <table:table-cell table:formula="of:=([.D11]+[.F11]+[.H11])/([.D11]+[.F11]+[.H11]+[.J11])" office:value-type="percentage" office:value="0.0266272189349112" calcext:value-type="percentage">
            <text:p>2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50" calcext:value-type="float">
            <text:p>50</text:p>
          </table:table-cell>
          <table:table-cell table:formula="of:=[.D15]/[$Summary.E16]" office:value-type="percentage" office:value="0.169491525423729" calcext:value-type="percentage">
            <text:p>16,95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6" calcext:value-type="float">
            <text:p>306</text:p>
          </table:table-cell>
          <table:table-cell table:formula="of:=IF(ISBLANK([.B15]); &quot;N/A&quot;; ([.D15]+[.F15]+[.H15])/[$Summary.E16])" office:value-type="percentage" office:value="0.244067796610169" calcext:value-type="percentage">
            <text:p>24,41 %</text:p>
          </table:table-cell>
          <table:table-cell table:formula="of:=([.D15]+[.F15]+[.H15])/([.D15]+[.F15]+[.H15]+[.J15])" office:value-type="percentage" office:value="0.19047619047619" calcext:value-type="percentage">
            <text:p>19,0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55" calcext:value-type="float">
            <text:p>455</text:p>
          </table:table-cell>
          <table:table-cell table:formula="of:=IF(ISBLANK([.B16]); &quot;N/A&quot;; ([.D16]+[.F16]+[.H16])/[$Summary.E17])" office:value-type="percentage" office:value="0.0365591397849462" calcext:value-type="percentage">
            <text:p>3,66 %</text:p>
          </table:table-cell>
          <table:table-cell table:formula="of:=([.D16]+[.F16]+[.H16])/([.D16]+[.F16]+[.H16]+[.J16])" office:value-type="percentage" office:value="0.0360169491525424" calcext:value-type="percentage">
            <text:p>3,60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057" table:style-name="ta1">
        <table:table-column table:style-name="co2" table:default-cell-style-name="Default"/>
        <table:table-column table:style-name="co19" table:default-cell-style-name="Default"/>
        <table:table-column table:style-name="co20" table:default-cell-style-name="ce13"/>
        <table:table-column table:style-name="co18" table:default-cell-style-name="Default"/>
        <table:table-column table:style-name="co21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6" table:number-columns-repeated="2" table:default-cell-style-name="ce13"/>
        <table:table-column table:style-name="co23" table:default-cell-style-name="Default"/>
        <table:table-column table:style-name="co18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2" calcext:value-type="float">
            <text:p>472</text:p>
          </table:table-cell>
          <table:table-cell table:formula="of:=[.B2]/[$Summary.E3]" office:value-type="percentage" office:value="1.02386117136659" calcext:value-type="percentage">
            <text:p>102,39 %</text:p>
          </table:table-cell>
          <table:table-cell office:value-type="float" office:value="4" calcext:value-type="float">
            <text:p>4</text:p>
          </table:table-cell>
          <table:table-cell table:formula="of:=[.D2]/[$Summary.E3]" office:value-type="percentage" office:value="0.0086767895878525" calcext:value-type="percentage">
            <text:p>0,87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2]/[$Summary.E3]" office:value-type="percentage" office:value="0.0195227765726681" calcext:value-type="percentage">
            <text:p>1,95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0281995661605206" calcext:value-type="percentage">
            <text:p>2,82 %</text:p>
          </table:table-cell>
          <table:table-cell table:formula="of:=([.D2]+[.F2]+[.H2])/([.D2]+[.F2]+[.H2]+[.J2])" office:value-type="percentage" office:value="0.0275423728813559" calcext:value-type="percentage">
            <text:p>2,7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24" calcext:value-type="float">
            <text:p>324</text:p>
          </table:table-cell>
          <table:table-cell table:formula="of:=[.B4]/[$Summary.E5]" office:value-type="percentage" office:value="0.878048780487805" calcext:value-type="percentage">
            <text:p>87,8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03" calcext:value-type="float">
            <text:p>303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6219512195122" calcext:value-type="percentage">
            <text:p>7,6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5]/[$Summary.E6]" office:value-type="percentage" office:value="0.020460358056266" calcext:value-type="percentage">
            <text:p>2,05 %</text:p>
          </table:table-cell>
          <table:table-cell table:formula="of:=[.B5]-[.D5]-[.H5]" office:value-type="float" office:value="381" calcext:value-type="float">
            <text:p>381</text:p>
          </table:table-cell>
          <table:table-cell table:formula="of:=IF(ISBLANK([.B5]); &quot;N/A&quot;; ([.D5]+[.F5]+[.H5])/[$Summary.E6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98753117206983" calcext:value-type="percentage">
            <text:p>4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9" calcext:value-type="float">
            <text:p>379</text:p>
          </table:table-cell>
          <table:table-cell table:formula="of:=[.B6]/[$Summary.E7]" office:value-type="percentage" office:value="1.01608579088472" calcext:value-type="percentage">
            <text:p>101,61 %</text:p>
          </table:table-cell>
          <table:table-cell office:value-type="float" office:value="8" calcext:value-type="float">
            <text:p>8</text:p>
          </table:table-cell>
          <table:table-cell table:formula="of:=[.D6]/[$Summary.E7]" office:value-type="percentage" office:value="0.0214477211796247" calcext:value-type="percentage">
            <text:p>2,14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1" calcext:value-type="float">
            <text:p>371</text:p>
          </table:table-cell>
          <table:table-cell table:formula="of:=IF(ISBLANK([.B6]); &quot;N/A&quot;; ([.D6]+[.F6]+[.H6])/[$Summary.E7])" office:value-type="percentage" office:value="0.0214477211796247" calcext:value-type="percentage">
            <text:p>2,14 %</text:p>
          </table:table-cell>
          <table:table-cell table:formula="of:=([.D6]+[.F6]+[.H6])/([.D6]+[.F6]+[.H6]+[.J6])" office:value-type="percentage" office:value="0.0211081794195251" calcext:value-type="percentage">
            <text:p>2,1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33" calcext:value-type="float">
            <text:p>533</text:p>
          </table:table-cell>
          <table:table-cell table:formula="of:=[.B7]/[$Summary.E8]" office:value-type="percentage" office:value="0.938380281690141" calcext:value-type="percentage">
            <text:p>93,84 %</text:p>
          </table:table-cell>
          <table:table-cell office:value-type="float" office:value="14" calcext:value-type="float">
            <text:p>14</text:p>
          </table:table-cell>
          <table:table-cell table:formula="of:=[.D7]/[$Summary.E8]" office:value-type="percentage" office:value="0.0246478873239437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04225352112676" calcext:value-type="percentage">
            <text:p>0,70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64084507042253" calcext:value-type="percentage">
            <text:p>2,64 %</text:p>
          </table:table-cell>
          <table:table-cell table:formula="of:=[.B7]-[.D7]-[.H7]" office:value-type="float" office:value="504" calcext:value-type="float">
            <text:p>504</text:p>
          </table:table-cell>
          <table:table-cell table:formula="of:=IF(ISBLANK([.B7]); &quot;N/A&quot;; ([.D7]+[.F7]+[.H7])/[$Summary.E8])" office:value-type="percentage" office:value="0.0580985915492958" calcext:value-type="percentage">
            <text:p>5,81 %</text:p>
          </table:table-cell>
          <table:table-cell table:formula="of:=([.D7]+[.F7]+[.H7])/([.D7]+[.F7]+[.H7]+[.J7])" office:value-type="percentage" office:value="0.0614525139664804" calcext:value-type="percentage">
            <text:p>6,1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41" calcext:value-type="float">
            <text:p>241</text:p>
          </table:table-cell>
          <table:table-cell table:formula="of:=[.B8]/[$Summary.E9]" office:value-type="percentage" office:value="1.19306930693069" calcext:value-type="percentage">
            <text:p>119,31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8]/[$Summary.E9]" office:value-type="percentage" office:value="0.099009900990099" calcext:value-type="percentage">
            <text:p>9,90 %</text:p>
          </table:table-cell>
          <table:table-cell table:formula="of:=[.B8]-[.D8]-[.H8]" office:value-type="float" office:value="208" calcext:value-type="float">
            <text:p>208</text:p>
          </table:table-cell>
          <table:table-cell table:formula="of:=IF(ISBLANK([.B8]); &quot;N/A&quot;; ([.D8]+[.F8]+[.H8])/[$Summary.E9])" office:value-type="percentage" office:value="0.163366336633663" calcext:value-type="percentage">
            <text:p>16,34 %</text:p>
          </table:table-cell>
          <table:table-cell table:formula="of:=([.D8]+[.F8]+[.H8])/([.D8]+[.F8]+[.H8]+[.J8])" office:value-type="percentage" office:value="0.136929460580913" calcext:value-type="percentage">
            <text:p>13,6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5" calcext:value-type="float">
            <text:p>385</text:p>
          </table:table-cell>
          <table:table-cell table:formula="of:=[.B9]/[$Summary.E10]" office:value-type="percentage" office:value="0.921052631578947" calcext:value-type="percentage">
            <text:p>92,11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5" calcext:value-type="float">
            <text:p>5</text:p>
          </table:table-cell>
          <table:table-cell table:formula="of:=[.D11]/[$Summary.E12]" office:value-type="percentage" office:value="0.0152439024390244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182926829268293" calcext:value-type="percentage">
            <text:p>1,83 %</text:p>
          </table:table-cell>
          <table:table-cell table:formula="of:=([.D11]+[.F11]+[.H11])/([.D11]+[.F11]+[.H11]+[.J11])" office:value-type="percentage" office:value="0.017910447761194" calcext:value-type="percentage">
            <text:p>1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4" calcext:value-type="float">
            <text:p>374</text:p>
          </table:table-cell>
          <table:table-cell table:formula="of:=[.B12]/[$Summary.E13]" office:value-type="percentage" office:value="1" calcext:value-type="percentage">
            <text:p>100,00 %</text:p>
          </table:table-cell>
          <table:table-cell office:value-type="float" office:value="6" calcext:value-type="float">
            <text:p>6</text:p>
          </table:table-cell>
          <table:table-cell table:formula="of:=[.D12]/[$Summary.E13]" office:value-type="percentage" office:value="0.0160427807486631" calcext:value-type="percentage">
            <text:p>1,6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68" calcext:value-type="float">
            <text:p>368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0427807486631" calcext:value-type="percentage">
            <text:p>1,6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7" calcext:value-type="float">
            <text:p>337</text:p>
          </table:table-cell>
          <table:table-cell table:formula="of:=[.B13]/[$Summary.E14]" office:value-type="percentage" office:value="0.994100294985251" calcext:value-type="percentage">
            <text:p>99,41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4])" office:value-type="percentage" office:value="0.0117994100294985" calcext:value-type="percentage">
            <text:p>1,18 %</text:p>
          </table:table-cell>
          <table:table-cell table:formula="of:=([.D13]+[.F13]+[.H13])/([.D13]+[.F13]+[.H13]+[.J13])" office:value-type="percentage" office:value="0.0118694362017804" calcext:value-type="percentage">
            <text:p>1,1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89" calcext:value-type="float">
            <text:p>389</text:p>
          </table:table-cell>
          <table:table-cell table:formula="of:=[.B15]/[$Summary.E16]" office:value-type="percentage" office:value="1.31864406779661" calcext:value-type="percentage">
            <text:p>131,86 %</text:p>
          </table:table-cell>
          <table:table-cell office:value-type="float" office:value="48" calcext:value-type="float">
            <text:p>48</text:p>
          </table:table-cell>
          <table:table-cell table:formula="of:=[.D15]/[$Summary.E16]" office:value-type="percentage" office:value="0.16271186440678" calcext:value-type="percentage">
            <text:p>16,27 %</text:p>
          </table:table-cell>
          <table:table-cell office:value-type="float" office:value="3" calcext:value-type="float">
            <text:p>3</text:p>
          </table:table-cell>
          <table:table-cell table:formula="of:=[.F15]/[$Summary.E16]" office:value-type="percentage" office:value="0.0101694915254237" calcext:value-type="percentage">
            <text:p>1,02 %</text:p>
          </table:table-cell>
          <table:table-cell office:value-type="float" office:value="26" calcext:value-type="float">
            <text:p>26</text:p>
          </table:table-cell>
          <table:table-cell table:formula="of:=[.H15]/[$Summary.E16]" office:value-type="percentage" office:value="0.088135593220339" calcext:value-type="percentage">
            <text:p>8,81 %</text:p>
          </table:table-cell>
          <table:table-cell table:formula="of:=[.B15]-[.D15]-[.H15]" office:value-type="float" office:value="315" calcext:value-type="float">
            <text:p>315</text:p>
          </table:table-cell>
          <table:table-cell table:formula="of:=IF(ISBLANK([.B15]); &quot;N/A&quot;; ([.D15]+[.F15]+[.H15])/[$Summary.E16])" office:value-type="percentage" office:value="0.261016949152542" calcext:value-type="percentage">
            <text:p>26,10 %</text:p>
          </table:table-cell>
          <table:table-cell table:formula="of:=([.D15]+[.F15]+[.H15])/([.D15]+[.F15]+[.H15]+[.J15])" office:value-type="percentage" office:value="0.196428571428571" calcext:value-type="percentage">
            <text:p>19,6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65" calcext:value-type="float">
            <text:p>465</text:p>
          </table:table-cell>
          <table:table-cell table:formula="of:=[.B16]/[$Summary.E17]" office:value-type="percentage" office:value="1" calcext:value-type="percentage">
            <text:p>100,00 %</text:p>
          </table:table-cell>
          <table:table-cell office:value-type="float" office:value="8" calcext:value-type="float">
            <text:p>8</text:p>
          </table:table-cell>
          <table:table-cell table:formula="of:=[.D16]/[$Summary.E17]" office:value-type="percentage" office:value="0.0172043010752688" calcext:value-type="percentage">
            <text:p>1,72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12" calcext:value-type="float">
            <text:p>12</text:p>
          </table:table-cell>
          <table:table-cell table:formula="of:=[.H16]/[$Summary.E17]" office:value-type="percentage" office:value="0.0258064516129032" calcext:value-type="percentage">
            <text:p>2,58 %</text:p>
          </table:table-cell>
          <table:table-cell table:formula="of:=[.B16]-[.D16]-[.H16]" office:value-type="float" office:value="445" calcext:value-type="float">
            <text:p>445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50643776824034" calcext:value-type="percentage">
            <text:p>4,51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05" table:style-name="ta1">
        <table:table-column table:style-name="co2" table:default-cell-style-name="Default"/>
        <table:table-column table:style-name="co19" table:default-cell-style-name="Default"/>
        <table:table-column table:style-name="co20" table:default-cell-style-name="ce13"/>
        <table:table-column table:style-name="co18" table:default-cell-style-name="Default"/>
        <table:table-column table:style-name="co21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6" table:number-columns-repeated="2" table:default-cell-style-name="ce13"/>
        <table:table-column table:style-name="co23" table:default-cell-style-name="Default"/>
        <table:table-column table:style-name="co18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35294117647059" calcext:value-type="percentage">
            <text:p>7,3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268096514745" calcext:value-type="percentage">
            <text:p>100,27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68096514745308" calcext:value-type="percentage">
            <text:p>2,68 %</text:p>
          </table:table-cell>
          <table:table-cell table:formula="of:=([.D6]+[.F6]+[.H6])/([.D6]+[.F6]+[.H6]+[.J6])" office:value-type="percentage" office:value="0.0265957446808511" calcext:value-type="percentage">
            <text:p>2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0.948943661971831" calcext:value-type="percentage">
            <text:p>94,89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2887323943662" calcext:value-type="percentage">
            <text:p>2,29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04225352112676" calcext:value-type="percentage">
            <text:p>0,70 %</text:p>
          </table:table-cell>
          <table:table-cell office:value-type="float" office:value="14" calcext:value-type="float">
            <text:p>14</text:p>
          </table:table-cell>
          <table:table-cell table:formula="of:=[.H7]/[$Summary.E8]" office:value-type="percentage" office:value="0.0246478873239437" calcext:value-type="percentage">
            <text:p>2,46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8])" office:value-type="percentage" office:value="0.0545774647887324" calcext:value-type="percentage">
            <text:p>5,46 %</text:p>
          </table:table-cell>
          <table:table-cell table:formula="of:=([.D7]+[.F7]+[.H7])/([.D7]+[.F7]+[.H7]+[.J7])" office:value-type="percentage" office:value="0.0570902394106814" calcext:value-type="percentage">
            <text:p>5,7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8]/[$Summary.E9]" office:value-type="percentage" office:value="0.0445544554455446" calcext:value-type="percentage">
            <text:p>4,4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2])" office:value-type="percentage" office:value="0.024390243902439" calcext:value-type="percentage">
            <text:p>2,44 %</text:p>
          </table:table-cell>
          <table:table-cell table:formula="of:=([.D11]+[.F11]+[.H11])/([.D11]+[.F11]+[.H11]+[.J11])" office:value-type="percentage" office:value="0.0236686390532544" calcext:value-type="percentage">
            <text:p>2,3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47" calcext:value-type="float">
            <text:p>47</text:p>
          </table:table-cell>
          <table:table-cell table:formula="of:=[.D15]/[$Summary.E16]" office:value-type="percentage" office:value="0.159322033898305" calcext:value-type="percentage">
            <text:p>15,93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9" calcext:value-type="float">
            <text:p>309</text:p>
          </table:table-cell>
          <table:table-cell table:formula="of:=IF(ISBLANK([.B15]); &quot;N/A&quot;; ([.D15]+[.F15]+[.H15])/[$Summary.E16])" office:value-type="percentage" office:value="0.230508474576271" calcext:value-type="percentage">
            <text:p>23,05 %</text:p>
          </table:table-cell>
          <table:table-cell table:formula="of:=([.D15]+[.F15]+[.H15])/([.D15]+[.F15]+[.H15]+[.J15])" office:value-type="percentage" office:value="0.180371352785146" calcext:value-type="percentage">
            <text:p>18,0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57" calcext:value-type="float">
            <text:p>457</text:p>
          </table:table-cell>
          <table:table-cell table:formula="of:=IF(ISBLANK([.B16]); &quot;N/A&quot;; ([.D16]+[.F16]+[.H16])/[$Summary.E17])" office:value-type="percentage" office:value="0.0301075268817204" calcext:value-type="percentage">
            <text:p>3,01 %</text:p>
          </table:table-cell>
          <table:table-cell table:formula="of:=([.D16]+[.F16]+[.H16])/([.D16]+[.F16]+[.H16]+[.J16])" office:value-type="percentage" office:value="0.029723991507431" calcext:value-type="percentage">
            <text:p>2,97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606" table:style-name="ta1">
        <table:table-column table:style-name="co2" table:default-cell-style-name="Default"/>
        <table:table-column table:style-name="co19" table:default-cell-style-name="Default"/>
        <table:table-column table:style-name="co20" table:default-cell-style-name="ce13"/>
        <table:table-column table:style-name="co18" table:default-cell-style-name="Default"/>
        <table:table-column table:style-name="co21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6" table:number-columns-repeated="2" table:default-cell-style-name="ce13"/>
        <table:table-column table:style-name="co23" table:default-cell-style-name="Default"/>
        <table:table-column table:style-name="co18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4" calcext:value-type="float">
            <text:p>494</text:p>
          </table:table-cell>
          <table:table-cell table:formula="of:=[.B2]/[$Summary.E3]" office:value-type="percentage" office:value="1.07158351409978" calcext:value-type="percentage">
            <text:p>107,16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2]/[$Summary.E3]" office:value-type="percentage" office:value="0.0303687635574837" calcext:value-type="percentage">
            <text:p>3,04 %</text:p>
          </table:table-cell>
          <table:table-cell table:formula="of:=[.B2]-[.D2]-[.H2]" office:value-type="float" office:value="475" calcext:value-type="float">
            <text:p>475</text:p>
          </table:table-cell>
          <table:table-cell table:formula="of:=IF(ISBLANK([.B2]); &quot;N/A&quot;; ([.D2]+[.F2]+[.H2])/[$Summary.E3])" office:value-type="percentage" office:value="0.0412147505422994" calcext:value-type="percentage">
            <text:p>4,12 %</text:p>
          </table:table-cell>
          <table:table-cell table:formula="of:=([.D2]+[.F2]+[.H2])/([.D2]+[.F2]+[.H2]+[.J2])" office:value-type="percentage" office:value="0.0384615384615385" calcext:value-type="percentage">
            <text:p>3,8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5]" office:value-type="percentage" office:value="0.902439024390244" calcext:value-type="percentage">
            <text:p>90,24 %</text:p>
          </table:table-cell>
          <table:table-cell office:value-type="float" office:value="14" calcext:value-type="float">
            <text:p>14</text:p>
          </table:table-cell>
          <table:table-cell table:formula="of:=[.D4]/[$Summary.E5]" office:value-type="percentage" office:value="0.037940379403794" calcext:value-type="percentage">
            <text:p>3,79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6" calcext:value-type="float">
            <text:p>316</text:p>
          </table:table-cell>
          <table:table-cell table:formula="of:=IF(ISBLANK([.B4]); &quot;N/A&quot;; ([.D4]+[.F4]+[.H4])/[$Summary.E5])" office:value-type="percentage" office:value="0.0623306233062331" calcext:value-type="percentage">
            <text:p>6,23 %</text:p>
          </table:table-cell>
          <table:table-cell table:formula="of:=([.D4]+[.F4]+[.H4])/([.D4]+[.F4]+[.H4]+[.J4])" office:value-type="percentage" office:value="0.0678466076696165" calcext:value-type="percentage">
            <text:p>6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6" calcext:value-type="float">
            <text:p>426</text:p>
          </table:table-cell>
          <table:table-cell table:formula="of:=[.B5]/[$Summary.E6]" office:value-type="percentage" office:value="1.08951406649616" calcext:value-type="percentage">
            <text:p>108,95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5]/[$Summary.E6]" office:value-type="percentage" office:value="0.0281329923273657" calcext:value-type="percentage">
            <text:p>2,81 %</text:p>
          </table:table-cell>
          <table:table-cell table:formula="of:=[.B5]-[.D5]-[.H5]" office:value-type="float" office:value="403" calcext:value-type="float">
            <text:p>403</text:p>
          </table:table-cell>
          <table:table-cell table:formula="of:=IF(ISBLANK([.B5]); &quot;N/A&quot;; ([.D5]+[.F5]+[.H5])/[$Summary.E6])" office:value-type="percentage" office:value="0.0588235294117647" calcext:value-type="percentage">
            <text:p>5,88 %</text:p>
          </table:table-cell>
          <table:table-cell table:formula="of:=([.D5]+[.F5]+[.H5])/([.D5]+[.F5]+[.H5]+[.J5])" office:value-type="percentage" office:value="0.0539906103286385" calcext:value-type="percentage">
            <text:p>5,4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268096514745" calcext:value-type="percentage">
            <text:p>100,27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7])" office:value-type="percentage" office:value="0.0160857908847185" calcext:value-type="percentage">
            <text:p>1,61 %</text:p>
          </table:table-cell>
          <table:table-cell table:formula="of:=([.D6]+[.F6]+[.H6])/([.D6]+[.F6]+[.H6]+[.J6])" office:value-type="percentage" office:value="0.0159574468085106" calcext:value-type="percentage">
            <text:p>1,6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8]" office:value-type="percentage" office:value="0.950704225352113" calcext:value-type="percentage">
            <text:p>95,07 %</text:p>
          </table:table-cell>
          <table:table-cell office:value-type="float" office:value="11" calcext:value-type="float">
            <text:p>11</text:p>
          </table:table-cell>
          <table:table-cell table:formula="of:=[.D7]/[$Summary.E8]" office:value-type="percentage" office:value="0.0193661971830986" calcext:value-type="percentage">
            <text:p>1,94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05633802816901" calcext:value-type="percentage">
            <text:p>1,06 %</text:p>
          </table:table-cell>
          <table:table-cell office:value-type="float" office:value="12" calcext:value-type="float">
            <text:p>12</text:p>
          </table:table-cell>
          <table:table-cell table:formula="of:=[.H7]/[$Summary.E8]" office:value-type="percentage" office:value="0.0211267605633803" calcext:value-type="percentage">
            <text:p>2,11 %</text:p>
          </table:table-cell>
          <table:table-cell table:formula="of:=[.B7]-[.D7]-[.H7]" office:value-type="float" office:value="517" calcext:value-type="float">
            <text:p>517</text:p>
          </table:table-cell>
          <table:table-cell table:formula="of:=IF(ISBLANK([.B7]); &quot;N/A&quot;; ([.D7]+[.F7]+[.H7])/[$Summary.E8])" office:value-type="percentage" office:value="0.051056338028169" calcext:value-type="percentage">
            <text:p>5,11 %</text:p>
          </table:table-cell>
          <table:table-cell table:formula="of:=([.D7]+[.F7]+[.H7])/([.D7]+[.F7]+[.H7]+[.J7])" office:value-type="percentage" office:value="0.0531135531135531" calcext:value-type="percentage">
            <text:p>5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65" calcext:value-type="float">
            <text:p>265</text:p>
          </table:table-cell>
          <table:table-cell table:formula="of:=[.B8]/[$Summary.E9]" office:value-type="percentage" office:value="1.31188118811881" calcext:value-type="percentage">
            <text:p>131,19 %</text:p>
          </table:table-cell>
          <table:table-cell office:value-type="float" office:value="27" calcext:value-type="float">
            <text:p>27</text:p>
          </table:table-cell>
          <table:table-cell table:formula="of:=[.D8]/[$Summary.E9]" office:value-type="percentage" office:value="0.133663366336634" calcext:value-type="percentage">
            <text:p>13,37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8]/[$Summary.E9]" office:value-type="percentage" office:value="0.0594059405940594" calcext:value-type="percentage">
            <text:p>5,94 %</text:p>
          </table:table-cell>
          <table:table-cell table:formula="of:=[.B8]-[.D8]-[.H8]" office:value-type="float" office:value="226" calcext:value-type="float">
            <text:p>226</text:p>
          </table:table-cell>
          <table:table-cell table:formula="of:=IF(ISBLANK([.B8]); &quot;N/A&quot;; ([.D8]+[.F8]+[.H8])/[$Summary.E9])" office:value-type="percentage" office:value="0.193069306930693" calcext:value-type="percentage">
            <text:p>19,31 %</text:p>
          </table:table-cell>
          <table:table-cell table:formula="of:=([.D8]+[.F8]+[.H8])/([.D8]+[.F8]+[.H8]+[.J8])" office:value-type="percentage" office:value="0.147169811320755" calcext:value-type="percentage">
            <text:p>14,7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0]" office:value-type="percentage" office:value="0.913875598086124" calcext:value-type="percentage">
            <text:p>91,39 %</text:p>
          </table:table-cell>
          <table:table-cell office:value-type="float" office:value="5" calcext:value-type="float">
            <text:p>5</text:p>
          </table:table-cell>
          <table:table-cell table:formula="of:=[.D9]/[$Summary.E10]" office:value-type="percentage" office:value="0.0119617224880383" calcext:value-type="percentage">
            <text:p>1,20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0])" office:value-type="percentage" office:value="0.0167464114832536" calcext:value-type="percentage">
            <text:p>1,67 %</text:p>
          </table:table-cell>
          <table:table-cell table:formula="of:=([.D9]+[.F9]+[.H9])/([.D9]+[.F9]+[.H9]+[.J9])" office:value-type="percentage" office:value="0.0182291666666667" calcext:value-type="percentage">
            <text:p>1,8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21951219512195" calcext:value-type="percentage">
            <text:p>1,22 %</text:p>
          </table:table-cell>
          <table:table-cell table:formula="of:=([.D11]+[.F11]+[.H11])/([.D11]+[.F11]+[.H11]+[.J11])" office:value-type="percentage" office:value="0.0119402985074627" calcext:value-type="percentage">
            <text:p>1,1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6" calcext:value-type="float">
            <text:p>386</text:p>
          </table:table-cell>
          <table:table-cell table:formula="of:=[.B12]/[$Summary.E13]" office:value-type="percentage" office:value="1.03208556149733" calcext:value-type="percentage">
            <text:p>103,21 %</text:p>
          </table:table-cell>
          <table:table-cell office:value-type="float" office:value="3" calcext:value-type="float">
            <text:p>3</text:p>
          </table:table-cell>
          <table:table-cell table:formula="of:=[.D12]/[$Summary.E13]" office:value-type="percentage" office:value="0.00802139037433155" calcext:value-type="percentage">
            <text:p>0,8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160621761658" calcext:value-type="percentage">
            <text:p>2,3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3" calcext:value-type="float">
            <text:p>343</text:p>
          </table:table-cell>
          <table:table-cell table:formula="of:=[.B13]/[$Summary.E14]" office:value-type="percentage" office:value="1.0117994100295" calcext:value-type="percentage">
            <text:p>101,1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91545189504373" calcext:value-type="percentage">
            <text:p>0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5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2" calcext:value-type="float">
            <text:p>322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23076923076923" calcext:value-type="percentage">
            <text:p>0,9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19" calcext:value-type="float">
            <text:p>419</text:p>
          </table:table-cell>
          <table:table-cell table:formula="of:=[.B15]/[$Summary.E16]" office:value-type="percentage" office:value="1.42033898305085" calcext:value-type="percentage">
            <text:p>142,03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0" calcext:value-type="float">
            <text:p>0</text:p>
          </table:table-cell>
          <table:table-cell table:formula="of:=[.F15]/[$Summary.E16]" office:value-type="percentage" office:value="0" calcext:value-type="percentage">
            <text:p>0,00 %</text:p>
          </table:table-cell>
          <table:table-cell office:value-type="float" office:value="31" calcext:value-type="float">
            <text:p>31</text:p>
          </table:table-cell>
          <table:table-cell table:formula="of:=[.H15]/[$Summary.E16]" office:value-type="percentage" office:value="0.105084745762712" calcext:value-type="percentage">
            <text:p>10,51 %</text:p>
          </table:table-cell>
          <table:table-cell table:formula="of:=[.B15]-[.D15]-[.H15]" office:value-type="float" office:value="343" calcext:value-type="float">
            <text:p>343</text:p>
          </table:table-cell>
          <table:table-cell table:formula="of:=IF(ISBLANK([.B15]); &quot;N/A&quot;; ([.D15]+[.F15]+[.H15])/[$Summary.E16])" office:value-type="percentage" office:value="0.257627118644068" calcext:value-type="percentage">
            <text:p>25,76 %</text:p>
          </table:table-cell>
          <table:table-cell table:formula="of:=([.D15]+[.F15]+[.H15])/([.D15]+[.F15]+[.H15]+[.J15])" office:value-type="percentage" office:value="0.181384248210024" calcext:value-type="percentage">
            <text:p>18,1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80" calcext:value-type="float">
            <text:p>480</text:p>
          </table:table-cell>
          <table:table-cell table:formula="of:=[.B16]/[$Summary.E17]" office:value-type="percentage" office:value="1.03225806451613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16]/[$Summary.E17]" office:value-type="percentage" office:value="0.00860215053763441" calcext:value-type="percentage">
            <text:p>0,86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70" calcext:value-type="float">
            <text:p>470</text:p>
          </table:table-cell>
          <table:table-cell table:formula="of:=IF(ISBLANK([.B16]); &quot;N/A&quot;; ([.D16]+[.F16]+[.H16])/[$Summary.E17])" office:value-type="percentage" office:value="0.021505376344086" calcext:value-type="percentage">
            <text:p>2,15 %</text:p>
          </table:table-cell>
          <table:table-cell table:formula="of:=([.D16]+[.F16]+[.H16])/([.D16]+[.F16]+[.H16]+[.J16])" office:value-type="percentage" office:value="0.0208333333333333" calcext:value-type="percentage">
            <text:p>2,08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520" table:style-name="ta1">
        <table:table-column table:style-name="co2" table:default-cell-style-name="Default"/>
        <table:table-column table:style-name="co19" table:default-cell-style-name="Default"/>
        <table:table-column table:style-name="co20" table:default-cell-style-name="ce13"/>
        <table:table-column table:style-name="co18" table:default-cell-style-name="Default"/>
        <table:table-column table:style-name="co21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6" table:number-columns-repeated="2" table:default-cell-style-name="ce13"/>
        <table:table-column table:style-name="co23" table:default-cell-style-name="Default"/>
        <table:table-column table:style-name="co18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3" calcext:value-type="float">
            <text:p>463</text:p>
          </table:table-cell>
          <table:table-cell table:formula="of:=[.B2]/[$Summary.E3]" office:value-type="percentage" office:value="1.00433839479393" calcext:value-type="percentage">
            <text:p>100,43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8" calcext:value-type="float">
            <text:p>458</text:p>
          </table:table-cell>
          <table:table-cell table:formula="of:=IF(ISBLANK([.B2]); &quot;N/A&quot;; ([.D2]+[.F2]+[.H2])/[$Summary.E3])" office:value-type="percentage" office:value="0.0108459869848156" calcext:value-type="percentage">
            <text:p>1,08 %</text:p>
          </table:table-cell>
          <table:table-cell table:formula="of:=([.D2]+[.F2]+[.H2])/([.D2]+[.F2]+[.H2]+[.J2])" office:value-type="percentage" office:value="0.0107991360691145" calcext:value-type="percentage">
            <text:p>1,0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13" calcext:value-type="float">
            <text:p>313</text:p>
          </table:table-cell>
          <table:table-cell table:formula="of:=[.B4]/[$Summary.E5]" office:value-type="percentage" office:value="0.848238482384824" calcext:value-type="percentage">
            <text:p>84,82 %</text:p>
          </table:table-cell>
          <table:table-cell office:value-type="float" office:value="17" calcext:value-type="float">
            <text:p>17</text:p>
          </table:table-cell>
          <table:table-cell table:formula="of:=[.D4]/[$Summary.E5]" office:value-type="percentage" office:value="0.046070460704607" calcext:value-type="percentage">
            <text:p>4,61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293" calcext:value-type="float">
            <text:p>293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84375" calcext:value-type="percentage">
            <text:p>8,4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0" calcext:value-type="float">
            <text:p>400</text:p>
          </table:table-cell>
          <table:table-cell table:formula="of:=[.B5]/[$Summary.E6]" office:value-type="percentage" office:value="1.0230179028133" calcext:value-type="percentage">
            <text:p>102,3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030690537084399" calcext:value-type="percentage">
            <text:p>3,07 %</text:p>
          </table:table-cell>
          <table:table-cell table:formula="of:=([.D5]+[.F5]+[.H5])/([.D5]+[.F5]+[.H5]+[.J5])" office:value-type="percentage" office:value="0.0298507462686567" calcext:value-type="percentage">
            <text:p>2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17" calcext:value-type="float">
            <text:p>317</text:p>
          </table:table-cell>
          <table:table-cell table:formula="of:=[.B6]/[$Summary.E7]" office:value-type="percentage" office:value="0.849865951742627" calcext:value-type="percentage">
            <text:p>84,99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048257372654" calcext:value-type="percentage">
            <text:p>1,34 %</text:p>
          </table:table-cell>
          <table:table-cell office:value-type="float" office:value="3" calcext:value-type="float">
            <text:p>3</text:p>
          </table:table-cell>
          <table:table-cell table:formula="of:=[.F6]/[$Summary.E7]" office:value-type="percentage" office:value="0.00804289544235925" calcext:value-type="percentage">
            <text:p>0,80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10" calcext:value-type="float">
            <text:p>310</text:p>
          </table:table-cell>
          <table:table-cell table:formula="of:=IF(ISBLANK([.B6]); &quot;N/A&quot;; ([.D6]+[.F6]+[.H6])/[$Summary.E7])" office:value-type="percentage" office:value="0.0268096514745308" calcext:value-type="percentage">
            <text:p>2,68 %</text:p>
          </table:table-cell>
          <table:table-cell table:formula="of:=([.D6]+[.F6]+[.H6])/([.D6]+[.F6]+[.H6]+[.J6])" office:value-type="percentage" office:value="0.03125" calcext:value-type="percentage">
            <text:p>3,1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20" calcext:value-type="float">
            <text:p>520</text:p>
          </table:table-cell>
          <table:table-cell table:formula="of:=[.B7]/[$Summary.E8]" office:value-type="percentage" office:value="0.915492957746479" calcext:value-type="percentage">
            <text:p>91,55 %</text:p>
          </table:table-cell>
          <table:table-cell office:value-type="float" office:value="17" calcext:value-type="float">
            <text:p>17</text:p>
          </table:table-cell>
          <table:table-cell table:formula="of:=[.D7]/[$Summary.E8]" office:value-type="percentage" office:value="0.0299295774647887" calcext:value-type="percentage">
            <text:p>2,99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05633802816901" calcext:value-type="percentage">
            <text:p>1,06 %</text:p>
          </table:table-cell>
          <table:table-cell office:value-type="float" office:value="18" calcext:value-type="float">
            <text:p>18</text:p>
          </table:table-cell>
          <table:table-cell table:formula="of:=[.H7]/[$Summary.E8]" office:value-type="percentage" office:value="0.0316901408450704" calcext:value-type="percentage">
            <text:p>3,17 %</text:p>
          </table:table-cell>
          <table:table-cell table:formula="of:=[.B7]-[.D7]-[.H7]" office:value-type="float" office:value="485" calcext:value-type="float">
            <text:p>485</text:p>
          </table:table-cell>
          <table:table-cell table:formula="of:=IF(ISBLANK([.B7]); &quot;N/A&quot;; ([.D7]+[.F7]+[.H7])/[$Summary.E8])" office:value-type="percentage" office:value="0.0721830985915493" calcext:value-type="percentage">
            <text:p>7,22 %</text:p>
          </table:table-cell>
          <table:table-cell table:formula="of:=([.D7]+[.F7]+[.H7])/([.D7]+[.F7]+[.H7]+[.J7])" office:value-type="percentage" office:value="0.0779467680608365" calcext:value-type="percentage">
            <text:p>7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9]" office:value-type="percentage" office:value="1.10891089108911" calcext:value-type="percentage">
            <text:p>110,89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3" calcext:value-type="float">
            <text:p>203</text:p>
          </table:table-cell>
          <table:table-cell table:formula="of:=IF(ISBLANK([.B8]); &quot;N/A&quot;; ([.D8]+[.F8]+[.H8])/[$Summary.E9])" office:value-type="percentage" office:value="0.113861386138614" calcext:value-type="percentage">
            <text:p>11,39 %</text:p>
          </table:table-cell>
          <table:table-cell table:formula="of:=([.D8]+[.F8]+[.H8])/([.D8]+[.F8]+[.H8]+[.J8])" office:value-type="percentage" office:value="0.101769911504425" calcext:value-type="percentage">
            <text:p>10,1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362467866324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2]" office:value-type="percentage" office:value="1.0030487804878" calcext:value-type="percentage">
            <text:p>100,30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.00304878048780488" calcext:value-type="percentage">
            <text:p>0,30 %</text:p>
          </table:table-cell>
          <table:table-cell table:formula="of:=([.D11]+[.F11]+[.H11])/([.D11]+[.F11]+[.H11]+[.J11])" office:value-type="percentage" office:value="0.00303951367781155" calcext:value-type="percentage">
            <text:p>0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9" calcext:value-type="float">
            <text:p>379</text:p>
          </table:table-cell>
          <table:table-cell table:formula="of:=[.B12]/[$Summary.E13]" office:value-type="percentage" office:value="1.01336898395722" calcext:value-type="percentage">
            <text:p>101,34 %</text:p>
          </table:table-cell>
          <table:table-cell office:value-type="float" office:value="4" calcext:value-type="float">
            <text:p>4</text:p>
          </table:table-cell>
          <table:table-cell table:formula="of:=[.D12]/[$Summary.E13]" office:value-type="percentage" office:value="0.0106951871657754" calcext:value-type="percentage">
            <text:p>1,0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06951871657754" calcext:value-type="percentage">
            <text:p>1,07 %</text:p>
          </table:table-cell>
          <table:table-cell table:formula="of:=([.D12]+[.F12]+[.H12])/([.D12]+[.F12]+[.H12]+[.J12])" office:value-type="percentage" office:value="0.0105540897097625" calcext:value-type="percentage">
            <text:p>1,0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6" calcext:value-type="float">
            <text:p>346</text:p>
          </table:table-cell>
          <table:table-cell table:formula="of:=[.B13]/[$Summary.E14]" office:value-type="percentage" office:value="1.02064896755162" calcext:value-type="percentage">
            <text:p>102,06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23598820058997" calcext:value-type="percentage">
            <text:p>2,36 %</text:p>
          </table:table-cell>
          <table:table-cell table:formula="of:=([.D13]+[.F13]+[.H13])/([.D13]+[.F13]+[.H13]+[.J13])" office:value-type="percentage" office:value="0.023121387283237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6]" office:value-type="percentage" office:value="1.20677966101695" calcext:value-type="percentage">
            <text:p>120,68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291" calcext:value-type="float">
            <text:p>291</text:p>
          </table:table-cell>
          <table:table-cell table:formula="of:=IF(ISBLANK([.B15]); &quot;N/A&quot;; ([.D15]+[.F15]+[.H15])/[$Summary.E16])" office:value-type="percentage" office:value="0.223728813559322" calcext:value-type="percentage">
            <text:p>22,37 %</text:p>
          </table:table-cell>
          <table:table-cell table:formula="of:=([.D15]+[.F15]+[.H15])/([.D15]+[.F15]+[.H15]+[.J15])" office:value-type="percentage" office:value="0.184873949579832" calcext:value-type="percentage">
            <text:p>18,4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63" calcext:value-type="float">
            <text:p>463</text:p>
          </table:table-cell>
          <table:table-cell table:formula="of:=[.B16]/[$Summary.E17]" office:value-type="percentage" office:value="0.995698924731183" calcext:value-type="percentage">
            <text:p>99,57 %</text:p>
          </table:table-cell>
          <table:table-cell office:value-type="float" office:value="16" calcext:value-type="float">
            <text:p>16</text:p>
          </table:table-cell>
          <table:table-cell table:formula="of:=[.D16]/[$Summary.E17]" office:value-type="percentage" office:value="0.0344086021505376" calcext:value-type="percentage">
            <text:p>3,44 %</text:p>
          </table:table-cell>
          <table:table-cell office:value-type="float" office:value="7" calcext:value-type="float">
            <text:p>7</text:p>
          </table:table-cell>
          <table:table-cell table:formula="of:=[.F16]/[$Summary.E17]" office:value-type="percentage" office:value="0.0150537634408602" calcext:value-type="percentage">
            <text:p>1,51 %</text:p>
          </table:table-cell>
          <table:table-cell office:value-type="float" office:value="13" calcext:value-type="float">
            <text:p>13</text:p>
          </table:table-cell>
          <table:table-cell table:formula="of:=[.H16]/[$Summary.E17]" office:value-type="percentage" office:value="0.0279569892473118" calcext:value-type="percentage">
            <text:p>2,80 %</text:p>
          </table:table-cell>
          <table:table-cell table:formula="of:=[.B16]-[.D16]-[.H16]" office:value-type="float" office:value="434" calcext:value-type="float">
            <text:p>434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65957446808511" calcext:value-type="percentage">
            <text:p>7,66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16" table:style-name="ta1">
        <table:table-column table:style-name="co2" table:default-cell-style-name="Default"/>
        <table:table-column table:style-name="co19" table:default-cell-style-name="Default"/>
        <table:table-column table:style-name="co20" table:default-cell-style-name="ce13"/>
        <table:table-column table:style-name="co18" table:default-cell-style-name="Default"/>
        <table:table-column table:style-name="co21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6" table:number-columns-repeated="2" table:default-cell-style-name="ce13"/>
        <table:table-column table:style-name="co23" table:default-cell-style-name="Default"/>
        <table:table-column table:style-name="co18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86" calcext:value-type="float">
            <text:p>486</text:p>
          </table:table-cell>
          <table:table-cell table:formula="of:=[.B2]/[$Summary.E3]" office:value-type="percentage" office:value="1.05422993492408" calcext:value-type="percentage">
            <text:p>105,42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9" calcext:value-type="float">
            <text:p>469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49794238683128" calcext:value-type="percentage">
            <text:p>3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9" calcext:value-type="float">
            <text:p>159</text:p>
          </table:table-cell>
          <table:table-cell table:formula="of:=[.B3]/[$Summary.E4]" office:value-type="percentage" office:value="1.05298013245033" calcext:value-type="percentage">
            <text:p>105,3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77358490566038" calcext:value-type="percentage">
            <text:p>3,7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1" calcext:value-type="float">
            <text:p>361</text:p>
          </table:table-cell>
          <table:table-cell table:formula="of:=[.B4]/[$Summary.E5]" office:value-type="percentage" office:value="0.978319783197832" calcext:value-type="percentage">
            <text:p>97,83 %</text:p>
          </table:table-cell>
          <table:table-cell office:value-type="float" office:value="16" calcext:value-type="float">
            <text:p>16</text:p>
          </table:table-cell>
          <table:table-cell table:formula="of:=[.D4]/[$Summary.E5]" office:value-type="percentage" office:value="0.043360433604336" calcext:value-type="percentage">
            <text:p>4,34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41758241758242" calcext:value-type="percentage">
            <text:p>7,4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47" calcext:value-type="float">
            <text:p>447</text:p>
          </table:table-cell>
          <table:table-cell table:formula="of:=[.B5]/[$Summary.E6]" office:value-type="percentage" office:value="1.14322250639386" calcext:value-type="percentage">
            <text:p>114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31" calcext:value-type="float">
            <text:p>31</text:p>
          </table:table-cell>
          <table:table-cell table:formula="of:=[.H5]/[$Summary.E6]" office:value-type="percentage" office:value="0.0792838874680307" calcext:value-type="percentage">
            <text:p>7,93 %</text:p>
          </table:table-cell>
          <table:table-cell table:formula="of:=[.B5]-[.D5]-[.H5]" office:value-type="float" office:value="397" calcext:value-type="float">
            <text:p>397</text:p>
          </table:table-cell>
          <table:table-cell table:formula="of:=IF(ISBLANK([.B5]); &quot;N/A&quot;; ([.D5]+[.F5]+[.H5])/[$Summary.E6])" office:value-type="percentage" office:value="0.135549872122762" calcext:value-type="percentage">
            <text:p>13,55 %</text:p>
          </table:table-cell>
          <table:table-cell table:formula="of:=([.D5]+[.F5]+[.H5])/([.D5]+[.F5]+[.H5]+[.J5])" office:value-type="percentage" office:value="0.117777777777778" calcext:value-type="percentage">
            <text:p>11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268096514745" calcext:value-type="percentage">
            <text:p>100,27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107238605898123" calcext:value-type="percentage">
            <text:p>1,07 %</text:p>
          </table:table-cell>
          <table:table-cell table:formula="of:=([.D6]+[.F6]+[.H6])/([.D6]+[.F6]+[.H6]+[.J6])" office:value-type="percentage" office:value="0.0106382978723404" calcext:value-type="percentage">
            <text:p>1,0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25" calcext:value-type="float">
            <text:p>625</text:p>
          </table:table-cell>
          <table:table-cell table:formula="of:=[.B7]/[$Summary.E8]" office:value-type="percentage" office:value="1.10035211267606" calcext:value-type="percentage">
            <text:p>110,04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1056338028169" calcext:value-type="percentage">
            <text:p>5,11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492957746478873" calcext:value-type="percentage">
            <text:p>4,93 %</text:p>
          </table:table-cell>
          <table:table-cell table:formula="of:=[.B7]-[.D7]-[.H7]" office:value-type="float" office:value="568" calcext:value-type="float">
            <text:p>568</text:p>
          </table:table-cell>
          <table:table-cell table:formula="of:=IF(ISBLANK([.B7]); &quot;N/A&quot;; ([.D7]+[.F7]+[.H7])/[$Summary.E8])" office:value-type="percentage" office:value="0.109154929577465" calcext:value-type="percentage">
            <text:p>10,92 %</text:p>
          </table:table-cell>
          <table:table-cell table:formula="of:=([.D7]+[.F7]+[.H7])/([.D7]+[.F7]+[.H7]+[.J7])" office:value-type="percentage" office:value="0.0984126984126984" calcext:value-type="percentage">
            <text:p>9,8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5" calcext:value-type="float">
            <text:p>285</text:p>
          </table:table-cell>
          <table:table-cell table:formula="of:=[.B8]/[$Summary.E9]" office:value-type="percentage" office:value="1.41089108910891" calcext:value-type="percentage">
            <text:p>141,09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4" calcext:value-type="float">
            <text:p>234</text:p>
          </table:table-cell>
          <table:table-cell table:formula="of:=IF(ISBLANK([.B8]); &quot;N/A&quot;; ([.D8]+[.F8]+[.H8])/[$Summary.E9])" office:value-type="percentage" office:value="0.262376237623762" calcext:value-type="percentage">
            <text:p>26,24 %</text:p>
          </table:table-cell>
          <table:table-cell table:formula="of:=([.D8]+[.F8]+[.H8])/([.D8]+[.F8]+[.H8]+[.J8])" office:value-type="percentage" office:value="0.184668989547038" calcext:value-type="percentage">
            <text:p>18,4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2284263959391" calcext:value-type="percentage">
            <text:p>1,5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9" calcext:value-type="float">
            <text:p>349</text:p>
          </table:table-cell>
          <table:table-cell table:formula="of:=[.B11]/[$Summary.E12]" office:value-type="percentage" office:value="1.0640243902439" calcext:value-type="percentage">
            <text:p>106,40 %</text:p>
          </table:table-cell>
          <table:table-cell office:value-type="float" office:value="10" calcext:value-type="float">
            <text:p>10</text:p>
          </table:table-cell>
          <table:table-cell table:formula="of:=[.D11]/[$Summary.E12]" office:value-type="percentage" office:value="0.0304878048780488" calcext:value-type="percentage">
            <text:p>3,0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5" calcext:value-type="float">
            <text:p>5</text:p>
          </table:table-cell>
          <table:table-cell table:formula="of:=[.H11]/[$Summary.E12]" office:value-type="percentage" office:value="0.0152439024390244" calcext:value-type="percentage">
            <text:p>1,52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57142857142857" calcext:value-type="percentage">
            <text:p>4,5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12]/[$Summary.E13]" office:value-type="percentage" office:value="0.0374331550802139" calcext:value-type="percentage">
            <text:p>3,74 %</text:p>
          </table:table-cell>
          <table:table-cell table:formula="of:=[.B12]-[.D12]-[.H12]" office:value-type="float" office:value="382" calcext:value-type="float">
            <text:p>382</text:p>
          </table:table-cell>
          <table:table-cell table:formula="of:=IF(ISBLANK([.B12]); &quot;N/A&quot;; ([.D12]+[.F12]+[.H12])/[$Summary.E13])" office:value-type="percentage" office:value="0.0828877005347594" calcext:value-type="percentage">
            <text:p>8,29 %</text:p>
          </table:table-cell>
          <table:table-cell table:formula="of:=([.D12]+[.F12]+[.H12])/([.D12]+[.F12]+[.H12]+[.J12])" office:value-type="percentage" office:value="0.0750605326876513" calcext:value-type="percentage">
            <text:p>7,5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82352941176471" calcext:value-type="percentage">
            <text:p>0,8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6" calcext:value-type="float">
            <text:p>446</text:p>
          </table:table-cell>
          <table:table-cell table:formula="of:=[.B15]/[$Summary.E16]" office:value-type="percentage" office:value="1.51186440677966" calcext:value-type="percentage">
            <text:p>151,19 %</text:p>
          </table:table-cell>
          <table:table-cell office:value-type="float" office:value="32" calcext:value-type="float">
            <text:p>32</text:p>
          </table:table-cell>
          <table:table-cell table:formula="of:=[.D15]/[$Summary.E16]" office:value-type="percentage" office:value="0.108474576271186" calcext:value-type="percentage">
            <text:p>10,85 %</text:p>
          </table:table-cell>
          <table:table-cell office:value-type="float" office:value="6" calcext:value-type="float">
            <text:p>6</text:p>
          </table:table-cell>
          <table:table-cell table:formula="of:=[.F15]/[$Summary.E16]" office:value-type="percentage" office:value="0.0203389830508475" calcext:value-type="percentage">
            <text:p>2,03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51" calcext:value-type="float">
            <text:p>351</text:p>
          </table:table-cell>
          <table:table-cell table:formula="of:=IF(ISBLANK([.B15]); &quot;N/A&quot;; ([.D15]+[.F15]+[.H15])/[$Summary.E16])" office:value-type="percentage" office:value="0.342372881355932" calcext:value-type="percentage">
            <text:p>34,24 %</text:p>
          </table:table-cell>
          <table:table-cell table:formula="of:=([.D15]+[.F15]+[.H15])/([.D15]+[.F15]+[.H15]+[.J15])" office:value-type="percentage" office:value="0.223451327433628" calcext:value-type="percentage">
            <text:p>22,3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1" calcext:value-type="float">
            <text:p>501</text:p>
          </table:table-cell>
          <table:table-cell table:formula="of:=[.B16]/[$Summary.E17]" office:value-type="percentage" office:value="1.07741935483871" calcext:value-type="percentage">
            <text:p>107,74 %</text:p>
          </table:table-cell>
          <table:table-cell office:value-type="float" office:value="2" calcext:value-type="float">
            <text:p>2</text:p>
          </table:table-cell>
          <table:table-cell table:formula="of:=[.D16]/[$Summary.E17]" office:value-type="percentage" office:value="0.0043010752688172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16]/[$Summary.E17]" office:value-type="percentage" office:value="0.0408602150537634" calcext:value-type="percentage">
            <text:p>4,09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19161676646707" calcext:value-type="percentage">
            <text:p>4,19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09" table:style-name="ta1">
        <table:table-column table:style-name="co2" table:default-cell-style-name="Default"/>
        <table:table-column table:style-name="co19" table:default-cell-style-name="Default"/>
        <table:table-column table:style-name="co20" table:default-cell-style-name="ce13"/>
        <table:table-column table:style-name="co18" table:default-cell-style-name="Default"/>
        <table:table-column table:style-name="co21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6" table:number-columns-repeated="2" table:default-cell-style-name="ce13"/>
        <table:table-column table:style-name="co23" table:default-cell-style-name="Default"/>
        <table:table-column table:style-name="co18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2" calcext:value-type="float">
            <text:p>492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0625" calcext:value-type="percentage">
            <text:p>3,9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62" calcext:value-type="float">
            <text:p>162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29940119760479" calcext:value-type="percentage">
            <text:p>2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4" calcext:value-type="float">
            <text:p>364</text:p>
          </table:table-cell>
          <table:table-cell table:formula="of:=[.B4]/[$Summary.E5]" office:value-type="percentage" office:value="0.986449864498645" calcext:value-type="percentage">
            <text:p>98,64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42" calcext:value-type="float">
            <text:p>342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681198910081744" calcext:value-type="percentage">
            <text:p>6,8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57" calcext:value-type="float">
            <text:p>457</text:p>
          </table:table-cell>
          <table:table-cell table:formula="of:=[.B5]/[$Summary.E6]" office:value-type="percentage" office:value="1.16879795396419" calcext:value-type="percentage">
            <text:p>116,88 %</text:p>
          </table:table-cell>
          <table:table-cell office:value-type="float" office:value="5" calcext:value-type="float">
            <text:p>5</text:p>
          </table:table-cell>
          <table:table-cell table:formula="of:=[.D5]/[$Summary.E6]" office:value-type="percentage" office:value="0.0127877237851662" calcext:value-type="percentage">
            <text:p>1,2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15" calcext:value-type="float">
            <text:p>415</text:p>
          </table:table-cell>
          <table:table-cell table:formula="of:=IF(ISBLANK([.B5]); &quot;N/A&quot;; ([.D5]+[.F5]+[.H5])/[$Summary.E6])" office:value-type="percentage" office:value="0.107416879795396" calcext:value-type="percentage">
            <text:p>10,74 %</text:p>
          </table:table-cell>
          <table:table-cell table:formula="of:=([.D5]+[.F5]+[.H5])/([.D5]+[.F5]+[.H5]+[.J5])" office:value-type="percentage" office:value="0.0919037199124726" calcext:value-type="percentage">
            <text:p>9,1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3" calcext:value-type="float">
            <text:p>383</text:p>
          </table:table-cell>
          <table:table-cell table:formula="of:=[.B6]/[$Summary.E7]" office:value-type="percentage" office:value="1.02680965147453" calcext:value-type="percentage">
            <text:p>102,68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238605898123" calcext:value-type="percentage">
            <text:p>1,07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8" calcext:value-type="float">
            <text:p>378</text:p>
          </table:table-cell>
          <table:table-cell table:formula="of:=IF(ISBLANK([.B6]); &quot;N/A&quot;; ([.D6]+[.F6]+[.H6])/[$Summary.E7])" office:value-type="percentage" office:value="0.0160857908847185" calcext:value-type="percentage">
            <text:p>1,61 %</text:p>
          </table:table-cell>
          <table:table-cell table:formula="of:=([.D6]+[.F6]+[.H6])/([.D6]+[.F6]+[.H6]+[.J6])" office:value-type="percentage" office:value="0.015625" calcext:value-type="percentage">
            <text:p>1,5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4" calcext:value-type="float">
            <text:p>594</text:p>
          </table:table-cell>
          <table:table-cell table:formula="of:=[.B7]/[$Summary.E8]" office:value-type="percentage" office:value="1.04577464788732" calcext:value-type="percentage">
            <text:p>104,58 %</text:p>
          </table:table-cell>
          <table:table-cell office:value-type="float" office:value="26" calcext:value-type="float">
            <text:p>26</text:p>
          </table:table-cell>
          <table:table-cell table:formula="of:=[.D7]/[$Summary.E8]" office:value-type="percentage" office:value="0.0457746478873239" calcext:value-type="percentage">
            <text:p>4,58 %</text:p>
          </table:table-cell>
          <table:table-cell office:value-type="float" office:value="8" calcext:value-type="float">
            <text:p>8</text:p>
          </table:table-cell>
          <table:table-cell table:formula="of:=[.F7]/[$Summary.E8]" office:value-type="percentage" office:value="0.0140845070422535" calcext:value-type="percentage">
            <text:p>1,41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34507042253521" calcext:value-type="percentage">
            <text:p>3,35 %</text:p>
          </table:table-cell>
          <table:table-cell table:formula="of:=[.B7]-[.D7]-[.H7]" office:value-type="float" office:value="549" calcext:value-type="float">
            <text:p>549</text:p>
          </table:table-cell>
          <table:table-cell table:formula="of:=IF(ISBLANK([.B7]); &quot;N/A&quot;; ([.D7]+[.F7]+[.H7])/[$Summary.E8])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0880398671096345" calcext:value-type="percentage">
            <text:p>8,8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32673267326733" calcext:value-type="percentage">
            <text:p>23,27 %</text:p>
          </table:table-cell>
          <table:table-cell table:formula="of:=([.D8]+[.F8]+[.H8])/([.D8]+[.F8]+[.H8]+[.J8])" office:value-type="percentage" office:value="0.159863945578231" calcext:value-type="percentage">
            <text:p>15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2020202020202" calcext:value-type="percentage">
            <text:p>2,0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8" calcext:value-type="float">
            <text:p>328</text:p>
          </table:table-cell>
          <table:table-cell table:formula="of:=[.B11]/[$Summary.E12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" calcext:value-type="percentage">
            <text:p>0,00 %</text:p>
          </table:table-cell>
          <table:table-cell table:formula="of:=([.D11]+[.F11]+[.H11])/([.D11]+[.F11]+[.H11]+[.J11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1" calcext:value-type="float">
            <text:p>381</text:p>
          </table:table-cell>
          <table:table-cell table:formula="of:=[.B12]/[$Summary.E13]" office:value-type="percentage" office:value="1.01871657754011" calcext:value-type="percentage">
            <text:p>101,8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5748031496063" calcext:value-type="percentage">
            <text:p>1,5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2" calcext:value-type="float">
            <text:p>342</text:p>
          </table:table-cell>
          <table:table-cell table:formula="of:=[.B13]/[$Summary.E14]" office:value-type="percentage" office:value="1.00884955752212" calcext:value-type="percentage">
            <text:p>100,8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0" calcext:value-type="float">
            <text:p>340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7463556851312" calcext:value-type="percentage">
            <text:p>0,8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88" calcext:value-type="float">
            <text:p>488</text:p>
          </table:table-cell>
          <table:table-cell table:formula="of:=[.B15]/[$Summary.E16]" office:value-type="percentage" office:value="1.65423728813559" calcext:value-type="percentage">
            <text:p>165,42 %</text:p>
          </table:table-cell>
          <table:table-cell office:value-type="float" office:value="34" calcext:value-type="float">
            <text:p>34</text:p>
          </table:table-cell>
          <table:table-cell table:formula="of:=[.D15]/[$Summary.E16]" office:value-type="percentage" office:value="0.115254237288136" calcext:value-type="percentage">
            <text:p>11,53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80" calcext:value-type="float">
            <text:p>80</text:p>
          </table:table-cell>
          <table:table-cell table:formula="of:=[.H15]/[$Summary.E16]" office:value-type="percentage" office:value="0.271186440677966" calcext:value-type="percentage">
            <text:p>27,12 %</text:p>
          </table:table-cell>
          <table:table-cell table:formula="of:=[.B15]-[.D15]-[.H15]" office:value-type="float" office:value="374" calcext:value-type="float">
            <text:p>374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1379310344828" calcext:value-type="percentage">
            <text:p>24,1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7" calcext:value-type="float">
            <text:p>517</text:p>
          </table:table-cell>
          <table:table-cell table:formula="of:=[.B16]/[$Summary.E17]" office:value-type="percentage" office:value="1.11182795698925" calcext:value-type="percentage">
            <text:p>111,18 %</text:p>
          </table:table-cell>
          <table:table-cell office:value-type="float" office:value="5" calcext:value-type="float">
            <text:p>5</text:p>
          </table:table-cell>
          <table:table-cell table:formula="of:=[.D16]/[$Summary.E17]" office:value-type="percentage" office:value="0.010752688172043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490" calcext:value-type="float">
            <text:p>490</text:p>
          </table:table-cell>
          <table:table-cell table:formula="of:=IF(ISBLANK([.B16]); &quot;N/A&quot;; ([.D16]+[.F16]+[.H16])/[$Summary.E17])" office:value-type="percentage" office:value="0.0602150537634409" calcext:value-type="percentage">
            <text:p>6,02 %</text:p>
          </table:table-cell>
          <table:table-cell table:formula="of:=([.D16]+[.F16]+[.H16])/([.D16]+[.F16]+[.H16]+[.J16])" office:value-type="percentage" office:value="0.0540540540540541" calcext:value-type="percentage">
            <text:p>5,41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_16k" table:style-name="ta1">
        <table:table-column table:style-name="co2" table:default-cell-style-name="Default"/>
        <table:table-column table:style-name="co19" table:default-cell-style-name="Default"/>
        <table:table-column table:style-name="co20" table:default-cell-style-name="ce13"/>
        <table:table-column table:style-name="co18" table:default-cell-style-name="Default"/>
        <table:table-column table:style-name="co21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6" table:number-columns-repeated="2" table:default-cell-style-name="ce13"/>
        <table:table-column table:style-name="co23" table:default-cell-style-name="Default"/>
        <table:table-column table:style-name="co18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7" calcext:value-type="float">
            <text:p>507</text:p>
          </table:table-cell>
          <table:table-cell table:formula="of:=[.B2]/[$Summary.E3]" office:value-type="percentage" office:value="1.0997830802603" calcext:value-type="percentage">
            <text:p>109,98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87" calcext:value-type="float">
            <text:p>487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4477317554241" calcext:value-type="percentage">
            <text:p>3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2" calcext:value-type="float">
            <text:p>162</text:p>
          </table:table-cell>
          <table:table-cell table:formula="of:=[.B3]/[$Summary.E4]" office:value-type="percentage" office:value="1.07284768211921" calcext:value-type="percentage">
            <text:p>107,28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308641975308642" calcext:value-type="percentage">
            <text:p>3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2" calcext:value-type="float">
            <text:p>12</text:p>
          </table:table-cell>
          <table:table-cell table:formula="of:=[.D8]/[$Summary.E9]" office:value-type="percentage" office:value="0.0594059405940594" calcext:value-type="percentage">
            <text:p>5,94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49" calcext:value-type="float">
            <text:p>249</text:p>
          </table:table-cell>
          <table:table-cell table:formula="of:=IF(ISBLANK([.B8]); &quot;N/A&quot;; ([.D8]+[.F8]+[.H8])/[$Summary.E9])" office:value-type="percentage" office:value="0.237623762376238" calcext:value-type="percentage">
            <text:p>23,76 %</text:p>
          </table:table-cell>
          <table:table-cell table:formula="of:=([.D8]+[.F8]+[.H8])/([.D8]+[.F8]+[.H8]+[.J8])" office:value-type="percentage" office:value="0.161616161616162" calcext:value-type="percentage">
            <text:p>16,1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72" calcext:value-type="float">
            <text:p>372</text:p>
          </table:table-cell>
          <table:table-cell table:formula="of:=[.B11]/[$Summary.E12]" office:value-type="percentage" office:value="1.13414634146341" calcext:value-type="percentage">
            <text:p>113,4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115853658536585" calcext:value-type="percentage">
            <text:p>11,59 %</text:p>
          </table:table-cell>
          <table:table-cell table:formula="of:=([.D11]+[.F11]+[.H11])/([.D11]+[.F11]+[.H11]+[.J11])" office:value-type="percentage" office:value="0.102150537634409" calcext:value-type="percentage">
            <text:p>10,2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44" calcext:value-type="float">
            <text:p>444</text:p>
          </table:table-cell>
          <table:table-cell table:formula="of:=[.B12]/[$Summary.E13]" office:value-type="percentage" office:value="1.18716577540107" calcext:value-type="percentage">
            <text:p>118,72 %</text:p>
          </table:table-cell>
          <table:table-cell office:value-type="float" office:value="24" calcext:value-type="float">
            <text:p>24</text:p>
          </table:table-cell>
          <table:table-cell table:formula="of:=[.D12]/[$Summary.E13]" office:value-type="percentage" office:value="0.0641711229946524" calcext:value-type="percentage">
            <text:p>6,42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12]/[$Summary.E13]" office:value-type="percentage" office:value="0.0588235294117647" calcext:value-type="percentage">
            <text:p>5,88 %</text:p>
          </table:table-cell>
          <table:table-cell table:formula="of:=[.B12]-[.D12]-[.H12]" office:value-type="float" office:value="398" calcext:value-type="float">
            <text:p>398</text:p>
          </table:table-cell>
          <table:table-cell table:formula="of:=IF(ISBLANK([.B12]); &quot;N/A&quot;; ([.D12]+[.F12]+[.H12])/[$Summary.E13])" office:value-type="percentage" office:value="0.122994652406417" calcext:value-type="percentage">
            <text:p>12,30 %</text:p>
          </table:table-cell>
          <table:table-cell table:formula="of:=([.D12]+[.F12]+[.H12])/([.D12]+[.F12]+[.H12]+[.J12])" office:value-type="percentage" office:value="0.103603603603604" calcext:value-type="percentage">
            <text:p>10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17" table:style-name="ta1">
        <table:table-column table:style-name="co2" table:default-cell-style-name="Default"/>
        <table:table-column table:style-name="co19" table:default-cell-style-name="Default"/>
        <table:table-column table:style-name="co20" table:default-cell-style-name="ce13"/>
        <table:table-column table:style-name="co18" table:default-cell-style-name="Default"/>
        <table:table-column table:style-name="co21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6" table:number-columns-repeated="2" table:default-cell-style-name="ce13"/>
        <table:table-column table:style-name="co23" table:default-cell-style-name="Default"/>
        <table:table-column table:style-name="co18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22" calcext:value-type="float">
            <text:p>522</text:p>
          </table:table-cell>
          <table:table-cell table:formula="of:=[.B2]/[$Summary.E3]" office:value-type="percentage" office:value="1.13232104121475" calcext:value-type="percentage">
            <text:p>113,23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7" calcext:value-type="float">
            <text:p>27</text:p>
          </table:table-cell>
          <table:table-cell table:formula="of:=[.H2]/[$Summary.E3]" office:value-type="percentage" office:value="0.0585683297180043" calcext:value-type="percentage">
            <text:p>5,86 %</text:p>
          </table:table-cell>
          <table:table-cell table:formula="of:=[.B2]-[.D2]-[.H2]" office:value-type="float" office:value="494" calcext:value-type="float">
            <text:p>494</text:p>
          </table:table-cell>
          <table:table-cell table:formula="of:=IF(ISBLANK([.B2]); &quot;N/A&quot;; ([.D2]+[.F2]+[.H2])/[$Summary.E3])" office:value-type="percentage" office:value="0.0607375271149675" calcext:value-type="percentage">
            <text:p>6,07 %</text:p>
          </table:table-cell>
          <table:table-cell table:formula="of:=([.D2]+[.F2]+[.H2])/([.D2]+[.F2]+[.H2]+[.J2])" office:value-type="percentage" office:value="0.053639846743295" calcext:value-type="percentage">
            <text:p>5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3]/[$Summary.E4]" office:value-type="percentage" office:value="0.033112582781457" calcext:value-type="percentage">
            <text:p>3,31 %</text:p>
          </table:table-cell>
          <table:table-cell table:formula="of:=[.B3]-[.D3]-[.H3]" office:value-type="float" office:value="159" calcext:value-type="float">
            <text:p>159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9041916167665" calcext:value-type="percentage">
            <text:p>4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0" calcext:value-type="float">
            <text:p>370</text:p>
          </table:table-cell>
          <table:table-cell table:formula="of:=[.B4]/[$Summary.E5]" office:value-type="percentage" office:value="1.00271002710027" calcext:value-type="percentage">
            <text:p>100,27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6" calcext:value-type="float">
            <text:p>6</text:p>
          </table:table-cell>
          <table:table-cell table:formula="of:=[.H4]/[$Summary.E5]" office:value-type="percentage" office:value="0.016260162601626" calcext:value-type="percentage">
            <text:p>1,63 %</text:p>
          </table:table-cell>
          <table:table-cell table:formula="of:=[.B4]-[.D4]-[.H4]" office:value-type="float" office:value="345" calcext:value-type="float">
            <text:p>345</text:p>
          </table:table-cell>
          <table:table-cell table:formula="of:=IF(ISBLANK([.B4]); &quot;N/A&quot;; ([.D4]+[.F4]+[.H4])/[$Summary.E5])" office:value-type="percentage" office:value="0.0758807588075881" calcext:value-type="percentage">
            <text:p>7,59 %</text:p>
          </table:table-cell>
          <table:table-cell table:formula="of:=([.D4]+[.F4]+[.H4])/([.D4]+[.F4]+[.H4]+[.J4])" office:value-type="percentage" office:value="0.0750670241286863" calcext:value-type="percentage">
            <text:p>7,5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13" calcext:value-type="float">
            <text:p>513</text:p>
          </table:table-cell>
          <table:table-cell table:formula="of:=[.B5]/[$Summary.E6]" office:value-type="percentage" office:value="1.31202046035806" calcext:value-type="percentage">
            <text:p>131,20 %</text:p>
          </table:table-cell>
          <table:table-cell office:value-type="float" office:value="47" calcext:value-type="float">
            <text:p>47</text:p>
          </table:table-cell>
          <table:table-cell table:formula="of:=[.D5]/[$Summary.E6]" office:value-type="percentage" office:value="0.120204603580563" calcext:value-type="percentage">
            <text:p>12,02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1" calcext:value-type="float">
            <text:p>431</text:p>
          </table:table-cell>
          <table:table-cell table:formula="of:=IF(ISBLANK([.B5]); &quot;N/A&quot;; ([.D5]+[.F5]+[.H5])/[$Summary.E6])" office:value-type="percentage" office:value="0.209718670076726" calcext:value-type="percentage">
            <text:p>20,97 %</text:p>
          </table:table-cell>
          <table:table-cell table:formula="of:=([.D5]+[.F5]+[.H5])/([.D5]+[.F5]+[.H5]+[.J5])" office:value-type="percentage" office:value="0.159844054580897" calcext:value-type="percentage">
            <text:p>15,9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8" calcext:value-type="float">
            <text:p>378</text:p>
          </table:table-cell>
          <table:table-cell table:formula="of:=[.B6]/[$Summary.E7]" office:value-type="percentage" office:value="1.01340482573727" calcext:value-type="percentage">
            <text:p>101,34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0536193029490617" calcext:value-type="percentage">
            <text:p>0,54 %</text:p>
          </table:table-cell>
          <table:table-cell table:formula="of:=([.D6]+[.F6]+[.H6])/([.D6]+[.F6]+[.H6]+[.J6])" office:value-type="percentage" office:value="0.00527704485488127" calcext:value-type="percentage">
            <text:p>0,5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20" calcext:value-type="float">
            <text:p>620</text:p>
          </table:table-cell>
          <table:table-cell table:formula="of:=[.B7]/[$Summary.E8]" office:value-type="percentage" office:value="1.09154929577465" calcext:value-type="percentage">
            <text:p>109,15 %</text:p>
          </table:table-cell>
          <table:table-cell office:value-type="float" office:value="27" calcext:value-type="float">
            <text:p>27</text:p>
          </table:table-cell>
          <table:table-cell table:formula="of:=[.D7]/[$Summary.E8]" office:value-type="percentage" office:value="0.0475352112676056" calcext:value-type="percentage">
            <text:p>4,75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04225352112676" calcext:value-type="percentage">
            <text:p>0,70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492957746478873" calcext:value-type="percentage">
            <text:p>4,93 %</text:p>
          </table:table-cell>
          <table:table-cell table:formula="of:=[.B7]-[.D7]-[.H7]" office:value-type="float" office:value="565" calcext:value-type="float">
            <text:p>565</text:p>
          </table:table-cell>
          <table:table-cell table:formula="of:=IF(ISBLANK([.B7]); &quot;N/A&quot;; ([.D7]+[.F7]+[.H7])/[$Summary.E8])" office:value-type="percentage" office:value="0.10387323943662" calcext:value-type="percentage">
            <text:p>10,39 %</text:p>
          </table:table-cell>
          <table:table-cell table:formula="of:=([.D7]+[.F7]+[.H7])/([.D7]+[.F7]+[.H7]+[.J7])" office:value-type="percentage" office:value="0.094551282051282" calcext:value-type="percentage">
            <text:p>9,4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01" calcext:value-type="float">
            <text:p>301</text:p>
          </table:table-cell>
          <table:table-cell table:formula="of:=[.B8]/[$Summary.E9]" office:value-type="percentage" office:value="1.49009900990099" calcext:value-type="percentage">
            <text:p>149,01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9401993355482" calcext:value-type="percentage">
            <text:p>17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9" calcext:value-type="float">
            <text:p>399</text:p>
          </table:table-cell>
          <table:table-cell table:formula="of:=[.B9]/[$Summary.E10]" office:value-type="percentage" office:value="0.954545454545455" calcext:value-type="percentage">
            <text:p>95,45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71" calcext:value-type="float">
            <text:p>371</text:p>
          </table:table-cell>
          <table:table-cell table:formula="of:=[.B11]/[$Summary.E12]" office:value-type="percentage" office:value="1.13109756097561" calcext:value-type="percentage">
            <text:p>113,1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3" calcext:value-type="float">
            <text:p>333</text:p>
          </table:table-cell>
          <table:table-cell table:formula="of:=IF(ISBLANK([.B11]); &quot;N/A&quot;; ([.D11]+[.F11]+[.H11])/[$Summary.E12])" office:value-type="percentage" office:value="0.11890243902439" calcext:value-type="percentage">
            <text:p>11,89 %</text:p>
          </table:table-cell>
          <table:table-cell table:formula="of:=([.D11]+[.F11]+[.H11])/([.D11]+[.F11]+[.H11]+[.J11])" office:value-type="percentage" office:value="0.104838709677419" calcext:value-type="percentage">
            <text:p>10,4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7" calcext:value-type="float">
            <text:p>427</text:p>
          </table:table-cell>
          <table:table-cell table:formula="of:=[.B12]/[$Summary.E13]" office:value-type="percentage" office:value="1.14171122994652" calcext:value-type="percentage">
            <text:p>114,17 %</text:p>
          </table:table-cell>
          <table:table-cell office:value-type="float" office:value="40" calcext:value-type="float">
            <text:p>40</text:p>
          </table:table-cell>
          <table:table-cell table:formula="of:=[.D12]/[$Summary.E13]" office:value-type="percentage" office:value="0.106951871657754" calcext:value-type="percentage">
            <text:p>10,7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136363636363636" calcext:value-type="percentage">
            <text:p>13,64 %</text:p>
          </table:table-cell>
          <table:table-cell table:formula="of:=([.D12]+[.F12]+[.H12])/([.D12]+[.F12]+[.H12]+[.J12])" office:value-type="percentage" office:value="0.11943793911007" calcext:value-type="percentage">
            <text:p>11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8" calcext:value-type="float">
            <text:p>328</text:p>
          </table:table-cell>
          <table:table-cell table:formula="of:=[.B14]/[$Summary.E15]" office:value-type="percentage" office:value="1.01234567901235" calcext:value-type="percentage">
            <text:p>101,23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6" calcext:value-type="float">
            <text:p>326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09756097560976" calcext:value-type="percentage">
            <text:p>0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92" calcext:value-type="float">
            <text:p>492</text:p>
          </table:table-cell>
          <table:table-cell table:formula="of:=[.B15]/[$Summary.E16]" office:value-type="percentage" office:value="1.66779661016949" calcext:value-type="percentage">
            <text:p>166,78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79" calcext:value-type="float">
            <text:p>79</text:p>
          </table:table-cell>
          <table:table-cell table:formula="of:=[.H15]/[$Summary.E16]" office:value-type="percentage" office:value="0.267796610169492" calcext:value-type="percentage">
            <text:p>26,78 %</text:p>
          </table:table-cell>
          <table:table-cell table:formula="of:=[.B15]-[.D15]-[.H15]" office:value-type="float" office:value="375" calcext:value-type="float">
            <text:p>375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0890688259109" calcext:value-type="percentage">
            <text:p>24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6" calcext:value-type="float">
            <text:p>6</text:p>
          </table:table-cell>
          <table:table-cell table:formula="of:=[.D16]/[$Summary.E17]" office:value-type="percentage" office:value="0.0129032258064516" calcext:value-type="percentage">
            <text:p>1,29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6" calcext:value-type="float">
            <text:p>26</text:p>
          </table:table-cell>
          <table:table-cell table:formula="of:=[.H16]/[$Summary.E17]" office:value-type="percentage" office:value="0.0559139784946237" calcext:value-type="percentage">
            <text:p>5,59 %</text:p>
          </table:table-cell>
          <table:table-cell table:formula="of:=[.B16]-[.D16]-[.H16]" office:value-type="float" office:value="494" calcext:value-type="float">
            <text:p>494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8365019011407" calcext:value-type="percentage">
            <text:p>6,08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" table:style-name="ta1">
        <table:table-column table:style-name="co2" table:default-cell-style-name="Default"/>
        <table:table-column table:style-name="co19" table:default-cell-style-name="Default"/>
        <table:table-column table:style-name="co20" table:default-cell-style-name="ce13"/>
        <table:table-column table:style-name="co18" table:default-cell-style-name="Default"/>
        <table:table-column table:style-name="co21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6" table:number-columns-repeated="2" table:default-cell-style-name="ce13"/>
        <table:table-column table:style-name="co23" table:default-cell-style-name="Default"/>
        <table:table-column table:style-name="co18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44" calcext:value-type="float">
            <text:p>544</text:p>
          </table:table-cell>
          <table:table-cell table:formula="of:=[.B2]/[$Summary.E3]" office:value-type="percentage" office:value="1.18004338394794" calcext:value-type="percentage">
            <text:p>118,00 %</text:p>
          </table:table-cell>
          <table:table-cell office:value-type="float" office:value="8" calcext:value-type="float">
            <text:p>8</text:p>
          </table:table-cell>
          <table:table-cell table:formula="of:=[.D2]/[$Summary.E3]" office:value-type="percentage" office:value="0.017353579175705" calcext:value-type="percentage">
            <text:p>1,74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2]/[$Summary.E3]" office:value-type="percentage" office:value="0.0542299349240781" calcext:value-type="percentage">
            <text:p>5,42 %</text:p>
          </table:table-cell>
          <table:table-cell table:formula="of:=[.B2]-[.D2]-[.H2]" office:value-type="float" office:value="511" calcext:value-type="float">
            <text:p>511</text:p>
          </table:table-cell>
          <table:table-cell table:formula="of:=IF(ISBLANK([.B2]); &quot;N/A&quot;; ([.D2]+[.F2]+[.H2])/[$Summary.E3])" office:value-type="percentage" office:value="0.0715835140997831" calcext:value-type="percentage">
            <text:p>7,16 %</text:p>
          </table:table-cell>
          <table:table-cell table:formula="of:=([.D2]+[.F2]+[.H2])/([.D2]+[.F2]+[.H2]+[.J2])" office:value-type="percentage" office:value="0.0606617647058824" calcext:value-type="percentage">
            <text:p>6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6" calcext:value-type="float">
            <text:p>176</text:p>
          </table:table-cell>
          <table:table-cell table:formula="of:=[.B3]/[$Summary.E4]" office:value-type="percentage" office:value="1.16556291390728" calcext:value-type="percentage">
            <text:p>116,56 %</text:p>
          </table:table-cell>
          <table:table-cell office:value-type="float" office:value="7" calcext:value-type="float">
            <text:p>7</text:p>
          </table:table-cell>
          <table:table-cell table:formula="of:=[.D3]/[$Summary.E4]" office:value-type="percentage" office:value="0.0463576158940397" calcext:value-type="percentage">
            <text:p>4,64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5" calcext:value-type="float">
            <text:p>165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25" calcext:value-type="percentage">
            <text:p>6,2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2" calcext:value-type="float">
            <text:p>362</text:p>
          </table:table-cell>
          <table:table-cell table:formula="of:=[.B4]/[$Summary.E5]" office:value-type="percentage" office:value="0.981029810298103" calcext:value-type="percentage">
            <text:p>98,1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0" calcext:value-type="float">
            <text:p>340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35694822888283" calcext:value-type="percentage">
            <text:p>7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8" calcext:value-type="float">
            <text:p>18</text:p>
          </table:table-cell>
          <table:table-cell table:formula="of:=[.D5]/[$Summary.E6]" office:value-type="percentage" office:value="0.0460358056265985" calcext:value-type="percentage">
            <text:p>4,60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7" calcext:value-type="float">
            <text:p>437</text:p>
          </table:table-cell>
          <table:table-cell table:formula="of:=IF(ISBLANK([.B5]); &quot;N/A&quot;; ([.D5]+[.F5]+[.H5])/[$Summary.E6])" office:value-type="percentage" office:value="0.145780051150895" calcext:value-type="percentage">
            <text:p>14,58 %</text:p>
          </table:table-cell>
          <table:table-cell table:formula="of:=([.D5]+[.F5]+[.H5])/([.D5]+[.F5]+[.H5]+[.J5])" office:value-type="percentage" office:value="0.115384615384615" calcext:value-type="percentage">
            <text:p>11,5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90" calcext:value-type="float">
            <text:p>390</text:p>
          </table:table-cell>
          <table:table-cell table:formula="of:=[.B6]/[$Summary.E7]" office:value-type="percentage" office:value="1.0455764075067" calcext:value-type="percentage">
            <text:p>104,56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3" calcext:value-type="float">
            <text:p>3</text:p>
          </table:table-cell>
          <table:table-cell table:formula="of:=[.F6]/[$Summary.E7]" office:value-type="percentage" office:value="0.00804289544235925" calcext:value-type="percentage">
            <text:p>0,80 %</text:p>
          </table:table-cell>
          <table:table-cell office:value-type="float" office:value="5" calcext:value-type="float">
            <text:p>5</text:p>
          </table:table-cell>
          <table:table-cell table:formula="of:=[.H6]/[$Summary.E7]" office:value-type="percentage" office:value="0.0134048257372654" calcext:value-type="percentage">
            <text:p>1,34 %</text:p>
          </table:table-cell>
          <table:table-cell table:formula="of:=[.B6]-[.D6]-[.H6]" office:value-type="float" office:value="383" calcext:value-type="float">
            <text:p>383</text:p>
          </table:table-cell>
          <table:table-cell table:formula="of:=IF(ISBLANK([.B6]); &quot;N/A&quot;; ([.D6]+[.F6]+[.H6])/[$Summary.E7])" office:value-type="percentage" office:value="0.0268096514745308" calcext:value-type="percentage">
            <text:p>2,68 %</text:p>
          </table:table-cell>
          <table:table-cell table:formula="of:=([.D6]+[.F6]+[.H6])/([.D6]+[.F6]+[.H6]+[.J6])" office:value-type="percentage" office:value="0.0254452926208651" calcext:value-type="percentage">
            <text:p>2,5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8" calcext:value-type="float">
            <text:p>598</text:p>
          </table:table-cell>
          <table:table-cell table:formula="of:=[.B7]/[$Summary.E8]" office:value-type="percentage" office:value="1.05281690140845" calcext:value-type="percentage">
            <text:p>105,28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1056338028169" calcext:value-type="percentage">
            <text:p>5,11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23239436619718" calcext:value-type="percentage">
            <text:p>1,23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34507042253521" calcext:value-type="percentage">
            <text:p>3,35 %</text:p>
          </table:table-cell>
          <table:table-cell table:formula="of:=[.B7]-[.D7]-[.H7]" office:value-type="float" office:value="550" calcext:value-type="float">
            <text:p>550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09090909090909" calcext:value-type="percentage">
            <text:p>9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1" calcext:value-type="float">
            <text:p>311</text:p>
          </table:table-cell>
          <table:table-cell table:formula="of:=[.B8]/[$Summary.E9]" office:value-type="percentage" office:value="1.53960396039604" calcext:value-type="percentage">
            <text:p>153,96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3" calcext:value-type="float">
            <text:p>3</text:p>
          </table:table-cell>
          <table:table-cell table:formula="of:=[.F8]/[$Summary.E9]" office:value-type="percentage" office:value="0.0148514851485149" calcext:value-type="percentage">
            <text:p>1,4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0" calcext:value-type="float">
            <text:p>260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1974522292994" calcext:value-type="percentage">
            <text:p>17,2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8" calcext:value-type="float">
            <text:p>408</text:p>
          </table:table-cell>
          <table:table-cell table:formula="of:=[.B9]/[$Summary.E10]" office:value-type="percentage" office:value="0.976076555023923" calcext:value-type="percentage">
            <text:p>97,61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9]/[$Summary.E10]" office:value-type="percentage" office:value="0.0143540669856459" calcext:value-type="percentage">
            <text:p>1,44 %</text:p>
          </table:table-cell>
          <table:table-cell table:formula="of:=[.B9]-[.D9]-[.H9]" office:value-type="float" office:value="400" calcext:value-type="float">
            <text:p>40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6078431372549" calcext:value-type="percentage">
            <text:p>1,9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2" calcext:value-type="float">
            <text:p>342</text:p>
          </table:table-cell>
          <table:table-cell table:formula="of:=[.B11]/[$Summary.E12]" office:value-type="percentage" office:value="1.04268292682927" calcext:value-type="percentage">
            <text:p>104,27 %</text:p>
          </table:table-cell>
          <table:table-cell office:value-type="float" office:value="7" calcext:value-type="float">
            <text:p>7</text:p>
          </table:table-cell>
          <table:table-cell table:formula="of:=[.D11]/[$Summary.E12]" office:value-type="percentage" office:value="0.0213414634146341" calcext:value-type="percentage">
            <text:p>2,13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365853658536585" calcext:value-type="percentage">
            <text:p>3,66 %</text:p>
          </table:table-cell>
          <table:table-cell table:formula="of:=([.D11]+[.F11]+[.H11])/([.D11]+[.F11]+[.H11]+[.J11])" office:value-type="percentage" office:value="0.0349854227405248" calcext:value-type="percentage">
            <text:p>3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6" calcext:value-type="float">
            <text:p>416</text:p>
          </table:table-cell>
          <table:table-cell table:formula="of:=[.B12]/[$Summary.E13]" office:value-type="percentage" office:value="1.11229946524064" calcext:value-type="percentage">
            <text:p>111,23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12]/[$Summary.E13]" office:value-type="percentage" office:value="0.0454545454545455" calcext:value-type="percentage">
            <text:p>4,55 %</text:p>
          </table:table-cell>
          <table:table-cell table:formula="of:=[.B12]-[.D12]-[.H12]" office:value-type="float" office:value="388" calcext:value-type="float">
            <text:p>388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3076923076923" calcext:value-type="percentage">
            <text:p>6,7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4" calcext:value-type="float">
            <text:p>554</text:p>
          </table:table-cell>
          <table:table-cell table:formula="of:=[.B15]/[$Summary.E16]" office:value-type="percentage" office:value="1.87796610169492" calcext:value-type="percentage">
            <text:p>187,80 %</text:p>
          </table:table-cell>
          <table:table-cell office:value-type="float" office:value="41" calcext:value-type="float">
            <text:p>41</text:p>
          </table:table-cell>
          <table:table-cell table:formula="of:=[.D15]/[$Summary.E16]" office:value-type="percentage" office:value="0.138983050847458" calcext:value-type="percentage">
            <text:p>13,90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98" calcext:value-type="float">
            <text:p>98</text:p>
          </table:table-cell>
          <table:table-cell table:formula="of:=[.H15]/[$Summary.E16]" office:value-type="percentage" office:value="0.332203389830508" calcext:value-type="percentage">
            <text:p>33,22 %</text:p>
          </table:table-cell>
          <table:table-cell table:formula="of:=[.B15]-[.D15]-[.H15]" office:value-type="float" office:value="415" calcext:value-type="float">
            <text:p>415</text:p>
          </table:table-cell>
          <table:table-cell table:formula="of:=IF(ISBLANK([.B15]); &quot;N/A&quot;; ([.D15]+[.F15]+[.H15])/[$Summary.E16])" office:value-type="percentage" office:value="0.488135593220339" calcext:value-type="percentage">
            <text:p>48,81 %</text:p>
          </table:table-cell>
          <table:table-cell table:formula="of:=([.D15]+[.F15]+[.H15])/([.D15]+[.F15]+[.H15]+[.J15])" office:value-type="percentage" office:value="0.257602862254025" calcext:value-type="percentage">
            <text:p>25,7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9" calcext:value-type="float">
            <text:p>9</text:p>
          </table:table-cell>
          <table:table-cell table:formula="of:=[.D16]/[$Summary.E17]" office:value-type="percentage" office:value="0.0193548387096774" calcext:value-type="percentage">
            <text:p>1,94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4" calcext:value-type="float">
            <text:p>24</text:p>
          </table:table-cell>
          <table:table-cell table:formula="of:=[.H16]/[$Summary.E17]" office:value-type="percentage" office:value="0.0516129032258065" calcext:value-type="percentage">
            <text:p>5,16 %</text:p>
          </table:table-cell>
          <table:table-cell table:formula="of:=[.B16]-[.D16]-[.H16]" office:value-type="float" office:value="493" calcext:value-type="float">
            <text:p>493</text:p>
          </table:table-cell>
          <table:table-cell table:formula="of:=IF(ISBLANK([.B16]); &quot;N/A&quot;; ([.D16]+[.F16]+[.H16])/[$Summary.E17])" office:value-type="percentage" office:value="0.0709677419354839" calcext:value-type="percentage">
            <text:p>7,10 %</text:p>
          </table:table-cell>
          <table:table-cell table:formula="of:=([.D16]+[.F16]+[.H16])/([.D16]+[.F16]+[.H16]+[.J16])" office:value-type="percentage" office:value="0.0627376425855513" calcext:value-type="percentage">
            <text:p>6,27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b" table:style-name="ta1">
        <table:table-column table:style-name="co2" table:default-cell-style-name="Default"/>
        <table:table-column table:style-name="co19" table:default-cell-style-name="Default"/>
        <table:table-column table:style-name="co20" table:default-cell-style-name="ce13"/>
        <table:table-column table:style-name="co18" table:default-cell-style-name="Default"/>
        <table:table-column table:style-name="co21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6" table:number-columns-repeated="2" table:default-cell-style-name="ce13"/>
        <table:table-column table:style-name="co23" table:default-cell-style-name="Default"/>
        <table:table-column table:style-name="co18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3" calcext:value-type="float">
            <text:p>513</text:p>
          </table:table-cell>
          <table:table-cell table:formula="of:=[.B2]/[$Summary.E3]" office:value-type="percentage" office:value="1.11279826464208" calcext:value-type="percentage">
            <text:p>111,28 %</text:p>
          </table:table-cell>
          <table:table-cell office:value-type="float" office:value="7" calcext:value-type="float">
            <text:p>7</text:p>
          </table:table-cell>
          <table:table-cell table:formula="of:=[.D2]/[$Summary.E3]" office:value-type="percentage" office:value="0.0151843817787419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98915401301518" calcext:value-type="percentage">
            <text:p>4,99 %</text:p>
          </table:table-cell>
          <table:table-cell table:formula="of:=([.D2]+[.F2]+[.H2])/([.D2]+[.F2]+[.H2]+[.J2])" office:value-type="percentage" office:value="0.0448343079922027" calcext:value-type="percentage">
            <text:p>4,4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3" calcext:value-type="float">
            <text:p>173</text:p>
          </table:table-cell>
          <table:table-cell table:formula="of:=[.B3]/[$Summary.E4]" office:value-type="percentage" office:value="1.14569536423841" calcext:value-type="percentage">
            <text:p>114,57 %</text:p>
          </table:table-cell>
          <table:table-cell office:value-type="float" office:value="6" calcext:value-type="float">
            <text:p>6</text:p>
          </table:table-cell>
          <table:table-cell table:formula="of:=[.D3]/[$Summary.E4]" office:value-type="percentage" office:value="0.0397350993377483" calcext:value-type="percentage">
            <text:p>3,97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3" calcext:value-type="float">
            <text:p>163</text:p>
          </table:table-cell>
          <table:table-cell table:formula="of:=IF(ISBLANK([.B3]); &quot;N/A&quot;; ([.D3]+[.F3]+[.H3])/[$Summary.E4])" office:value-type="percentage" office:value="0.0662251655629139" calcext:value-type="percentage">
            <text:p>6,62 %</text:p>
          </table:table-cell>
          <table:table-cell table:formula="of:=([.D3]+[.F3]+[.H3])/([.D3]+[.F3]+[.H3]+[.J3])" office:value-type="percentage" office:value="0.0578034682080925" calcext:value-type="percentage">
            <text:p>5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5" calcext:value-type="float">
            <text:p>355</text:p>
          </table:table-cell>
          <table:table-cell table:formula="of:=[.B4]/[$Summary.E5]" office:value-type="percentage" office:value="0.962059620596206" calcext:value-type="percentage">
            <text:p>96,21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4819944598338" calcext:value-type="percentage">
            <text:p>6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22" calcext:value-type="float">
            <text:p>522</text:p>
          </table:table-cell>
          <table:table-cell table:formula="of:=[.B5]/[$Summary.E6]" office:value-type="percentage" office:value="1.33503836317136" calcext:value-type="percentage">
            <text:p>133,50 %</text:p>
          </table:table-cell>
          <table:table-cell office:value-type="float" office:value="27" calcext:value-type="float">
            <text:p>27</text:p>
          </table:table-cell>
          <table:table-cell table:formula="of:=[.D5]/[$Summary.E6]" office:value-type="percentage" office:value="0.0690537084398977" calcext:value-type="percentage">
            <text:p>6,91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58" calcext:value-type="float">
            <text:p>458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24282982791587" calcext:value-type="percentage">
            <text:p>12,4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9" calcext:value-type="float">
            <text:p>389</text:p>
          </table:table-cell>
          <table:table-cell table:formula="of:=[.B6]/[$Summary.E7]" office:value-type="percentage" office:value="1.04289544235925" calcext:value-type="percentage">
            <text:p>104,29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6]/[$Summary.E7]" office:value-type="percentage" office:value="0.00804289544235925" calcext:value-type="percentage">
            <text:p>0,80 %</text:p>
          </table:table-cell>
          <table:table-cell table:formula="of:=[.B6]-[.D6]-[.H6]" office:value-type="float" office:value="380" calcext:value-type="float">
            <text:p>380</text:p>
          </table:table-cell>
          <table:table-cell table:formula="of:=IF(ISBLANK([.B6]); &quot;N/A&quot;; ([.D6]+[.F6]+[.H6])/[$Summary.E7])" office:value-type="percentage" office:value="0.0241286863270777" calcext:value-type="percentage">
            <text:p>2,41 %</text:p>
          </table:table-cell>
          <table:table-cell table:formula="of:=([.D6]+[.F6]+[.H6])/([.D6]+[.F6]+[.H6]+[.J6])" office:value-type="percentage" office:value="0.0231362467866324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45" calcext:value-type="float">
            <text:p>645</text:p>
          </table:table-cell>
          <table:table-cell table:formula="of:=[.B7]/[$Summary.E8]" office:value-type="percentage" office:value="1.13556338028169" calcext:value-type="percentage">
            <text:p>113,56 %</text:p>
          </table:table-cell>
          <table:table-cell office:value-type="float" office:value="32" calcext:value-type="float">
            <text:p>32</text:p>
          </table:table-cell>
          <table:table-cell table:formula="of:=[.D7]/[$Summary.E8]" office:value-type="percentage" office:value="0.0563380281690141" calcext:value-type="percentage">
            <text:p>5,63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23239436619718" calcext:value-type="percentage">
            <text:p>1,23 %</text:p>
          </table:table-cell>
          <table:table-cell office:value-type="float" office:value="30" calcext:value-type="float">
            <text:p>30</text:p>
          </table:table-cell>
          <table:table-cell table:formula="of:=[.H7]/[$Summary.E8]" office:value-type="percentage" office:value="0.0528169014084507" calcext:value-type="percentage">
            <text:p>5,28 %</text:p>
          </table:table-cell>
          <table:table-cell table:formula="of:=[.B7]-[.D7]-[.H7]" office:value-type="float" office:value="583" calcext:value-type="float">
            <text:p>583</text:p>
          </table:table-cell>
          <table:table-cell table:formula="of:=IF(ISBLANK([.B7]); &quot;N/A&quot;; ([.D7]+[.F7]+[.H7])/[$Summary.E8])" office:value-type="percentage" office:value="0.121478873239437" calcext:value-type="percentage">
            <text:p>12,15 %</text:p>
          </table:table-cell>
          <table:table-cell table:formula="of:=([.D7]+[.F7]+[.H7])/([.D7]+[.F7]+[.H7]+[.J7])" office:value-type="percentage" office:value="0.105828220858896" calcext:value-type="percentage">
            <text:p>1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6" calcext:value-type="float">
            <text:p>316</text:p>
          </table:table-cell>
          <table:table-cell table:formula="of:=[.B8]/[$Summary.E9]" office:value-type="percentage" office:value="1.56435643564356" calcext:value-type="percentage">
            <text:p>156,44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3" calcext:value-type="float">
            <text:p>263</text:p>
          </table:table-cell>
          <table:table-cell table:formula="of:=IF(ISBLANK([.B8]); &quot;N/A&quot;; ([.D8]+[.F8]+[.H8])/[$Summary.E9])" office:value-type="percentage" office:value="0.272277227722772" calcext:value-type="percentage">
            <text:p>27,23 %</text:p>
          </table:table-cell>
          <table:table-cell table:formula="of:=([.D8]+[.F8]+[.H8])/([.D8]+[.F8]+[.H8]+[.J8])" office:value-type="percentage" office:value="0.172955974842767" calcext:value-type="percentage">
            <text:p>17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3" calcext:value-type="float">
            <text:p>403</text:p>
          </table:table-cell>
          <table:table-cell table:formula="of:=[.B9]/[$Summary.E10]" office:value-type="percentage" office:value="0.964114832535885" calcext:value-type="percentage">
            <text:p>96,41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95" calcext:value-type="float">
            <text:p>395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8511166253102" calcext:value-type="percentage">
            <text:p>1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6" calcext:value-type="float">
            <text:p>356</text:p>
          </table:table-cell>
          <table:table-cell table:formula="of:=[.B11]/[$Summary.E12]" office:value-type="percentage" office:value="1.08536585365854" calcext:value-type="percentage">
            <text:p>108,54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40" calcext:value-type="float">
            <text:p>340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49438202247191" calcext:value-type="percentage">
            <text:p>4,4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0" calcext:value-type="float">
            <text:p>410</text:p>
          </table:table-cell>
          <table:table-cell table:formula="of:=[.B12]/[$Summary.E13]" office:value-type="percentage" office:value="1.09625668449198" calcext:value-type="percentage">
            <text:p>109,6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1" calcext:value-type="float">
            <text:p>1</text:p>
          </table:table-cell>
          <table:table-cell table:formula="of:=[.F12]/[$Summary.E13]" office:value-type="percentage" office:value="0.00267379679144385" calcext:value-type="percentage">
            <text:p>0,27 %</text:p>
          </table:table-cell>
          <table:table-cell office:value-type="float" office:value="10" calcext:value-type="float">
            <text:p>10</text:p>
          </table:table-cell>
          <table:table-cell table:formula="of:=[.H12]/[$Summary.E13]" office:value-type="percentage" office:value="0.0267379679144385" calcext:value-type="percentage">
            <text:p>2,67 %</text:p>
          </table:table-cell>
          <table:table-cell table:formula="of:=[.B12]-[.D12]-[.H12]" office:value-type="float" office:value="383" calcext:value-type="float">
            <text:p>383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81265206812652" calcext:value-type="percentage">
            <text:p>6,8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55" calcext:value-type="float">
            <text:p>355</text:p>
          </table:table-cell>
          <table:table-cell table:formula="of:=[.B13]/[$Summary.E14]" office:value-type="percentage" office:value="1.04719764011799" calcext:value-type="percentage">
            <text:p>104,72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4" calcext:value-type="float">
            <text:p>4</text:p>
          </table:table-cell>
          <table:table-cell table:formula="of:=[.H13]/[$Summary.E14]" office:value-type="percentage" office:value="0.0117994100294985" calcext:value-type="percentage">
            <text:p>1,18 %</text:p>
          </table:table-cell>
          <table:table-cell table:formula="of:=[.B13]-[.D13]-[.H13]" office:value-type="float" office:value="347" calcext:value-type="float">
            <text:p>347</text:p>
          </table:table-cell>
          <table:table-cell table:formula="of:=IF(ISBLANK([.B13]); &quot;N/A&quot;; ([.D13]+[.F13]+[.H13])/[$Summary.E14])" office:value-type="percentage" office:value="0.0265486725663717" calcext:value-type="percentage">
            <text:p>2,65 %</text:p>
          </table:table-cell>
          <table:table-cell table:formula="of:=([.D13]+[.F13]+[.H13])/([.D13]+[.F13]+[.H13]+[.J13])" office:value-type="percentage" office:value="0.0252808988764045" calcext:value-type="percentage">
            <text:p>2,5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0" calcext:value-type="float">
            <text:p>550</text:p>
          </table:table-cell>
          <table:table-cell table:formula="of:=[.B15]/[$Summary.E16]" office:value-type="percentage" office:value="1.86440677966102" calcext:value-type="percentage">
            <text:p>186,44 %</text:p>
          </table:table-cell>
          <table:table-cell office:value-type="float" office:value="35" calcext:value-type="float">
            <text:p>35</text:p>
          </table:table-cell>
          <table:table-cell table:formula="of:=[.D15]/[$Summary.E16]" office:value-type="percentage" office:value="0.11864406779661" calcext:value-type="percentage">
            <text:p>11,86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0" calcext:value-type="float">
            <text:p>90</text:p>
          </table:table-cell>
          <table:table-cell table:formula="of:=[.H15]/[$Summary.E16]" office:value-type="percentage" office:value="0.305084745762712" calcext:value-type="percentage">
            <text:p>30,51 %</text:p>
          </table:table-cell>
          <table:table-cell table:formula="of:=[.B15]-[.D15]-[.H15]" office:value-type="float" office:value="425" calcext:value-type="float">
            <text:p>425</text:p>
          </table:table-cell>
          <table:table-cell table:formula="of:=IF(ISBLANK([.B15]); &quot;N/A&quot;; ([.D15]+[.F15]+[.H15])/[$Summary.E16])" office:value-type="percentage" office:value="0.43728813559322" calcext:value-type="percentage">
            <text:p>43,73 %</text:p>
          </table:table-cell>
          <table:table-cell table:formula="of:=([.D15]+[.F15]+[.H15])/([.D15]+[.F15]+[.H15]+[.J15])" office:value-type="percentage" office:value="0.232851985559567" calcext:value-type="percentage">
            <text:p>23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0" calcext:value-type="float">
            <text:p>530</text:p>
          </table:table-cell>
          <table:table-cell table:formula="of:=[.B16]/[$Summary.E17]" office:value-type="percentage" office:value="1.13978494623656" calcext:value-type="percentage">
            <text:p>113,98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98" calcext:value-type="float">
            <text:p>498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377358490566" calcext:value-type="percentage">
            <text:p>6,04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" table:style-name="ta1">
        <table:table-column table:style-name="co2" table:default-cell-style-name="Default"/>
        <table:table-column table:style-name="co19" table:default-cell-style-name="Default"/>
        <table:table-column table:style-name="co20" table:default-cell-style-name="ce13"/>
        <table:table-column table:style-name="co18" table:default-cell-style-name="Default"/>
        <table:table-column table:style-name="co21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6" table:number-columns-repeated="2" table:default-cell-style-name="ce13"/>
        <table:table-column table:style-name="co23" table:default-cell-style-name="Default"/>
        <table:table-column table:style-name="co18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5" calcext:value-type="float">
            <text:p>495</text:p>
          </table:table-cell>
          <table:table-cell table:formula="of:=[.B2]/[$Summary.E3]" office:value-type="percentage" office:value="1.07375271149675" calcext:value-type="percentage">
            <text:p>107,3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2]/[$Summary.E3]" office:value-type="percentage" office:value="0.0412147505422994" calcext:value-type="percentage">
            <text:p>4,12 %</text:p>
          </table:table-cell>
          <table:table-cell table:formula="of:=[.B2]-[.D2]-[.H2]" office:value-type="float" office:value="474" calcext:value-type="float">
            <text:p>474</text:p>
          </table:table-cell>
          <table:table-cell table:formula="of:=IF(ISBLANK([.B2]); &quot;N/A&quot;; ([.D2]+[.F2]+[.H2])/[$Summary.E3])" office:value-type="percentage" office:value="0.0455531453362256" calcext:value-type="percentage">
            <text:p>4,56 %</text:p>
          </table:table-cell>
          <table:table-cell table:formula="of:=([.D2]+[.F2]+[.H2])/([.D2]+[.F2]+[.H2]+[.J2])" office:value-type="percentage" office:value="0.0424242424242424" calcext:value-type="percentage">
            <text:p>4,24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0" calcext:value-type="float">
            <text:p>160</text:p>
          </table:table-cell>
          <table:table-cell table:formula="of:=[.B3]/[$Summary.E4]" office:value-type="percentage" office:value="1.05960264900662" calcext:value-type="percentage">
            <text:p>105,9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6" calcext:value-type="float">
            <text:p>156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" calcext:value-type="percentage">
            <text:p>2,50 %</text:p>
          </table:table-cell>
          <table:table-cell/>
          <table:table-cell table:style-name="ce29" office:value-type="string" calcext:value-type="string">
            <text:p>A few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7" calcext:value-type="float">
            <text:p>357</text:p>
          </table:table-cell>
          <table:table-cell table:formula="of:=[.B4]/[$Summary.E5]" office:value-type="percentage" office:value="0.967479674796748" calcext:value-type="percentage">
            <text:p>96,75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2" calcext:value-type="float">
            <text:p>2</text:p>
          </table:table-cell>
          <table:table-cell table:formula="of:=[.F4]/[$Summary.E5]" office:value-type="percentage" office:value="0.00542005420054201" calcext:value-type="percentage">
            <text:p>0,54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35" calcext:value-type="float">
            <text:p>33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8523676880223" calcext:value-type="percentage">
            <text:p>6,69 %</text:p>
          </table:table-cell>
          <table:table-cell/>
          <table:table-cell table:style-name="ce2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7" calcext:value-type="float">
            <text:p>427</text:p>
          </table:table-cell>
          <table:table-cell table:formula="of:=[.B5]/[$Summary.E6]" office:value-type="percentage" office:value="1.0920716112532" calcext:value-type="percentage">
            <text:p>109,21 %</text:p>
          </table:table-cell>
          <table:table-cell office:value-type="float" office:value="8" calcext:value-type="float">
            <text:p>8</text:p>
          </table:table-cell>
          <table:table-cell table:formula="of:=[.D5]/[$Summary.E6]" office:value-type="percentage" office:value="0.020460358056266" calcext:value-type="percentage">
            <text:p>2,05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10230179028133" calcext:value-type="percentage">
            <text:p>10,23 %</text:p>
          </table:table-cell>
          <table:table-cell table:formula="of:=([.D5]+[.F5]+[.H5])/([.D5]+[.F5]+[.H5]+[.J5])" office:value-type="percentage" office:value="0.0930232558139535" calcext:value-type="percentage">
            <text:p>9,30 %</text:p>
          </table:table-cell>
          <table:table-cell/>
          <table:table-cell table:style-name="ce29" office:value-type="string" calcext:value-type="string">
            <text:p>a few ‘ɑ’ substituion and insertion errors ; several extra spaces and single quotes b/c of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0536193029491" calcext:value-type="percentage">
            <text:p>100,54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4" calcext:value-type="float">
            <text:p>374</text:p>
          </table:table-cell>
          <table:table-cell table:formula="of:=IF(ISBLANK([.B6]); &quot;N/A&quot;; ([.D6]+[.F6]+[.H6])/[$Summary.E7])" office:value-type="percentage" office:value="0.00536193029490617" calcext:value-type="percentage">
            <text:p>0,54 %</text:p>
          </table:table-cell>
          <table:table-cell table:formula="of:=([.D6]+[.F6]+[.H6])/([.D6]+[.F6]+[.H6]+[.J6])" office:value-type="percentage" office:value="0.00531914893617021" calcext:value-type="percentage">
            <text:p>0,5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5" calcext:value-type="float">
            <text:p>605</text:p>
          </table:table-cell>
          <table:table-cell table:formula="of:=[.B7]/[$Summary.E8]" office:value-type="percentage" office:value="1.06514084507042" calcext:value-type="percentage">
            <text:p>106,51 %</text:p>
          </table:table-cell>
          <table:table-cell office:value-type="float" office:value="24" calcext:value-type="float">
            <text:p>24</text:p>
          </table:table-cell>
          <table:table-cell table:formula="of:=[.D7]/[$Summary.E8]" office:value-type="percentage" office:value="0.0422535211267606" calcext:value-type="percentage">
            <text:p>4,23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05633802816901" calcext:value-type="percentage">
            <text:p>1,06 %</text:p>
          </table:table-cell>
          <table:table-cell office:value-type="float" office:value="26" calcext:value-type="float">
            <text:p>26</text:p>
          </table:table-cell>
          <table:table-cell table:formula="of:=[.H7]/[$Summary.E8]" office:value-type="percentage" office:value="0.0457746478873239" calcext:value-type="percentage">
            <text:p>4,58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0985915492957746" calcext:value-type="percentage">
            <text:p>9,86 %</text:p>
          </table:table-cell>
          <table:table-cell table:formula="of:=([.D7]+[.F7]+[.H7])/([.D7]+[.F7]+[.H7]+[.J7])" office:value-type="percentage" office:value="0.0916530278232406" calcext:value-type="percentage">
            <text:p>9,17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75" calcext:value-type="float">
            <text:p>275</text:p>
          </table:table-cell>
          <table:table-cell table:formula="of:=[.B8]/[$Summary.E9]" office:value-type="percentage" office:value="1.36138613861386" calcext:value-type="percentage">
            <text:p>136,14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9" calcext:value-type="float">
            <text:p>29</text:p>
          </table:table-cell>
          <table:table-cell table:formula="of:=[.H8]/[$Summary.E9]" office:value-type="percentage" office:value="0.143564356435644" calcext:value-type="percentage">
            <text:p>14,36 %</text:p>
          </table:table-cell>
          <table:table-cell table:formula="of:=[.B8]-[.D8]-[.H8]" office:value-type="float" office:value="233" calcext:value-type="float">
            <text:p>233</text:p>
          </table:table-cell>
          <table:table-cell table:formula="of:=IF(ISBLANK([.B8]); &quot;N/A&quot;; ([.D8]+[.F8]+[.H8])/[$Summary.E9])" office:value-type="percentage" office:value="0.207920792079208" calcext:value-type="percentage">
            <text:p>20,79 %</text:p>
          </table:table-cell>
          <table:table-cell table:formula="of:=([.D8]+[.F8]+[.H8])/([.D8]+[.F8]+[.H8]+[.J8])" office:value-type="percentage" office:value="0.152727272727273" calcext:value-type="percentage">
            <text:p>15,27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9]/[$Summary.E10]" office:value-type="percentage" office:value="0.00956937799043062" calcext:value-type="percentage">
            <text:p>0,96 %</text:p>
          </table:table-cell>
          <table:table-cell table:formula="of:=[.B9]-[.D9]-[.H9]" office:value-type="float" office:value="390" calcext:value-type="float">
            <text:p>39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1005025125628" calcext:value-type="percentage">
            <text:p>2,0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6" calcext:value-type="float">
            <text:p>336</text:p>
          </table:table-cell>
          <table:table-cell table:formula="of:=[.B11]/[$Summary.E12]" office:value-type="percentage" office:value="1.02439024390244" calcext:value-type="percentage">
            <text:p>102,44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52439024390244" calcext:value-type="percentage">
            <text:p>1,52 %</text:p>
          </table:table-cell>
          <table:table-cell table:formula="of:=([.D11]+[.F11]+[.H11])/([.D11]+[.F11]+[.H11]+[.J11])" office:value-type="percentage" office:value="0.0148809523809524" calcext:value-type="percentage">
            <text:p>1,49 %</text:p>
          </table:table-cell>
          <table:table-cell/>
          <table:table-cell table:style-name="ce2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5" calcext:value-type="float">
            <text:p>385</text:p>
          </table:table-cell>
          <table:table-cell table:formula="of:=[.B12]/[$Summary.E13]" office:value-type="percentage" office:value="1.02941176470588" calcext:value-type="percentage">
            <text:p>102,94 %</text:p>
          </table:table-cell>
          <table:table-cell office:value-type="float" office:value="2" calcext:value-type="float">
            <text:p>2</text:p>
          </table:table-cell>
          <table:table-cell table:formula="of:=[.D12]/[$Summary.E13]" office:value-type="percentage" office:value="0.0053475935828877" calcext:value-type="percentage">
            <text:p>0,53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12]/[$Summary.E13]" office:value-type="percentage" office:value="0.018716577540107" calcext:value-type="percentage">
            <text:p>1,87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766233766234" calcext:value-type="percentage">
            <text:p>2,34 %</text:p>
          </table:table-cell>
          <table:table-cell/>
          <table:table-cell table:style-name="ce2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1" calcext:value-type="float">
            <text:p>341</text:p>
          </table:table-cell>
          <table:table-cell table:formula="of:=[.B13]/[$Summary.E14]" office:value-type="percentage" office:value="1.00589970501475" calcext:value-type="percentage">
            <text:p>100,5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6510263929619" calcext:value-type="percentage">
            <text:p>0,5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69" calcext:value-type="float">
            <text:p>369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518987341772" calcext:value-type="percentage">
            <text:p>22,15 %</text:p>
          </table:table-cell>
          <table:table-cell/>
          <table:table-cell table:style-name="ce29" office:value-type="string" calcext:value-type="string">
            <text:p>Lots of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2" calcext:value-type="float">
            <text:p>502</text:p>
          </table:table-cell>
          <table:table-cell table:formula="of:=[.B16]/[$Summary.E17]" office:value-type="percentage" office:value="1.07956989247312" calcext:value-type="percentage">
            <text:p>107,96 %</text:p>
          </table:table-cell>
          <table:table-cell office:value-type="float" office:value="3" calcext:value-type="float">
            <text:p>3</text:p>
          </table:table-cell>
          <table:table-cell table:formula="of:=[.D16]/[$Summary.E17]" office:value-type="percentage" office:value="0.00645161290322581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78" calcext:value-type="float">
            <text:p>478</text:p>
          </table:table-cell>
          <table:table-cell table:formula="of:=IF(ISBLANK([.B16]); &quot;N/A&quot;; ([.D16]+[.F16]+[.H16])/[$Summary.E17])" office:value-type="percentage" office:value="0.0516129032258065" calcext:value-type="percentage">
            <text:p>5,16 %</text:p>
          </table:table-cell>
          <table:table-cell table:formula="of:=([.D16]+[.F16]+[.H16])/([.D16]+[.F16]+[.H16]+[.J16])" office:value-type="percentage" office:value="0.047808764940239" calcext:value-type="percentage">
            <text:p>4,78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b" table:style-name="ta1">
        <table:table-column table:style-name="co2" table:default-cell-style-name="Default"/>
        <table:table-column table:style-name="co19" table:default-cell-style-name="Default"/>
        <table:table-column table:style-name="co20" table:default-cell-style-name="ce13"/>
        <table:table-column table:style-name="co18" table:default-cell-style-name="Default"/>
        <table:table-column table:style-name="co21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6" table:number-columns-repeated="2" table:default-cell-style-name="ce13"/>
        <table:table-column table:style-name="co23" table:default-cell-style-name="Default"/>
        <table:table-column table:style-name="co18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28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29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5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2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6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6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6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29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7]" office:value-type="percentage" office:value="1.0402144772118" calcext:value-type="percentage">
            <text:p>104,02 %</text:p>
          </table:table-cell>
          <table:table-cell office:value-type="float" office:value="11" calcext:value-type="float">
            <text:p>11</text:p>
          </table:table-cell>
          <table:table-cell table:formula="of:=[.D6]/[$Summary.E7]" office:value-type="percentage" office:value="0.0294906166219839" calcext:value-type="percentage">
            <text:p>2,9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4477211796247" calcext:value-type="percentage">
            <text:p>2,14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7])" office:value-type="percentage" office:value="0.0563002680965148" calcext:value-type="percentage">
            <text:p>5,63 %</text:p>
          </table:table-cell>
          <table:table-cell table:formula="of:=([.D6]+[.F6]+[.H6])/([.D6]+[.F6]+[.H6]+[.J6])" office:value-type="percentage" office:value="0.0538461538461539" calcext:value-type="percentage">
            <text:p>5,38 %</text:p>
          </table:table-cell>
          <table:table-cell/>
          <table:table-cell table:style-name="ce29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2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2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3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3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2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" table:style-name="ta1">
        <table:table-column table:style-name="co2" table:default-cell-style-name="Default"/>
        <table:table-column table:style-name="co19" table:default-cell-style-name="Default"/>
        <table:table-column table:style-name="co20" table:default-cell-style-name="ce13"/>
        <table:table-column table:style-name="co18" table:default-cell-style-name="Default"/>
        <table:table-column table:style-name="co21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6" table:number-columns-repeated="2" table:default-cell-style-name="ce13"/>
        <table:table-column table:style-name="co23" table:default-cell-style-name="Default"/>
        <table:table-column table:style-name="co18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5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6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6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6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7]" office:value-type="percentage" office:value="1.08310991957105" calcext:value-type="percentage">
            <text:p>108,31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238605898123" calcext:value-type="percentage">
            <text:p>1,07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3" calcext:value-type="float">
            <text:p>13</text:p>
          </table:table-cell>
          <table:table-cell table:formula="of:=[.H6]/[$Summary.E7]" office:value-type="percentage" office:value="0.0348525469168901" calcext:value-type="percentage">
            <text:p>3,49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467980295566502" calcext:value-type="percentage">
            <text:p>4,68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2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2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2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2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3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3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3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b" table:style-name="ta1">
        <table:table-column table:style-name="co2" table:default-cell-style-name="Default"/>
        <table:table-column table:style-name="co19" table:default-cell-style-name="Default"/>
        <table:table-column table:style-name="co20" table:default-cell-style-name="ce13"/>
        <table:table-column table:style-name="co18" table:default-cell-style-name="Default"/>
        <table:table-column table:style-name="co21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6" table:number-columns-repeated="2" table:default-cell-style-name="ce13"/>
        <table:table-column table:style-name="co23" table:default-cell-style-name="Default"/>
        <table:table-column table:style-name="co18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8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5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6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6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6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6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7]" office:value-type="percentage" office:value="1.10187667560322" calcext:value-type="percentage">
            <text:p>110,19 %</text:p>
          </table:table-cell>
          <table:table-cell office:value-type="float" office:value="7" calcext:value-type="float">
            <text:p>7</text:p>
          </table:table-cell>
          <table:table-cell table:formula="of:=[.D6]/[$Summary.E7]" office:value-type="percentage" office:value="0.0187667560321716" calcext:value-type="percentage">
            <text:p>1,8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7" calcext:value-type="float">
            <text:p>17</text:p>
          </table:table-cell>
          <table:table-cell table:formula="of:=[.H6]/[$Summary.E7]" office:value-type="percentage" office:value="0.0455764075067024" calcext:value-type="percentage">
            <text:p>4,56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697050938337802" calcext:value-type="percentage">
            <text:p>6,97 %</text:p>
          </table:table-cell>
          <table:table-cell table:formula="of:=([.D6]+[.F6]+[.H6])/([.D6]+[.F6]+[.H6]+[.J6])" office:value-type="percentage" office:value="0.062953995157385" calcext:value-type="percentage">
            <text:p>6,30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8]" office:value-type="percentage" office:value="1.04929577464789" calcext:value-type="percentage">
            <text:p>104,93 %</text:p>
          </table:table-cell>
          <table:table-cell office:value-type="float" office:value="25" calcext:value-type="float">
            <text:p>25</text:p>
          </table:table-cell>
          <table:table-cell table:formula="of:=[.D7]/[$Summary.E8]" office:value-type="percentage" office:value="0.0440140845070423" calcext:value-type="percentage">
            <text:p>4,40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25" calcext:value-type="float">
            <text:p>25</text:p>
          </table:table-cell>
          <table:table-cell table:formula="of:=[.H7]/[$Summary.E8]" office:value-type="percentage" office:value="0.0440140845070423" calcext:value-type="percentage">
            <text:p>4,40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9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9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7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0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2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2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5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5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5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17]" office:value-type="percentage" office:value="0.0430107526881721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17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" table:style-name="ta1">
        <table:table-column table:style-name="co2" table:default-cell-style-name="Default"/>
        <table:table-column table:style-name="co19" table:default-cell-style-name="Default"/>
        <table:table-column table:style-name="co20" table:default-cell-style-name="ce13"/>
        <table:table-column table:style-name="co18" table:default-cell-style-name="Default"/>
        <table:table-column table:style-name="co21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6" table:number-columns-repeated="2" table:default-cell-style-name="ce13"/>
        <table:table-column table:style-name="co23" table:default-cell-style-name="Default"/>
        <table:table-column table:style-name="co18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1957104557641" calcext:value-type="percentage">
            <text:p>99,20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214477211796247" calcext:value-type="percentage">
            <text:p>2,14 %</text:p>
          </table:table-cell>
          <table:table-cell table:formula="of:=([.D6]+[.F6]+[.H6])/([.D6]+[.F6]+[.H6]+[.J6])" office:value-type="percentage" office:value="0.0213333333333333" calcext:value-type="percentage">
            <text:p>2,1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0669014084507" calcext:value-type="percentage">
            <text:p>106,69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598591549295775" calcext:value-type="percentage">
            <text:p>5,99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52112676056338" calcext:value-type="percentage">
            <text:p>0,35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69718309859155" calcext:value-type="percentage">
            <text:p>3,70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0352112676056" calcext:value-type="percentage">
            <text:p>10,04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9" table:style-name="ta1">
        <table:table-column table:style-name="co2" table:default-cell-style-name="Default"/>
        <table:table-column table:style-name="co19" table:default-cell-style-name="Default"/>
        <table:table-column table:style-name="co20" table:default-cell-style-name="ce13"/>
        <table:table-column table:style-name="co18" table:default-cell-style-name="Default"/>
        <table:table-column table:style-name="co21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6" table:number-columns-repeated="2" table:default-cell-style-name="ce13"/>
        <table:table-column table:style-name="co23" table:default-cell-style-name="Default"/>
        <table:table-column table:style-name="co18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2949061662198" calcext:value-type="percentage">
            <text:p>102,9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48525469168901" calcext:value-type="percentage">
            <text:p>3,49 %</text:p>
          </table:table-cell>
          <table:table-cell table:formula="of:=([.D6]+[.F6]+[.H6])/([.D6]+[.F6]+[.H6]+[.J6])" office:value-type="percentage" office:value="0.0334190231362468" calcext:value-type="percentage">
            <text:p>3,3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07042253521127" calcext:value-type="percentage">
            <text:p>107,04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33802816901408" calcext:value-type="percentage">
            <text:p>6,34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58450704225352" calcext:value-type="percentage">
            <text:p>1,58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299295774647887" calcext:value-type="percentage">
            <text:p>2,99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9154929577465" calcext:value-type="percentage">
            <text:p>10,92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6" table:style-name="ta1">
        <table:table-column table:style-name="co2" table:default-cell-style-name="Default"/>
        <table:table-column table:style-name="co19" table:default-cell-style-name="Default"/>
        <table:table-column table:style-name="co20" table:default-cell-style-name="ce13"/>
        <table:table-column table:style-name="co18" table:default-cell-style-name="Default"/>
        <table:table-column table:style-name="co21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6" table:number-columns-repeated="2" table:default-cell-style-name="ce13"/>
        <table:table-column table:style-name="co23" table:default-cell-style-name="Default"/>
        <table:table-column table:style-name="co18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5" table:style-name="ta1">
        <table:table-column table:style-name="co2" table:default-cell-style-name="Default"/>
        <table:table-column table:style-name="co19" table:default-cell-style-name="Default"/>
        <table:table-column table:style-name="co20" table:default-cell-style-name="ce13"/>
        <table:table-column table:style-name="co18" table:default-cell-style-name="Default"/>
        <table:table-column table:style-name="co21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22" table:default-cell-style-name="ce13"/>
        <table:table-column table:style-name="co18" table:default-cell-style-name="Default"/>
        <table:table-column table:style-name="co6" table:number-columns-repeated="2" table:default-cell-style-name="ce13"/>
        <table:table-column table:style-name="co23" table:default-cell-style-name="Default"/>
        <table:table-column table:style-name="co18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Latin.A2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Latin.A3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Latin.A4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5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6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7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8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9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0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1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2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3]" office:value-type="string" office:string-value="mza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4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5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6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>
      <style:table-cell-properties fo:background-color="#ffde59"/>
    </style:style>
    <style:style style:name="Sans_20_nom2" style:display-name="Sans nom2" style:family="table-cell" style:parent-style-name="Default">
      <style:table-cell-properties fo:background-color="#ffff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/00/0000</text:date>, <text:time style:data-style-name="N2" text:time-value="06:48:32.608965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18T08:11:34.445527652</dc:date>
    <dc:creator>Nate Marti</dc:creator>
    <meta:editing-duration>P7DT6H48M50S</meta:editing-duration>
    <meta:editing-cycles>132</meta:editing-cycles>
    <meta:generator>LibreOffice/6.4.7.2$Linux_X86_64 LibreOffice_project/40$Build-2</meta:generator>
    <meta:document-statistic meta:table-count="21" meta:cell-count="4425" meta:object-count="0"/>
  </office:meta>
</office:document-meta>
</file>